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Times New Roman" style:letter-kerning="true" fo:country="GB" style:country-asian="SA" style:font-name-asian="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10_orf_aa</text:p>
          </table:table-cell>
          <table:table-cell office:value-type="string" calcext:value-type="string">
            <text:p>16_orf_aa</text:p>
          </table:table-cell>
          <table:table-cell office:value-type="string" calcext:value-type="string">
            <text:p>29_orf_aa</text:p>
          </table:table-cell>
          <table:table-cell office:value-type="string" calcext:value-type="string">
            <text:p>44_orf_aa</text:p>
          </table:table-cell>
          <table:table-cell office:value-type="string" calcext:value-type="string">
            <text:p>49_orf_aa</text:p>
          </table:table-cell>
          <table:table-cell table:number-columns-repeated="2"/>
          <table:table-cell office:value-type="string" calcext:value-type="string">
            <text:p>10_orf_aa</text:p>
          </table:table-cell>
          <table:table-cell office:value-type="string" calcext:value-type="string">
            <text:p>16_orf_aa</text:p>
          </table:table-cell>
          <table:table-cell office:value-type="string" calcext:value-type="string">
            <text:p>29_orf_aa</text:p>
          </table:table-cell>
          <table:table-cell office:value-type="string" calcext:value-type="string">
            <text:p>44_orf_aa</text:p>
          </table:table-cell>
          <table:table-cell office:value-type="string" calcext:value-type="string">
            <text:p>49_orf_aa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263053490417953" calcext:value-type="float">
            <text:p>0.2630534904</text:p>
          </table:table-cell>
          <table:table-cell office:value-type="float" office:value="0.846468808936841" calcext:value-type="float">
            <text:p>0.8464688089</text:p>
          </table:table-cell>
          <table:table-cell office:value-type="float" office:value="0.375987602570942" calcext:value-type="float">
            <text:p>0.3759876026</text:p>
          </table:table-cell>
          <table:table-cell office:value-type="float" office:value="0.614162437557742" calcext:value-type="float">
            <text:p>0.6141624376</text:p>
          </table:table-cell>
          <table:table-cell office:value-type="float" office:value="1.51478272055532" calcext:value-type="float">
            <text:p>1.514782720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7.5364458593865" calcext:value-type="float">
            <text:p>37.5364458594</text:p>
          </table:table-cell>
          <table:table-cell office:value-type="float" office:value="21.4837794203905" calcext:value-type="float">
            <text:p>21.4837794204</text:p>
          </table:table-cell>
          <table:table-cell office:value-type="float" office:value="30.8545134560387" calcext:value-type="float">
            <text:p>30.854513456</text:p>
          </table:table-cell>
          <table:table-cell office:value-type="float" office:value="30.9358206097909" calcext:value-type="float">
            <text:p>30.9358206098</text:p>
          </table:table-cell>
          <table:table-cell office:value-type="float" office:value="13.5668230047993" calcext:value-type="float">
            <text:p>13.5668230048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531035383466688" calcext:value-type="float">
            <text:p>0.0531035383</text:p>
          </table:table-cell>
          <table:table-cell office:value-type="float" office:value="0.124360506131351" calcext:value-type="float">
            <text:p>0.1243605061</text:p>
          </table:table-cell>
          <table:table-cell office:value-type="float" office:value="0.0779073410732583" calcext:value-type="float">
            <text:p>0.0779073411</text:p>
          </table:table-cell>
          <table:table-cell office:value-type="float" office:value="0.0235034197475733" calcext:value-type="float">
            <text:p>0.0235034197</text:p>
          </table:table-cell>
          <table:table-cell office:value-type="float" office:value="0.122521972610065" calcext:value-type="float">
            <text:p>0.122521972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.48081847623651" calcext:value-type="float">
            <text:p>8.4808184762</text:p>
          </table:table-cell>
          <table:table-cell office:value-type="float" office:value="26.7304265645557" calcext:value-type="float">
            <text:p>26.7304265646</text:p>
          </table:table-cell>
          <table:table-cell office:value-type="float" office:value="18.7745387266543" calcext:value-type="float">
            <text:p>18.7745387267</text:p>
          </table:table-cell>
          <table:table-cell office:value-type="float" office:value="15.8645483037083" calcext:value-type="float">
            <text:p>15.8645483037</text:p>
          </table:table-cell>
          <table:table-cell office:value-type="float" office:value="34.0386296549784" calcext:value-type="float">
            <text:p>34.03862965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242477409434441" calcext:value-type="float">
            <text:p>0.2424774094</text:p>
          </table:table-cell>
          <table:table-cell office:value-type="float" office:value="0.555233728631881" calcext:value-type="float">
            <text:p>0.5552337286</text:p>
          </table:table-cell>
          <table:table-cell office:value-type="float" office:value="0.238802936768031" calcext:value-type="float">
            <text:p>0.2388029368</text:p>
          </table:table-cell>
          <table:table-cell office:value-type="float" office:value="0.451084863616887" calcext:value-type="float">
            <text:p>0.4510848636</text:p>
          </table:table-cell>
          <table:table-cell office:value-type="float" office:value="0.377907453346433" calcext:value-type="float">
            <text:p>0.377907453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28.9102275883886" calcext:value-type="float">
            <text:p>28.9102275884</text:p>
          </table:table-cell>
          <table:table-cell office:value-type="float" office:value="20.6442515876758" calcext:value-type="float">
            <text:p>20.6442515877</text:p>
          </table:table-cell>
          <table:table-cell office:value-type="float" office:value="26.6992458300664" calcext:value-type="float">
            <text:p>26.6992458301</text:p>
          </table:table-cell>
          <table:table-cell office:value-type="float" office:value="29.5071236185309" calcext:value-type="float">
            <text:p>29.5071236185</text:p>
          </table:table-cell>
          <table:table-cell office:value-type="float" office:value="13.5597059107571" calcext:value-type="float">
            <text:p>13.5597059108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0.325644203828876" calcext:value-type="float">
            <text:p>0.3256442038</text:p>
          </table:table-cell>
          <table:table-cell office:value-type="float" office:value="0.51905562814947" calcext:value-type="float">
            <text:p>0.5190556281</text:p>
          </table:table-cell>
          <table:table-cell office:value-type="float" office:value="0.306548450744777" calcext:value-type="float">
            <text:p>0.3065484507</text:p>
          </table:table-cell>
          <table:table-cell office:value-type="float" office:value="0.389252790127117" calcext:value-type="float">
            <text:p>0.3892527901</text:p>
          </table:table-cell>
          <table:table-cell office:value-type="float" office:value="0.669109959529284" calcext:value-type="float">
            <text:p>0.669109959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5.0369248999759" calcext:value-type="float">
            <text:p>15.0369249</text:p>
          </table:table-cell>
          <table:table-cell office:value-type="float" office:value="27.0238120090323" calcext:value-type="float">
            <text:p>27.023812009</text:p>
          </table:table-cell>
          <table:table-cell office:value-type="float" office:value="19.5885007417603" calcext:value-type="float">
            <text:p>19.5885007418</text:p>
          </table:table-cell>
          <table:table-cell office:value-type="float" office:value="19.5864929979881" calcext:value-type="float">
            <text:p>19.586492998</text:p>
          </table:table-cell>
          <table:table-cell office:value-type="float" office:value="34.7159082797627" calcext:value-type="float">
            <text:p>34.7159082798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0.241491728908285" calcext:value-type="float">
            <text:p>0.2414917289</text:p>
          </table:table-cell>
          <table:table-cell office:value-type="float" office:value="0.333090866003337" calcext:value-type="float">
            <text:p>0.333090866</text:p>
          </table:table-cell>
          <table:table-cell office:value-type="float" office:value="0.232875204295066" calcext:value-type="float">
            <text:p>0.2328752043</text:p>
          </table:table-cell>
          <table:table-cell office:value-type="float" office:value="0.323985601443472" calcext:value-type="float">
            <text:p>0.3239856014</text:p>
          </table:table-cell>
          <table:table-cell office:value-type="float" office:value="0.282878831255147" calcext:value-type="float">
            <text:p>0.2828788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0.33513137889313" calcext:value-type="float">
            <text:p>0.3351313789</text:p>
          </table:table-cell>
          <table:table-cell office:value-type="float" office:value="0.72293115573534" calcext:value-type="float">
            <text:p>0.7229311557</text:p>
          </table:table-cell>
          <table:table-cell office:value-type="float" office:value="0.27775660730466" calcext:value-type="float">
            <text:p>0.2777566073</text:p>
          </table:table-cell>
          <table:table-cell office:value-type="float" office:value="0.57149469093907" calcext:value-type="float">
            <text:p>0.5714946909</text:p>
          </table:table-cell>
          <table:table-cell office:value-type="float" office:value="1.40941256294779" calcext:value-type="float">
            <text:p>1.4094125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0.0675191160417041" calcext:value-type="float">
            <text:p>0.067519116</text:p>
          </table:table-cell>
          <table:table-cell office:value-type="float" office:value="0.1460563950484" calcext:value-type="float">
            <text:p>0.146056395</text:p>
          </table:table-cell>
          <table:table-cell office:value-type="float" office:value="0.0931500817180262" calcext:value-type="float">
            <text:p>0.0931500817</text:p>
          </table:table-cell>
          <table:table-cell office:value-type="float" office:value="0.158919276600899" calcext:value-type="float">
            <text:p>0.1589192766</text:p>
          </table:table-cell>
          <table:table-cell office:value-type="float" office:value="0.275374912191535" calcext:value-type="float">
            <text:p>0.2753749122</text:p>
          </table:table-cell>
          <table:table-cell table:number-columns-repeated="2"/>
          <table:table-cell office:value-type="string" calcext:value-type="string">
            <text:p>10_orf_aa</text:p>
          </table:table-cell>
          <table:table-cell office:value-type="string" calcext:value-type="string">
            <text:p>16_orf_aa</text:p>
          </table:table-cell>
          <table:table-cell office:value-type="string" calcext:value-type="string">
            <text:p>29_orf_aa</text:p>
          </table:table-cell>
          <table:table-cell office:value-type="string" calcext:value-type="string">
            <text:p>44_orf_aa</text:p>
          </table:table-cell>
          <table:table-cell office:value-type="string" calcext:value-type="string">
            <text:p>49_orf_aa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0.503189908602773" calcext:value-type="float">
            <text:p>0.5031899086</text:p>
          </table:table-cell>
          <table:table-cell office:value-type="float" office:value="0.531590421114187" calcext:value-type="float">
            <text:p>0.5315904211</text:p>
          </table:table-cell>
          <table:table-cell office:value-type="float" office:value="0.352276672679081" calcext:value-type="float">
            <text:p>0.3522766727</text:p>
          </table:table-cell>
          <table:table-cell office:value-type="float" office:value="0.681418377143105" calcext:value-type="float">
            <text:p>0.6814183771</text:p>
          </table:table-cell>
          <table:table-cell office:value-type="float" office:value="0.290824157322501" calcext:value-type="float">
            <text:p>0.2908241573</text:p>
          </table:table-cell>
          <table:table-cell/>
          <table:table-cell office:value-type="string" calcext:value-type="string">
            <text:p>AG</text:p>
          </table:table-cell>
          <table:table-cell office:value-type="float" office:value="6.18503440270511" calcext:value-type="float">
            <text:p>6.1850344027</text:p>
          </table:table-cell>
          <table:table-cell office:value-type="float" office:value="3.3800153802025" calcext:value-type="float">
            <text:p>3.3800153802</text:p>
          </table:table-cell>
          <table:table-cell office:value-type="float" office:value="5.48321027070019" calcext:value-type="float">
            <text:p>5.4832102707</text:p>
          </table:table-cell>
          <table:table-cell office:value-type="float" office:value="4.0712361853092" calcext:value-type="float">
            <text:p>4.0712361853</text:p>
          </table:table-cell>
          <table:table-cell office:value-type="float" office:value="4.81768902287967" calcext:value-type="float">
            <text:p>4.8176890229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0.478671105514636" calcext:value-type="float">
            <text:p>0.4786711055</text:p>
          </table:table-cell>
          <table:table-cell office:value-type="float" office:value="0.370009534122614" calcext:value-type="float">
            <text:p>0.3700095341</text:p>
          </table:table-cell>
          <table:table-cell office:value-type="float" office:value="0.394617618914548" calcext:value-type="float">
            <text:p>0.3946176189</text:p>
          </table:table-cell>
          <table:table-cell office:value-type="float" office:value="0.503153978134588" calcext:value-type="float">
            <text:p>0.5031539781</text:p>
          </table:table-cell>
          <table:table-cell office:value-type="float" office:value="0.165905975263552" calcext:value-type="float">
            <text:p>0.1659059753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2.34364176708739" calcext:value-type="float">
            <text:p>2.3436417671</text:p>
          </table:table-cell>
          <table:table-cell office:value-type="float" office:value="5.23824191190108" calcext:value-type="float">
            <text:p>5.2382419119</text:p>
          </table:table-cell>
          <table:table-cell office:value-type="float" office:value="4.8703414353484" calcext:value-type="float">
            <text:p>4.8703414353</text:p>
          </table:table-cell>
          <table:table-cell office:value-type="float" office:value="4.46874529677429" calcext:value-type="float">
            <text:p>4.4687452968</text:p>
          </table:table-cell>
          <table:table-cell office:value-type="float" office:value="3.61746144382534" calcext:value-type="float">
            <text:p>3.617461443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495674094590832" calcext:value-type="float">
            <text:p>0.4956740946</text:p>
          </table:table-cell>
          <table:table-cell office:value-type="float" office:value="0.637354451030925" calcext:value-type="float">
            <text:p>0.637354451</text:p>
          </table:table-cell>
          <table:table-cell office:value-type="float" office:value="0.601241436543624" calcext:value-type="float">
            <text:p>0.6012414365</text:p>
          </table:table-cell>
          <table:table-cell office:value-type="float" office:value="0.806890479487842" calcext:value-type="float">
            <text:p>0.8068904795</text:p>
          </table:table-cell>
          <table:table-cell office:value-type="float" office:value="1.24205625038623" calcext:value-type="float">
            <text:p>1.2420562504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10.1159163338685" calcext:value-type="float">
            <text:p>10.1159163339</text:p>
          </table:table-cell>
          <table:table-cell office:value-type="float" office:value="4.43621028596017" calcext:value-type="float">
            <text:p>4.436210286</text:p>
          </table:table-cell>
          <table:table-cell office:value-type="float" office:value="7.21746267225478" calcext:value-type="float">
            <text:p>7.2174626723</text:p>
          </table:table-cell>
          <table:table-cell office:value-type="float" office:value="8.9257477301104" calcext:value-type="float">
            <text:p>8.9257477301</text:p>
          </table:table-cell>
          <table:table-cell office:value-type="float" office:value="1.24213655583035" calcext:value-type="float">
            <text:p>1.2421365558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0.130972299913014" calcext:value-type="float">
            <text:p>0.1309722999</text:p>
          </table:table-cell>
          <table:table-cell office:value-type="float" office:value="0.22963082429018" calcext:value-type="float">
            <text:p>0.2296308243</text:p>
          </table:table-cell>
          <table:table-cell office:value-type="float" office:value="0.112626916986341" calcext:value-type="float">
            <text:p>0.112626917</text:p>
          </table:table-cell>
          <table:table-cell office:value-type="float" office:value="0.214423506312476" calcext:value-type="float">
            <text:p>0.2144235063</text:p>
          </table:table-cell>
          <table:table-cell office:value-type="float" office:value="0.165212335686243" calcext:value-type="float">
            <text:p>0.1652123357</text:p>
          </table:table-cell>
          <table:table-cell/>
          <table:table-cell office:value-type="string" calcext:value-type="string">
            <text:p>TG</text:p>
          </table:table-cell>
          <table:table-cell office:value-type="float" office:value="4.63790768200568" calcext:value-type="float">
            <text:p>4.637907682</text:p>
          </table:table-cell>
          <table:table-cell office:value-type="float" office:value="5.98809299095808" calcext:value-type="float">
            <text:p>5.988092991</text:p>
          </table:table-cell>
          <table:table-cell office:value-type="float" office:value="5.66427874391503" calcext:value-type="float">
            <text:p>5.6642787439</text:p>
          </table:table-cell>
          <table:table-cell office:value-type="float" office:value="7.02320639289528" calcext:value-type="float">
            <text:p>7.0232063929</text:p>
          </table:table-cell>
          <table:table-cell office:value-type="float" office:value="3.7466188554705" calcext:value-type="float">
            <text:p>3.746618855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0.264901641404496" calcext:value-type="float">
            <text:p>0.2649016414</text:p>
          </table:table-cell>
          <table:table-cell office:value-type="float" office:value="0.371682668413309" calcext:value-type="float">
            <text:p>0.3716826684</text:p>
          </table:table-cell>
          <table:table-cell office:value-type="float" office:value="0.320097553540126" calcext:value-type="float">
            <text:p>0.3200975535</text:p>
          </table:table-cell>
          <table:table-cell office:value-type="float" office:value="0.388710403517558" calcext:value-type="float">
            <text:p>0.3887104035</text:p>
          </table:table-cell>
          <table:table-cell office:value-type="float" office:value="0.140745776050265" calcext:value-type="float">
            <text:p>0.1407457761</text:p>
          </table:table-cell>
          <table:table-cell/>
          <table:table-cell office:value-type="string" calcext:value-type="string">
            <text:p>TC</text:p>
          </table:table-cell>
          <table:table-cell office:value-type="float" office:value="1.84580883592932" calcext:value-type="float">
            <text:p>1.8458088359</text:p>
          </table:table-cell>
          <table:table-cell office:value-type="float" office:value="6.37080817110471" calcext:value-type="float">
            <text:p>6.3708081711</text:p>
          </table:table-cell>
          <table:table-cell office:value-type="float" office:value="4.7194510410027" calcext:value-type="float">
            <text:p>4.719451041</text:p>
          </table:table-cell>
          <table:table-cell office:value-type="float" office:value="3.28512775315545" calcext:value-type="float">
            <text:p>3.2851277532</text:p>
          </table:table-cell>
          <table:table-cell office:value-type="float" office:value="5.53834203200383" calcext:value-type="float">
            <text:p>5.538342032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130233039518396" calcext:value-type="float">
            <text:p>0.1302330395</text:p>
          </table:table-cell>
          <table:table-cell office:value-type="float" office:value="0.369104395899779" calcext:value-type="float">
            <text:p>0.3691043959</text:p>
          </table:table-cell>
          <table:table-cell office:value-type="float" office:value="0.284531158702335" calcext:value-type="float">
            <text:p>0.2845311587</text:p>
          </table:table-cell>
          <table:table-cell office:value-type="float" office:value="0.24606272520344" calcext:value-type="float">
            <text:p>0.2460627252</text:p>
          </table:table-cell>
          <table:table-cell office:value-type="float" office:value="0.867238646065991" calcext:value-type="float">
            <text:p>0.8672386461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9.37792712264219" calcext:value-type="float">
            <text:p>9.3779271226</text:p>
          </table:table-cell>
          <table:table-cell office:value-type="float" office:value="0.338110492536328" calcext:value-type="float">
            <text:p>0.3381104925</text:p>
          </table:table-cell>
          <table:table-cell office:value-type="float" office:value="5.41636723619564" calcext:value-type="float">
            <text:p>5.4163672362</text:p>
          </table:table-cell>
          <table:table-cell office:value-type="float" office:value="6.43269194880001" calcext:value-type="float">
            <text:p>6.4326919488</text:p>
          </table:table-cell>
          <table:table-cell office:value-type="float" office:value="0.440172321852208" calcext:value-type="float">
            <text:p>0.4401723219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float" office:value="0.120869074519912" calcext:value-type="float">
            <text:p>0.1208690745</text:p>
          </table:table-cell>
          <table:table-cell office:value-type="float" office:value="0.25939067191976" calcext:value-type="float">
            <text:p>0.2593906719</text:p>
          </table:table-cell>
          <table:table-cell office:value-type="float" office:value="0.218479282575007" calcext:value-type="float">
            <text:p>0.2184792826</text:p>
          </table:table-cell>
          <table:table-cell office:value-type="float" office:value="0.369907667719499" calcext:value-type="float">
            <text:p>0.3699076677</text:p>
          </table:table-cell>
          <table:table-cell office:value-type="float" office:value="0.28149155210053" calcext:value-type="float">
            <text:p>0.2814915521</text:p>
          </table:table-cell>
          <table:table-cell/>
          <table:table-cell office:value-type="string" calcext:value-type="string">
            <text:p>CG</text:p>
          </table:table-cell>
          <table:table-cell office:value-type="float" office:value="-0.82040593920062" calcext:value-type="float">
            <text:p>-0.8204059392</text:p>
          </table:table-cell>
          <table:table-cell office:value-type="float" office:value="9.03473741377174" calcext:value-type="float">
            <text:p>9.0347374138</text:p>
          </table:table-cell>
          <table:table-cell office:value-type="float" office:value="2.0412170508966" calcext:value-type="float">
            <text:p>2.0412170509</text:p>
          </table:table-cell>
          <table:table-cell office:value-type="float" office:value="2.19470180495505" calcext:value-type="float">
            <text:p>2.194701805</text:p>
          </table:table-cell>
          <table:table-cell office:value-type="float" office:value="11.4810525741207" calcext:value-type="float">
            <text:p>11.481052574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0.167072849183487" calcext:value-type="float">
            <text:p>0.1670728492</text:p>
          </table:table-cell>
          <table:table-cell office:value-type="float" office:value="0.516751639945889" calcext:value-type="float">
            <text:p>0.5167516399</text:p>
          </table:table-cell>
          <table:table-cell office:value-type="float" office:value="0.219326101499716" calcext:value-type="float">
            <text:p>0.2193261015</text:p>
          </table:table-cell>
          <table:table-cell office:value-type="float" office:value="0.301205363841977" calcext:value-type="float">
            <text:p>0.3012053638</text:p>
          </table:table-cell>
          <table:table-cell office:value-type="float" office:value="1.33405808159472" calcext:value-type="float">
            <text:p>1.3340580816</text:p>
          </table:table-cell>
          <table:table-cell/>
          <table:table-cell office:value-type="string" calcext:value-type="string">
            <text:p>CT</text:p>
          </table:table-cell>
          <table:table-cell office:value-type="float" office:value="3.04531826554071" calcext:value-type="float">
            <text:p>3.0453182655</text:p>
          </table:table-cell>
          <table:table-cell office:value-type="float" office:value="3.5899338665904" calcext:value-type="float">
            <text:p>3.5899338666</text:p>
          </table:table-cell>
          <table:table-cell office:value-type="float" office:value="4.66783806499286" calcext:value-type="float">
            <text:p>4.667838065</text:p>
          </table:table-cell>
          <table:table-cell office:value-type="float" office:value="3.08399524650622" calcext:value-type="float">
            <text:p>3.0839952465</text:p>
          </table:table-cell>
          <table:table-cell office:value-type="float" office:value="5.31412207810748" calcext:value-type="float">
            <text:p>5.314122078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0.288065133769168" calcext:value-type="float">
            <text:p>0.2880651338</text:p>
          </table:table-cell>
          <table:table-cell office:value-type="float" office:value="0.763936660072872" calcext:value-type="float">
            <text:p>0.7639366601</text:p>
          </table:table-cell>
          <table:table-cell office:value-type="float" office:value="0.526721371169203" calcext:value-type="float">
            <text:p>0.5267213712</text:p>
          </table:table-cell>
          <table:table-cell office:value-type="float" office:value="0.44891531717865" calcext:value-type="float">
            <text:p>0.4489153172</text:p>
          </table:table-cell>
          <table:table-cell office:value-type="float" office:value="0.808342340138148" calcext:value-type="float">
            <text:p>0.8083423401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3.05446824853323" calcext:value-type="float">
            <text:p>3.0544682485</text:p>
          </table:table-cell>
          <table:table-cell office:value-type="float" office:value="5.84795251625026" calcext:value-type="float">
            <text:p>5.8479525163</text:p>
          </table:table-cell>
          <table:table-cell office:value-type="float" office:value="5.96070080832125" calcext:value-type="float">
            <text:p>5.9607008083</text:p>
          </table:table-cell>
          <table:table-cell office:value-type="float" office:value="6.12151148580393" calcext:value-type="float">
            <text:p>6.1215114858</text:p>
          </table:table-cell>
          <table:table-cell office:value-type="float" office:value="3.50295810781873" calcext:value-type="float">
            <text:p>3.502958107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.286709823045704" calcext:value-type="float">
            <text:p>0.286709823</text:p>
          </table:table-cell>
          <table:table-cell office:value-type="float" office:value="0.632115620710879" calcext:value-type="float">
            <text:p>0.6321156207</text:p>
          </table:table-cell>
          <table:table-cell office:value-type="float" office:value="0.439499021924142" calcext:value-type="float">
            <text:p>0.4394990219</text:p>
          </table:table-cell>
          <table:table-cell office:value-type="float" office:value="0.533346832733394" calcext:value-type="float">
            <text:p>0.5333468327</text:p>
          </table:table-cell>
          <table:table-cell office:value-type="float" office:value="0.457549888450144" calcext:value-type="float">
            <text:p>0.4575498885</text:p>
          </table:table-cell>
          <table:table-cell/>
          <table:table-cell office:value-type="string" calcext:value-type="string">
            <text:p>GC</text:p>
          </table:table-cell>
          <table:table-cell office:value-type="float" office:value="1.09001203448436" calcext:value-type="float">
            <text:p>1.0900120345</text:p>
          </table:table-cell>
          <table:table-cell office:value-type="float" office:value="6.8635645815543" calcext:value-type="float">
            <text:p>6.8635645816</text:p>
          </table:table-cell>
          <table:table-cell office:value-type="float" office:value="3.07996344785961" calcext:value-type="float">
            <text:p>3.0799634479</text:p>
          </table:table-cell>
          <table:table-cell office:value-type="float" office:value="3.64633548733546" calcext:value-type="float">
            <text:p>3.6463354873</text:p>
          </table:table-cell>
          <table:table-cell office:value-type="float" office:value="11.1423292842177" calcext:value-type="float">
            <text:p>11.1423292842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0.312214306659997" calcext:value-type="float">
            <text:p>0.3122143067</text:p>
          </table:table-cell>
          <table:table-cell office:value-type="float" office:value="0.626520220787898" calcext:value-type="float">
            <text:p>0.6265202208</text:p>
          </table:table-cell>
          <table:table-cell office:value-type="float" office:value="0.32856574278722" calcext:value-type="float">
            <text:p>0.3285657428</text:p>
          </table:table-cell>
          <table:table-cell office:value-type="float" office:value="0.591562995492767" calcext:value-type="float">
            <text:p>0.5915629955</text:p>
          </table:table-cell>
          <table:table-cell office:value-type="float" office:value="0.86086977358343" calcext:value-type="float">
            <text:p>0.8608697736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6.19455366752244" calcext:value-type="float">
            <text:p>6.1945536675</text:p>
          </table:table-cell>
          <table:table-cell office:value-type="float" office:value="6.84719994381961" calcext:value-type="float">
            <text:p>6.8471999438</text:p>
          </table:table-cell>
          <table:table-cell office:value-type="float" office:value="6.17420366536741" calcext:value-type="float">
            <text:p>6.1742036654</text:p>
          </table:table-cell>
          <table:table-cell office:value-type="float" office:value="4.89695706564469" calcext:value-type="float">
            <text:p>4.8969570656</text:p>
          </table:table-cell>
          <table:table-cell office:value-type="float" office:value="5.67659000919554" calcext:value-type="float">
            <text:p>5.6765900092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0.0290775755216098" calcext:value-type="float">
            <text:p>0.0290775755</text:p>
          </table:table-cell>
          <table:table-cell office:value-type="float" office:value="0.124415362993341" calcext:value-type="float">
            <text:p>0.124415363</text:p>
          </table:table-cell>
          <table:table-cell office:value-type="float" office:value="0.0474218597837224" calcext:value-type="float">
            <text:p>0.0474218598</text:p>
          </table:table-cell>
          <table:table-cell office:value-type="float" office:value="0.0670751440488437" calcext:value-type="float">
            <text:p>0.067075144</text:p>
          </table:table-cell>
          <table:table-cell office:value-type="float" office:value="0.108460006633717" calcext:value-type="float">
            <text:p>0.1084600066</text:p>
          </table:table-cell>
          <table:table-cell/>
          <table:table-cell office:value-type="string" calcext:value-type="string">
            <text:p>GT</text:p>
          </table:table-cell>
          <table:table-cell office:value-type="float" office:value="2.70045007248182" calcext:value-type="float">
            <text:p>2.7004500725</text:p>
          </table:table-cell>
          <table:table-cell office:value-type="float" office:value="4.67086750204855" calcext:value-type="float">
            <text:p>4.670867502</text:p>
          </table:table-cell>
          <table:table-cell office:value-type="float" office:value="3.91479628386573" calcext:value-type="float">
            <text:p>3.9147962839</text:p>
          </table:table-cell>
          <table:table-cell office:value-type="float" office:value="4.73128311823413" calcext:value-type="float">
            <text:p>4.7312831182</text:p>
          </table:table-cell>
          <table:table-cell office:value-type="float" office:value="3.16887457538871" calcext:value-type="float">
            <text:p>3.1688745754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float" office:value="0.210319582268593" calcext:value-type="float">
            <text:p>0.2103195823</text:p>
          </table:table-cell>
          <table:table-cell office:value-type="float" office:value="0.14561754015248" calcext:value-type="float">
            <text:p>0.1456175402</text:p>
          </table:table-cell>
          <table:table-cell office:value-type="float" office:value="0.161742414619482" calcext:value-type="float">
            <text:p>0.1617424146</text:p>
          </table:table-cell>
          <table:table-cell office:value-type="float" office:value="0.255644888638989" calcext:value-type="float">
            <text:p>0.2556448886</text:p>
          </table:table-cell>
          <table:table-cell office:value-type="float" office:value="0.192957918778589" calcext:value-type="float">
            <text:p>0.1929579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0338827680866216" calcext:value-type="float">
            <text:p>0.0338827681</text:p>
          </table:table-cell>
          <table:table-cell office:value-type="float" office:value="0.0744681901514379" calcext:value-type="float">
            <text:p>0.0744681902</text:p>
          </table:table-cell>
          <table:table-cell office:value-type="float" office:value="0.074520065374421" calcext:value-type="float">
            <text:p>0.0745200654</text:p>
          </table:table-cell>
          <table:table-cell office:value-type="float" office:value="0.0244073974301722" calcext:value-type="float">
            <text:p>0.0244073974</text:p>
          </table:table-cell>
          <table:table-cell office:value-type="float" office:value="0.111297623086343" calcext:value-type="float">
            <text:p>0.1112976231</text:p>
          </table:table-cell>
          <table:table-cell table:number-columns-repeated="2"/>
          <table:table-cell office:value-type="string" calcext:value-type="string">
            <text:p>GC-content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0144155776950354" calcext:value-type="float">
            <text:p>0.0144155777</text:p>
          </table:table-cell>
          <table:table-cell office:value-type="float" office:value="0.0484111807061834" calcext:value-type="float">
            <text:p>0.0484111807</text:p>
          </table:table-cell>
          <table:table-cell office:value-type="float" office:value="0.0338727569883732" calcext:value-type="float">
            <text:p>0.033872757</text:p>
          </table:table-cell>
          <table:table-cell office:value-type="float" office:value="0.00795500360687095" calcext:value-type="float">
            <text:p>0.0079550036</text:p>
          </table:table-cell>
          <table:table-cell office:value-type="float" office:value="0.0245926759227613" calcext:value-type="float">
            <text:p>0.0245926759</text:p>
          </table:table-cell>
          <table:table-cell table:number-columns-repeated="2"/>
          <table:table-cell office:value-type="string" calcext:value-type="string">
            <text:p>10_orf_aa</text:p>
          </table:table-cell>
          <table:table-cell office:value-type="string" calcext:value-type="string">
            <text:p>16_orf_aa</text:p>
          </table:table-cell>
          <table:table-cell office:value-type="string" calcext:value-type="string">
            <text:p>29_orf_aa</text:p>
          </table:table-cell>
          <table:table-cell office:value-type="string" calcext:value-type="string">
            <text:p>44_orf_aa</text:p>
          </table:table-cell>
          <table:table-cell office:value-type="string" calcext:value-type="string">
            <text:p>49_orf_aa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0413985820985631" calcext:value-type="float">
            <text:p>0.0413985821</text:p>
          </table:table-cell>
          <table:table-cell office:value-type="float" office:value="0.0920223859882409" calcext:value-type="float">
            <text:p>0.092022386</text:p>
          </table:table-cell>
          <table:table-cell office:value-type="float" office:value="0.064358238277909" calcext:value-type="float">
            <text:p>0.0643582383</text:p>
          </table:table-cell>
          <table:table-cell office:value-type="float" office:value="0.0157292116772221" calcext:value-type="float">
            <text:p>0.0157292117</text:p>
          </table:table-cell>
          <table:table-cell office:value-type="float" office:value="0.0276194668055627" calcext:value-type="float">
            <text:p>0.0276194668</text:p>
          </table:table-cell>
          <table:table-cell table:number-columns-repeated="2"/>
          <table:table-cell office:value-type="float" office:value="25.5177433762124" calcext:value-type="float">
            <text:p>25.5177433762</text:p>
          </table:table-cell>
          <table:table-cell office:value-type="float" office:value="55.754238573588" calcext:value-type="float">
            <text:p>55.7542385736</text:p>
          </table:table-cell>
          <table:table-cell office:value-type="float" office:value="40.3630394684146" calcext:value-type="float">
            <text:p>40.3630394684</text:p>
          </table:table-cell>
          <table:table-cell office:value-type="float" office:value="37.4510413016963" calcext:value-type="float">
            <text:p>37.4510413017</text:p>
          </table:table-cell>
          <table:table-cell office:value-type="float" office:value="70.7545379347411" calcext:value-type="float">
            <text:p>70.754537934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0.0457109344004968" calcext:value-type="float">
            <text:p>0.0457109344</text:p>
          </table:table-cell>
          <table:table-cell office:value-type="float" office:value="0.0766350362000433" calcext:value-type="float">
            <text:p>0.0766350362</text:p>
          </table:table-cell>
          <table:table-cell office:value-type="float" office:value="0.0448814030095945" calcext:value-type="float">
            <text:p>0.044881403</text:p>
          </table:table-cell>
          <table:table-cell office:value-type="float" office:value="0.0110285277277075" calcext:value-type="float">
            <text:p>0.0110285277</text:p>
          </table:table-cell>
          <table:table-cell office:value-type="float" office:value="0.0445190492345372" calcext:value-type="float">
            <text:p>0.0445190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0.037209439862399" calcext:value-type="float">
            <text:p>0.0372094399</text:p>
          </table:table-cell>
          <table:table-cell office:value-type="float" office:value="0.0663768030079115" calcext:value-type="float">
            <text:p>0.066376803</text:p>
          </table:table-cell>
          <table:table-cell office:value-type="float" office:value="0.0779073410732583" calcext:value-type="float">
            <text:p>0.0779073411</text:p>
          </table:table-cell>
          <table:table-cell office:value-type="float" office:value="0.020249100090217" calcext:value-type="float">
            <text:p>0.0202491001</text:p>
          </table:table-cell>
          <table:table-cell office:value-type="float" office:value="0.0229531641945772" calcext:value-type="float">
            <text:p>0.0229531642</text:p>
          </table:table-cell>
          <table:table-cell table:number-columns-repeated="2"/>
          <table:table-cell office:value-type="string" calcext:value-type="string">
            <text:p>number of orf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0.0710922079490206" calcext:value-type="float">
            <text:p>0.0710922079</text:p>
          </table:table-cell>
          <table:table-cell office:value-type="float" office:value="0.126115925715032" calcext:value-type="float">
            <text:p>0.1261159257</text:p>
          </table:table-cell>
          <table:table-cell office:value-type="float" office:value="0.0787541599979676" calcext:value-type="float">
            <text:p>0.07875416</text:p>
          </table:table-cell>
          <table:table-cell office:value-type="float" office:value="0.0229610331380139" calcext:value-type="float">
            <text:p>0.0229610331</text:p>
          </table:table-cell>
          <table:table-cell office:value-type="float" office:value="0.134376903567704" calcext:value-type="float">
            <text:p>0.1343769036</text:p>
          </table:table-cell>
          <table:table-cell table:number-columns-repeated="2"/>
          <table:table-cell office:value-type="string" calcext:value-type="string">
            <text:p>10_orf_aa</text:p>
          </table:table-cell>
          <table:table-cell office:value-type="string" calcext:value-type="string">
            <text:p>16_orf_aa</text:p>
          </table:table-cell>
          <table:table-cell office:value-type="string" calcext:value-type="string">
            <text:p>29_orf_aa</text:p>
          </table:table-cell>
          <table:table-cell office:value-type="string" calcext:value-type="string">
            <text:p>44_orf_aa</text:p>
          </table:table-cell>
          <table:table-cell office:value-type="string" calcext:value-type="string">
            <text:p>49_orf_aa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0.011335326050797" calcext:value-type="float">
            <text:p>0.0113353261</text:p>
          </table:table-cell>
          <table:table-cell office:value-type="float" office:value="0.0618785403247307" calcext:value-type="float">
            <text:p>0.0618785403</text:p>
          </table:table-cell>
          <table:table-cell office:value-type="float" office:value="0.0270982055906985" calcext:value-type="float">
            <text:p>0.0270982056</text:p>
          </table:table-cell>
          <table:table-cell office:value-type="float" office:value="0.00867818575295013" calcext:value-type="float">
            <text:p>0.0086781858</text:p>
          </table:table-cell>
          <table:table-cell office:value-type="float" office:value="0.0169626405723662" calcext:value-type="float">
            <text:p>0.0169626406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132" calcext:value-type="float">
            <text:p>1132</text:p>
          </table:table-cell>
          <table:table-cell office:value-type="float" office:value="6415" calcext:value-type="float">
            <text:p>6415</text:p>
          </table:table-cell>
          <table:table-cell office:value-type="float" office:value="142" calcext:value-type="float">
            <text:p>142</text:p>
          </table:table-cell>
          <table:table-cell office:value-type="float" office:value="891" calcext:value-type="float">
            <text:p>891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0.0698601072913253" calcext:value-type="float">
            <text:p>0.0698601073</text:p>
          </table:table-cell>
          <table:table-cell office:value-type="float" office:value="0.0562008551087647" calcext:value-type="float">
            <text:p>0.0562008551</text:p>
          </table:table-cell>
          <table:table-cell office:value-type="float" office:value="0.0965373574168636" calcext:value-type="float">
            <text:p>0.0965373574</text:p>
          </table:table-cell>
          <table:table-cell office:value-type="float" office:value="0.0225994420649743" calcext:value-type="float">
            <text:p>0.0225994421</text:p>
          </table:table-cell>
          <table:table-cell office:value-type="float" office:value="0.028186990096088" calcext:value-type="float">
            <text:p>0.0281869901</text:p>
          </table:table-cell>
          <table:table-cell/>
          <table:table-cell office:value-type="string" calcext:value-type="string">
            <text:p>rev</text:p>
          </table:table-cell>
          <table:table-cell office:value-type="float" office:value="1165" calcext:value-type="float">
            <text:p>1165</text:p>
          </table:table-cell>
          <table:table-cell office:value-type="float" office:value="6470" calcext:value-type="float">
            <text:p>6470</text:p>
          </table:table-cell>
          <table:table-cell office:value-type="float" office:value="153" calcext:value-type="float">
            <text:p>153</text:p>
          </table:table-cell>
          <table:table-cell office:value-type="float" office:value="870" calcext:value-type="float">
            <text:p>870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0.0608657724901494" calcext:value-type="float">
            <text:p>0.0608657725</text:p>
          </table:table-cell>
          <table:table-cell office:value-type="float" office:value="0.0397986533737519" calcext:value-type="float">
            <text:p>0.0397986534</text:p>
          </table:table-cell>
          <table:table-cell office:value-type="float" office:value="0.0812946167720956" calcext:value-type="float">
            <text:p>0.0812946168</text:p>
          </table:table-cell>
          <table:table-cell office:value-type="float" office:value="0.0117517098737866" calcext:value-type="float">
            <text:p>0.0117517099</text:p>
          </table:table-cell>
          <table:table-cell office:value-type="float" office:value="0.0122963379613807" calcext:value-type="float">
            <text:p>0.012296338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2297" calcext:value-type="float">
            <text:p>2297</text:p>
          </table:table-cell>
          <table:table-cell office:value-type="float" office:value="12885" calcext:value-type="float">
            <text:p>12885</text:p>
          </table:table-cell>
          <table:table-cell office:value-type="float" office:value="295" calcext:value-type="float">
            <text:p>295</text:p>
          </table:table-cell>
          <table:table-cell office:value-type="float" office:value="1761" calcext:value-type="float">
            <text:p>1761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064931704660544" calcext:value-type="float">
            <text:p>0.0649317047</text:p>
          </table:table-cell>
          <table:table-cell office:value-type="float" office:value="0.134536454030498" calcext:value-type="float">
            <text:p>0.134536454</text:p>
          </table:table-cell>
          <table:table-cell office:value-type="float" office:value="0.139725122577039" calcext:value-type="float">
            <text:p>0.1397251226</text:p>
          </table:table-cell>
          <table:table-cell office:value-type="float" office:value="0.0312776278179244" calcext:value-type="float">
            <text:p>0.0312776278</text:p>
          </table:table-cell>
          <table:table-cell office:value-type="float" office:value="0.0728321556174086" calcext:value-type="float">
            <text:p>0.07283215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M</text:p>
          </table:table-cell>
          <table:table-cell office:value-type="float" office:value="0.0172494092077346" calcext:value-type="float">
            <text:p>0.0172494092</text:p>
          </table:table-cell>
          <table:table-cell office:value-type="float" office:value="0.0199404693333684" calcext:value-type="float">
            <text:p>0.0199404693</text:p>
          </table:table-cell>
          <table:table-cell office:value-type="float" office:value="0.0237109298918612" calcext:value-type="float">
            <text:p>0.0237109299</text:p>
          </table:table-cell>
          <table:table-cell office:value-type="float" office:value="0.00614704824167301" calcext:value-type="float">
            <text:p>0.0061470482</text:p>
          </table:table-cell>
          <table:table-cell office:value-type="float" office:value="0.0140619659763482" calcext:value-type="float">
            <text:p>0.014061966</text:p>
          </table:table-cell>
          <table:table-cell table:number-columns-repeated="2"/>
          <table:table-cell office:value-type="string" calcext:value-type="string">
            <text:p><text:span text:style-name="T1">our predicted not in ref: false positive</text:span></text:p>
            <text:p><text:span text:style-name="T1">when reference not in predicted: false negative</text:span></text:p>
            <text:p><text:span text:style-name="T1">when in both true positive</text:span></text:p>
            <text:p><text:span text:style-name="T1">true negative, the ones that didn’t pass the filtering step and is not in reference: true negative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0.0384415405200943" calcext:value-type="float">
            <text:p>0.0384415405</text:p>
          </table:table-cell>
          <table:table-cell office:value-type="float" office:value="0.0444066297809127" calcext:value-type="float">
            <text:p>0.0444066298</text:p>
          </table:table-cell>
          <table:table-cell office:value-type="float" office:value="0.0635114193531997" calcext:value-type="float">
            <text:p>0.0635114194</text:p>
          </table:table-cell>
          <table:table-cell office:value-type="float" office:value="0.0130172786294252" calcext:value-type="float">
            <text:p>0.0130172786</text:p>
          </table:table-cell>
          <table:table-cell office:value-type="float" office:value="0.012233279817989" calcext:value-type="float">
            <text:p>0.0122332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284615251927621" calcext:value-type="float">
            <text:p>0.0284615252</text:p>
          </table:table-cell>
          <table:table-cell office:value-type="float" office:value="0.0864269860652599" calcext:value-type="float">
            <text:p>0.0864269861</text:p>
          </table:table-cell>
          <table:table-cell office:value-type="float" office:value="0.0609709625790717" calcext:value-type="float">
            <text:p>0.0609709626</text:p>
          </table:table-cell>
          <table:table-cell office:value-type="float" office:value="0.0130172786294252" calcext:value-type="float">
            <text:p>0.0130172786</text:p>
          </table:table-cell>
          <table:table-cell office:value-type="float" office:value="0.0926954707857928" calcext:value-type="float">
            <text:p>0.09269547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Q</text:p>
          </table:table-cell>
          <table:table-cell office:value-type="float" office:value="0.0188511400627386" calcext:value-type="float">
            <text:p>0.0188511401</text:p>
          </table:table-cell>
          <table:table-cell office:value-type="float" office:value="0.0712590637250223" calcext:value-type="float">
            <text:p>0.0712590637</text:p>
          </table:table-cell>
          <table:table-cell office:value-type="float" office:value="0.0491154976331411" calcext:value-type="float">
            <text:p>0.0491154976</text:p>
          </table:table-cell>
          <table:table-cell office:value-type="float" office:value="0.0142828473850638" calcext:value-type="float">
            <text:p>0.0142828474</text:p>
          </table:table-cell>
          <table:table-cell office:value-type="float" office:value="0.018034629010025" calcext:value-type="float">
            <text:p>0.018034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0215617615096683" calcext:value-type="float">
            <text:p>0.0215617615</text:p>
          </table:table-cell>
          <table:table-cell office:value-type="float" office:value="0.156314628240532" calcext:value-type="float">
            <text:p>0.1563146282</text:p>
          </table:table-cell>
          <table:table-cell office:value-type="float" office:value="0.071979608600293" calcext:value-type="float">
            <text:p>0.0719796086</text:p>
          </table:table-cell>
          <table:table-cell office:value-type="float" office:value="0.0115709143372668" calcext:value-type="float">
            <text:p>0.0115709143</text:p>
          </table:table-cell>
          <table:table-cell office:value-type="float" office:value="0.122774205183632" calcext:value-type="float">
            <text:p>0.1227742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0537195886755165" calcext:value-type="float">
            <text:p>0.0537195887</text:p>
          </table:table-cell>
          <table:table-cell office:value-type="float" office:value="0.128035915884682" calcext:value-type="float">
            <text:p>0.1280359159</text:p>
          </table:table-cell>
          <table:table-cell office:value-type="float" office:value="0.159201957845354" calcext:value-type="float">
            <text:p>0.1592019578</text:p>
          </table:table-cell>
          <table:table-cell office:value-type="float" office:value="0.0206106911632566" calcext:value-type="float">
            <text:p>0.0206106912</text:p>
          </table:table-cell>
          <table:table-cell office:value-type="float" office:value="0.13090870568116" calcext:value-type="float">
            <text:p>0.1309087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0.0351148687443169" calcext:value-type="float">
            <text:p>0.0351148687</text:p>
          </table:table-cell>
          <table:table-cell office:value-type="float" office:value="0.0653893794920913" calcext:value-type="float">
            <text:p>0.0653893795</text:p>
          </table:table-cell>
          <table:table-cell office:value-type="float" office:value="0.0906096249438983" calcext:value-type="float">
            <text:p>0.0906096249</text:p>
          </table:table-cell>
          <table:table-cell office:value-type="float" office:value="0.0180795536519794" calcext:value-type="float">
            <text:p>0.0180795537</text:p>
          </table:table-cell>
          <table:table-cell office:value-type="float" office:value="0.0599682943655027" calcext:value-type="float">
            <text:p>0.0599682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0.0423842626247194" calcext:value-type="float">
            <text:p>0.0423842626</text:p>
          </table:table-cell>
          <table:table-cell office:value-type="float" office:value="0.110838289650814" calcext:value-type="float">
            <text:p>0.1108382897</text:p>
          </table:table-cell>
          <table:table-cell office:value-type="float" office:value="0.0677455139767464" calcext:value-type="float">
            <text:p>0.067745514</text:p>
          </table:table-cell>
          <table:table-cell office:value-type="float" office:value="0.0258537617223306" calcext:value-type="float">
            <text:p>0.0258537617</text:p>
          </table:table-cell>
          <table:table-cell office:value-type="float" office:value="0.0496898169926563" calcext:value-type="float">
            <text:p>0.0496898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0.00616050328847666" calcext:value-type="float">
            <text:p>0.0061605033</text:p>
          </table:table-cell>
          <table:table-cell office:value-type="float" office:value="0.0350809632426111" calcext:value-type="float">
            <text:p>0.0350809632</text:p>
          </table:table-cell>
          <table:table-cell office:value-type="float" office:value="0.0228641109671519" calcext:value-type="float">
            <text:p>0.022864111</text:p>
          </table:table-cell>
          <table:table-cell office:value-type="float" office:value="0.00343511519387609" calcext:value-type="float">
            <text:p>0.0034351152</text:p>
          </table:table-cell>
          <table:table-cell office:value-type="float" office:value="0.0213767106097849" calcext:value-type="float">
            <text:p>0.0213767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0.0325274573631567" calcext:value-type="float">
            <text:p>0.0325274574</text:p>
          </table:table-cell>
          <table:table-cell office:value-type="float" office:value="0.0215587467620737" calcext:value-type="float">
            <text:p>0.0215587468</text:p>
          </table:table-cell>
          <table:table-cell office:value-type="float" office:value="0.0448814030095945" calcext:value-type="float">
            <text:p>0.044881403</text:p>
          </table:table-cell>
          <table:table-cell office:value-type="float" office:value="0.0115709143372668" calcext:value-type="float">
            <text:p>0.0115709143</text:p>
          </table:table-cell>
          <table:table-cell office:value-type="float" office:value="0.0146925474102651" calcext:value-type="float">
            <text:p>0.0146925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0.202680558190882" calcext:value-type="float">
            <text:p>0.2026805582</text:p>
          </table:table-cell>
          <table:table-cell office:value-type="float" office:value="0.603617480907069" calcext:value-type="float">
            <text:p>0.6036174809</text:p>
          </table:table-cell>
          <table:table-cell office:value-type="float" office:value="0.297233442572975" calcext:value-type="float">
            <text:p>0.2972334426</text:p>
          </table:table-cell>
          <table:table-cell office:value-type="float" office:value="0.438609971597021" calcext:value-type="float">
            <text:p>0.4386099716</text:p>
          </table:table-cell>
          <table:table-cell office:value-type="float" office:value="0.43245274738025" calcext:value-type="float">
            <text:p>0.4324527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0.0384415405200943" calcext:value-type="float">
            <text:p>0.0384415405</text:p>
          </table:table-cell>
          <table:table-cell office:value-type="float" office:value="0.0790761665585986" calcext:value-type="float">
            <text:p>0.0790761666</text:p>
          </table:table-cell>
          <table:table-cell office:value-type="float" office:value="0.0508091354825598" calcext:value-type="float">
            <text:p>0.0508091355</text:p>
          </table:table-cell>
          <table:table-cell office:value-type="float" office:value="0.0119325054103064" calcext:value-type="float">
            <text:p>0.0119325054</text:p>
          </table:table-cell>
          <table:table-cell office:value-type="float" office:value="0.0212505943230015" calcext:value-type="float">
            <text:p>0.0212505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0.235700855817117" calcext:value-type="float">
            <text:p>0.2357008558</text:p>
          </table:table-cell>
          <table:table-cell office:value-type="float" office:value="0.384025462361061" calcext:value-type="float">
            <text:p>0.3840254624</text:p>
          </table:table-cell>
          <table:table-cell office:value-type="float" office:value="0.359898043001465" calcext:value-type="float">
            <text:p>0.359898043</text:p>
          </table:table-cell>
          <table:table-cell office:value-type="float" office:value="0.313861051398363" calcext:value-type="float">
            <text:p>0.3138610514</text:p>
          </table:table-cell>
          <table:table-cell office:value-type="float" office:value="0.178580662085282" calcext:value-type="float">
            <text:p>0.1785806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469060720384613" calcext:value-type="float">
            <text:p>0.4690607204</text:p>
          </table:table-cell>
          <table:table-cell office:value-type="float" office:value="0.380679193779671" calcext:value-type="float">
            <text:p>0.3806791938</text:p>
          </table:table-cell>
          <table:table-cell office:value-type="float" office:value="0.427643556978211" calcext:value-type="float">
            <text:p>0.427643557</text:p>
          </table:table-cell>
          <table:table-cell office:value-type="float" office:value="0.353636069432718" calcext:value-type="float">
            <text:p>0.3536360694</text:p>
          </table:table-cell>
          <table:table-cell office:value-type="float" office:value="0.298706425246463" calcext:value-type="float">
            <text:p>0.2987064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0.303096761793051" calcext:value-type="float">
            <text:p>0.3030967618</text:p>
          </table:table-cell>
          <table:table-cell office:value-type="float" office:value="0.240163341792261" calcext:value-type="float">
            <text:p>0.2401633418</text:p>
          </table:table-cell>
          <table:table-cell office:value-type="float" office:value="0.262513866659892" calcext:value-type="float">
            <text:p>0.2625138667</text:p>
          </table:table-cell>
          <table:table-cell office:value-type="float" office:value="0.284391378945637" calcext:value-type="float">
            <text:p>0.2843913789</text:p>
          </table:table-cell>
          <table:table-cell office:value-type="float" office:value="0.0991274014117457" calcext:value-type="float">
            <text:p>0.0991274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0.308518004686911" calcext:value-type="float">
            <text:p>0.3085180047</text:p>
          </table:table-cell>
          <table:table-cell office:value-type="float" office:value="0.531261279942247" calcext:value-type="float">
            <text:p>0.5312612799</text:p>
          </table:table-cell>
          <table:table-cell office:value-type="float" office:value="0.270982055906985" calcext:value-type="float">
            <text:p>0.2709820559</text:p>
          </table:table-cell>
          <table:table-cell office:value-type="float" office:value="0.345500270289327" calcext:value-type="float">
            <text:p>0.3455002703</text:p>
          </table:table-cell>
          <table:table-cell office:value-type="float" office:value="0.425894700467513" calcext:value-type="float">
            <text:p>0.4258947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0.0351148687443169" calcext:value-type="float">
            <text:p>0.0351148687</text:p>
          </table:table-cell>
          <table:table-cell office:value-type="float" office:value="0.17466424857619" calcext:value-type="float">
            <text:p>0.1746642486</text:p>
          </table:table-cell>
          <table:table-cell office:value-type="float" office:value="0.106699184513376" calcext:value-type="float">
            <text:p>0.1066991845</text:p>
          </table:table-cell>
          <table:table-cell office:value-type="float" office:value="0.113539596934431" calcext:value-type="float">
            <text:p>0.1135395969</text:p>
          </table:table-cell>
          <table:table-cell office:value-type="float" office:value="0.146421008955518" calcext:value-type="float">
            <text:p>0.146421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0.585124602339513" calcext:value-type="float">
            <text:p>0.5851246023</text:p>
          </table:table-cell>
          <table:table-cell office:value-type="float" office:value="0.222197719490533" calcext:value-type="float">
            <text:p>0.2221977195</text:p>
          </table:table-cell>
          <table:table-cell office:value-type="float" office:value="0.409860359559315" calcext:value-type="float">
            <text:p>0.4098603596</text:p>
          </table:table-cell>
          <table:table-cell office:value-type="float" office:value="0.442045086790897" calcext:value-type="float">
            <text:p>0.4420450868</text:p>
          </table:table-cell>
          <table:table-cell office:value-type="float" office:value="0.118423193289605" calcext:value-type="float">
            <text:p>0.11842319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0.556170236883672" calcext:value-type="float">
            <text:p>0.5561702369</text:p>
          </table:table-cell>
          <table:table-cell office:value-type="float" office:value="0.130861044277168" calcext:value-type="float">
            <text:p>0.1308610443</text:p>
          </table:table-cell>
          <table:table-cell office:value-type="float" office:value="0.295539804723556" calcext:value-type="float">
            <text:p>0.2955398047</text:p>
          </table:table-cell>
          <table:table-cell office:value-type="float" office:value="0.353997660505757" calcext:value-type="float">
            <text:p>0.3539976605</text:p>
          </table:table-cell>
          <table:table-cell office:value-type="float" office:value="0.0489961774153476" calcext:value-type="float">
            <text:p>0.0489961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0.472757022357699" calcext:value-type="float">
            <text:p>0.4727570224</text:p>
          </table:table-cell>
          <table:table-cell office:value-type="float" office:value="0.526653303535086" calcext:value-type="float">
            <text:p>0.5266533035</text:p>
          </table:table-cell>
          <table:table-cell office:value-type="float" office:value="0.480993149234899" calcext:value-type="float">
            <text:p>0.4809931492</text:p>
          </table:table-cell>
          <table:table-cell office:value-type="float" office:value="0.516713643373572" calcext:value-type="float">
            <text:p>0.5167136434</text:p>
          </table:table-cell>
          <table:table-cell office:value-type="float" office:value="0.466819435528724" calcext:value-type="float">
            <text:p>0.4668194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0.109656958534884" calcext:value-type="float">
            <text:p>0.1096569585</text:p>
          </table:table-cell>
          <table:table-cell office:value-type="float" office:value="0.0748521881853679" calcext:value-type="float">
            <text:p>0.0748521882</text:p>
          </table:table-cell>
          <table:table-cell office:value-type="float" office:value="0.0914564438686076" calcext:value-type="float">
            <text:p>0.0914564439</text:p>
          </table:table-cell>
          <table:table-cell office:value-type="float" office:value="0.136681425608965" calcext:value-type="float">
            <text:p>0.1366814256</text:p>
          </table:table-cell>
          <table:table-cell office:value-type="float" office:value="0.0425642467893946" calcext:value-type="float">
            <text:p>0.0425642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0.317265919356548" calcext:value-type="float">
            <text:p>0.3172659194</text:p>
          </table:table-cell>
          <table:table-cell office:value-type="float" office:value="0.169617417273109" calcext:value-type="float">
            <text:p>0.1696174173</text:p>
          </table:table-cell>
          <table:table-cell office:value-type="float" office:value="0.326025286013092" calcext:value-type="float">
            <text:p>0.326025286</text:p>
          </table:table-cell>
          <table:table-cell office:value-type="float" office:value="0.303555705816735" calcext:value-type="float">
            <text:p>0.3035557058</text:p>
          </table:table-cell>
          <table:table-cell office:value-type="float" office:value="0.047671956404122" calcext:value-type="float">
            <text:p>0.0476719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0.106453496824877" calcext:value-type="float">
            <text:p>0.1064534968</text:p>
          </table:table-cell>
          <table:table-cell office:value-type="float" office:value="0.345131947210145" calcext:value-type="float">
            <text:p>0.3451319472</text:p>
          </table:table-cell>
          <table:table-cell office:value-type="float" office:value="0.238802936768031" calcext:value-type="float">
            <text:p>0.2388029368</text:p>
          </table:table-cell>
          <table:table-cell office:value-type="float" office:value="0.173382919522483" calcext:value-type="float">
            <text:p>0.1733829195</text:p>
          </table:table-cell>
          <table:table-cell office:value-type="float" office:value="0.378159685919999" calcext:value-type="float">
            <text:p>0.3781596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Q</text:p>
          </table:table-cell>
          <table:table-cell office:value-type="float" office:value="0.0531035383466688" calcext:value-type="float">
            <text:p>0.0531035383</text:p>
          </table:table-cell>
          <table:table-cell office:value-type="float" office:value="0.293401926353566" calcext:value-type="float">
            <text:p>0.2934019264</text:p>
          </table:table-cell>
          <table:table-cell office:value-type="float" office:value="0.187993801285471" calcext:value-type="float">
            <text:p>0.1879938013</text:p>
          </table:table-cell>
          <table:table-cell office:value-type="float" office:value="0.219124190261991" calcext:value-type="float">
            <text:p>0.2191241903</text:p>
          </table:table-cell>
          <table:table-cell office:value-type="float" office:value="0.101838901577589" calcext:value-type="float">
            <text:p>0.1018389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0.188511400627386" calcext:value-type="float">
            <text:p>0.1885114006</text:p>
          </table:table-cell>
          <table:table-cell office:value-type="float" office:value="0.507700257717538" calcext:value-type="float">
            <text:p>0.5077002577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199417476781333" calcext:value-type="float">
            <text:p>0.1994174768</text:p>
          </table:table-cell>
          <table:table-cell office:value-type="float" office:value="0.378979441784091" calcext:value-type="float">
            <text:p>0.3789794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0.267612262851426" calcext:value-type="float">
            <text:p>0.2676122629</text:p>
          </table:table-cell>
          <table:table-cell office:value-type="float" office:value="0.441268597847636" calcext:value-type="float">
            <text:p>0.4412685978</text:p>
          </table:table-cell>
          <table:table-cell office:value-type="float" office:value="0.463209951816003" calcext:value-type="float">
            <text:p>0.4632099518</text:p>
          </table:table-cell>
          <table:table-cell office:value-type="float" office:value="0.278063535167444" calcext:value-type="float">
            <text:p>0.2780635352</text:p>
          </table:table-cell>
          <table:table-cell office:value-type="float" office:value="0.124729007628774" calcext:value-type="float">
            <text:p>0.1247290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225228000226706" calcext:value-type="float">
            <text:p>0.2252280002</text:p>
          </table:table-cell>
          <table:table-cell office:value-type="float" office:value="0.256565543527274" calcext:value-type="float">
            <text:p>0.2565655435</text:p>
          </table:table-cell>
          <table:table-cell office:value-type="float" office:value="0.293846166874137" calcext:value-type="float">
            <text:p>0.2938461669</text:p>
          </table:table-cell>
          <table:table-cell office:value-type="float" office:value="0.312414687106205" calcext:value-type="float">
            <text:p>0.3124146871</text:p>
          </table:table-cell>
          <table:table-cell office:value-type="float" office:value="0.11564863498037" calcext:value-type="float">
            <text:p>0.115648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293486376663028" calcext:value-type="float">
            <text:p>0.2934863767</text:p>
          </table:table-cell>
          <table:table-cell office:value-type="float" office:value="0.43317721070411" calcext:value-type="float">
            <text:p>0.4331772107</text:p>
          </table:table-cell>
          <table:table-cell office:value-type="float" office:value="0.351429853754372" calcext:value-type="float">
            <text:p>0.3514298538</text:p>
          </table:table-cell>
          <table:table-cell office:value-type="float" office:value="0.414383369703369" calcext:value-type="float">
            <text:p>0.4143833697</text:p>
          </table:table-cell>
          <table:table-cell office:value-type="float" office:value="0.32538001990115" calcext:value-type="float">
            <text:p>0.3253800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W</text:p>
          </table:table-cell>
          <table:table-cell office:value-type="float" office:value="0.0391808009147115" calcext:value-type="float">
            <text:p>0.0391808009</text:p>
          </table:table-cell>
          <table:table-cell office:value-type="float" office:value="0.104557178952958" calcext:value-type="float">
            <text:p>0.104557179</text:p>
          </table:table-cell>
          <table:table-cell office:value-type="float" office:value="0.0550432301061064" calcext:value-type="float">
            <text:p>0.0550432301</text:p>
          </table:table-cell>
          <table:table-cell office:value-type="float" office:value="0.0690638949505615" calcext:value-type="float">
            <text:p>0.069063895</text:p>
          </table:table-cell>
          <table:table-cell office:value-type="float" office:value="0.0414292002083441" calcext:value-type="float">
            <text:p>0.0414292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267242632654117" calcext:value-type="float">
            <text:p>0.2672426327</text:p>
          </table:table-cell>
          <table:table-cell office:value-type="float" office:value="0.112922850406434" calcext:value-type="float">
            <text:p>0.1129228504</text:p>
          </table:table-cell>
          <table:table-cell office:value-type="float" office:value="0.187993801285471" calcext:value-type="float">
            <text:p>0.1879938013</text:p>
          </table:table-cell>
          <table:table-cell office:value-type="float" office:value="0.216773848287233" calcext:value-type="float">
            <text:p>0.2167738483</text:p>
          </table:table-cell>
          <table:table-cell office:value-type="float" office:value="0.0869571797371484" calcext:value-type="float">
            <text:p>0.0869571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0.400925554014061" calcext:value-type="float">
            <text:p>0.400925554</text:p>
          </table:table-cell>
          <table:table-cell office:value-type="float" office:value="0.453172536899468" calcext:value-type="float">
            <text:p>0.4531725369</text:p>
          </table:table-cell>
          <table:table-cell office:value-type="float" office:value="0.329412561711929" calcext:value-type="float">
            <text:p>0.3294125617</text:p>
          </table:table-cell>
          <table:table-cell office:value-type="float" office:value="0.409682685753854" calcext:value-type="float">
            <text:p>0.4096826858</text:p>
          </table:table-cell>
          <table:table-cell office:value-type="float" office:value="0.835078992936227" calcext:value-type="float">
            <text:p>0.8350789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0.0447252538743405" calcext:value-type="float">
            <text:p>0.0447252539</text:p>
          </table:table-cell>
          <table:table-cell office:value-type="float" office:value="0.0621253962036857" calcext:value-type="float">
            <text:p>0.0621253962</text:p>
          </table:table-cell>
          <table:table-cell office:value-type="float" office:value="0.0652050572026184" calcext:value-type="float">
            <text:p>0.0652050572</text:p>
          </table:table-cell>
          <table:table-cell office:value-type="float" office:value="0.00795500360687095" calcext:value-type="float">
            <text:p>0.0079550036</text:p>
          </table:table-cell>
          <table:table-cell office:value-type="float" office:value="0.0294481529639219" calcext:value-type="float">
            <text:p>0.029448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0.415957182037944" calcext:value-type="float">
            <text:p>0.415957182</text:p>
          </table:table-cell>
          <table:table-cell office:value-type="float" office:value="0.265013500273736" calcext:value-type="float">
            <text:p>0.2650135003</text:p>
          </table:table-cell>
          <table:table-cell office:value-type="float" office:value="0.370906689022686" calcext:value-type="float">
            <text:p>0.370906689</text:p>
          </table:table-cell>
          <table:table-cell office:value-type="float" office:value="0.229429535843619" calcext:value-type="float">
            <text:p>0.2294295358</text:p>
          </table:table-cell>
          <table:table-cell office:value-type="float" office:value="0.323425217456007" calcext:value-type="float">
            <text:p>0.3234252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0.674205479890885" calcext:value-type="float">
            <text:p>0.6742054799</text:p>
          </table:table-cell>
          <table:table-cell office:value-type="float" office:value="0.263203223828065" calcext:value-type="float">
            <text:p>0.2632032238</text:p>
          </table:table-cell>
          <table:table-cell office:value-type="float" office:value="0.545351387512808" calcext:value-type="float">
            <text:p>0.5453513875</text:p>
          </table:table-cell>
          <table:table-cell office:value-type="float" office:value="0.248413067178197" calcext:value-type="float">
            <text:p>0.2484130672</text:p>
          </table:table-cell>
          <table:table-cell office:value-type="float" office:value="0.611853165329624" calcext:value-type="float">
            <text:p>0.6118531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0.317881969685395" calcext:value-type="float">
            <text:p>0.3178819697</text:p>
          </table:table-cell>
          <table:table-cell office:value-type="float" office:value="0.207688079494176" calcext:value-type="float">
            <text:p>0.2076880795</text:p>
          </table:table-cell>
          <table:table-cell office:value-type="float" office:value="0.253198858488089" calcext:value-type="float">
            <text:p>0.2531988585</text:p>
          </table:table-cell>
          <table:table-cell office:value-type="float" office:value="0.20212940982913" calcext:value-type="float">
            <text:p>0.2021294098</text:p>
          </table:table-cell>
          <table:table-cell office:value-type="float" office:value="0.12233279817989" calcext:value-type="float">
            <text:p>0.1223327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0.321455061592712" calcext:value-type="float">
            <text:p>0.3214550616</text:p>
          </table:table-cell>
          <table:table-cell office:value-type="float" office:value="0.304236156596593" calcext:value-type="float">
            <text:p>0.3042361566</text:p>
          </table:table-cell>
          <table:table-cell office:value-type="float" office:value="0.259973409885764" calcext:value-type="float">
            <text:p>0.2599734099</text:p>
          </table:table-cell>
          <table:table-cell office:value-type="float" office:value="0.230695104599258" calcext:value-type="float">
            <text:p>0.2306951046</text:p>
          </table:table-cell>
          <table:table-cell office:value-type="float" office:value="0.724790300144151" calcext:value-type="float">
            <text:p>0.7247903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H</text:p>
          </table:table-cell>
          <table:table-cell office:value-type="float" office:value="0.0821811138682786" calcext:value-type="float">
            <text:p>0.0821811139</text:p>
          </table:table-cell>
          <table:table-cell office:value-type="float" office:value="0.127597060988762" calcext:value-type="float">
            <text:p>0.127597061</text:p>
          </table:table-cell>
          <table:table-cell office:value-type="float" office:value="0.110933279136922" calcext:value-type="float">
            <text:p>0.1109332791</text:p>
          </table:table-cell>
          <table:table-cell office:value-type="float" office:value="0.100341522768486" calcext:value-type="float">
            <text:p>0.1003415228</text:p>
          </table:table-cell>
          <table:table-cell office:value-type="float" office:value="0.191003116333446" calcext:value-type="float">
            <text:p>0.1910031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0.817252366249313" calcext:value-type="float">
            <text:p>0.8172523662</text:p>
          </table:table-cell>
          <table:table-cell office:value-type="float" office:value="0.277685435393428" calcext:value-type="float">
            <text:p>0.2776854354</text:p>
          </table:table-cell>
          <table:table-cell office:value-type="float" office:value="0.398851713538094" calcext:value-type="float">
            <text:p>0.3988517135</text:p>
          </table:table-cell>
          <table:table-cell office:value-type="float" office:value="0.399377340172226" calcext:value-type="float">
            <text:p>0.3993773402</text:p>
          </table:table-cell>
          <table:table-cell office:value-type="float" office:value="0.231108095530565" calcext:value-type="float">
            <text:p>0.23110809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K</text:p>
          </table:table-cell>
          <table:table-cell office:value-type="float" office:value="0.98703583687973" calcext:value-type="float">
            <text:p>0.9870358369</text:p>
          </table:table-cell>
          <table:table-cell office:value-type="float" office:value="0.183935058252502" calcext:value-type="float">
            <text:p>0.1839350583</text:p>
          </table:table-cell>
          <table:table-cell office:value-type="float" office:value="0.51825318192211" calcext:value-type="float">
            <text:p>0.5182531819</text:p>
          </table:table-cell>
          <table:table-cell office:value-type="float" office:value="0.392145518711434" calcext:value-type="float">
            <text:p>0.3921455187</text:p>
          </table:table-cell>
          <table:table-cell office:value-type="float" office:value="0.153798811732346" calcext:value-type="float">
            <text:p>0.1537988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0.675437580548581" calcext:value-type="float">
            <text:p>0.6754375805</text:p>
          </table:table-cell>
          <table:table-cell office:value-type="float" office:value="0.554136591392081" calcext:value-type="float">
            <text:p>0.5541365914</text:p>
          </table:table-cell>
          <table:table-cell office:value-type="float" office:value="0.64358238277909" calcext:value-type="float">
            <text:p>0.6435823828</text:p>
          </table:table-cell>
          <table:table-cell office:value-type="float" office:value="0.517256029983132" calcext:value-type="float">
            <text:p>0.51725603</text:p>
          </table:table-cell>
          <table:table-cell office:value-type="float" office:value="0.648174655923241" calcext:value-type="float">
            <text:p>0.6481746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0.143046886358428" calcext:value-type="float">
            <text:p>0.1430468864</text:p>
          </table:table-cell>
          <table:table-cell office:value-type="float" office:value="0.112922850406434" calcext:value-type="float">
            <text:p>0.1129228504</text:p>
          </table:table-cell>
          <table:table-cell office:value-type="float" office:value="0.0999246331157009" calcext:value-type="float">
            <text:p>0.0999246331</text:p>
          </table:table-cell>
          <table:table-cell office:value-type="float" office:value="0.136500630072445" calcext:value-type="float">
            <text:p>0.1365006301</text:p>
          </table:table-cell>
          <table:table-cell office:value-type="float" office:value="0.0993796339853125" calcext:value-type="float">
            <text:p>0.099379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0.656956070683151" calcext:value-type="float">
            <text:p>0.6569560707</text:p>
          </table:table-cell>
          <table:table-cell office:value-type="float" office:value="0.191861874810058" calcext:value-type="float">
            <text:p>0.1918618748</text:p>
          </table:table-cell>
          <table:table-cell office:value-type="float" office:value="0.39207716214042" calcext:value-type="float">
            <text:p>0.3920771621</text:p>
          </table:table-cell>
          <table:table-cell office:value-type="float" office:value="0.329951854148625" calcext:value-type="float">
            <text:p>0.3299518541</text:p>
          </table:table-cell>
          <table:table-cell office:value-type="float" office:value="0.117288146708554" calcext:value-type="float">
            <text:p>0.1172881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0.11865129333606" calcext:value-type="float">
            <text:p>0.1186512933</text:p>
          </table:table-cell>
          <table:table-cell office:value-type="float" office:value="0.266275208099506" calcext:value-type="float">
            <text:p>0.2662752081</text:p>
          </table:table-cell>
          <table:table-cell office:value-type="float" office:value="0.208317455478495" calcext:value-type="float">
            <text:p>0.2083174555</text:p>
          </table:table-cell>
          <table:table-cell office:value-type="float" office:value="0.155303365870503" calcext:value-type="float">
            <text:p>0.1553033659</text:p>
          </table:table-cell>
          <table:table-cell office:value-type="float" office:value="0.451244074110975" calcext:value-type="float">
            <text:p>0.4512440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</text:p>
          </table:table-cell>
          <table:table-cell office:value-type="float" office:value="0.172247671945807" calcext:value-type="float">
            <text:p>0.1722476719</text:p>
          </table:table-cell>
          <table:table-cell office:value-type="float" office:value="0.250915286742303" calcext:value-type="float">
            <text:p>0.2509152867</text:p>
          </table:table-cell>
          <table:table-cell office:value-type="float" office:value="0.262513866659892" calcext:value-type="float">
            <text:p>0.2625138667</text:p>
          </table:table-cell>
          <table:table-cell office:value-type="float" office:value="0.250040227006876" calcext:value-type="float">
            <text:p>0.250040227</text:p>
          </table:table-cell>
          <table:table-cell office:value-type="float" office:value="0.198065628393316" calcext:value-type="float">
            <text:p>0.198065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0.265024851470266" calcext:value-type="float">
            <text:p>0.2650248515</text:p>
          </table:table-cell>
          <table:table-cell office:value-type="float" office:value="0.389593433853047" calcext:value-type="float">
            <text:p>0.3895934339</text:p>
          </table:table-cell>
          <table:table-cell office:value-type="float" office:value="0.298927080422393" calcext:value-type="float">
            <text:p>0.2989270804</text:p>
          </table:table-cell>
          <table:table-cell office:value-type="float" office:value="0.227621580478421" calcext:value-type="float">
            <text:p>0.2276215805</text:p>
          </table:table-cell>
          <table:table-cell office:value-type="float" office:value="0.832935016060909" calcext:value-type="float">
            <text:p>0.8329350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0.29015970488725" calcext:value-type="float">
            <text:p>0.2901597049</text:p>
          </table:table-cell>
          <table:table-cell office:value-type="float" office:value="0.455695952551009" calcext:value-type="float">
            <text:p>0.4556959526</text:p>
          </table:table-cell>
          <table:table-cell office:value-type="float" office:value="0.551279119985773" calcext:value-type="float">
            <text:p>0.55127912</text:p>
          </table:table-cell>
          <table:table-cell office:value-type="float" office:value="0.297047066502022" calcext:value-type="float">
            <text:p>0.2970470665</text:p>
          </table:table-cell>
          <table:table-cell office:value-type="float" office:value="0.240440700752536" calcext:value-type="float">
            <text:p>0.2404407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0.30358960205613" calcext:value-type="float">
            <text:p>0.3035896021</text:p>
          </table:table-cell>
          <table:table-cell office:value-type="float" office:value="0.357090743123967" calcext:value-type="float">
            <text:p>0.3570907431</text:p>
          </table:table-cell>
          <table:table-cell office:value-type="float" office:value="0.36667259439914" calcext:value-type="float">
            <text:p>0.3666725944</text:p>
          </table:table-cell>
          <table:table-cell office:value-type="float" office:value="0.330132649685145" calcext:value-type="float">
            <text:p>0.3301326497</text:p>
          </table:table-cell>
          <table:table-cell office:value-type="float" office:value="0.233630421266233" calcext:value-type="float">
            <text:p>0.2336304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</text:p>
          </table:table-cell>
          <table:table-cell office:value-type="float" office:value="0.463762687556523" calcext:value-type="float">
            <text:p>0.4637626876</text:p>
          </table:table-cell>
          <table:table-cell office:value-type="float" office:value="0.364990131250528" calcext:value-type="float">
            <text:p>0.3649901313</text:p>
          </table:table-cell>
          <table:table-cell office:value-type="float" office:value="0.331106199561348" calcext:value-type="float">
            <text:p>0.3311061996</text:p>
          </table:table-cell>
          <table:table-cell office:value-type="float" office:value="0.323262419297392" calcext:value-type="float">
            <text:p>0.3232624193</text:p>
          </table:table-cell>
          <table:table-cell office:value-type="float" office:value="0.565946836940469" calcext:value-type="float">
            <text:p>0.5659468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W</text:p>
          </table:table-cell>
          <table:table-cell office:value-type="float" office:value="0.0515018074916649" calcext:value-type="float">
            <text:p>0.0515018075</text:p>
          </table:table-cell>
          <table:table-cell office:value-type="float" office:value="0.0680499372986067" calcext:value-type="float">
            <text:p>0.0680499373</text:p>
          </table:table-cell>
          <table:table-cell office:value-type="float" office:value="0.0584305058049437" calcext:value-type="float">
            <text:p>0.0584305058</text:p>
          </table:table-cell>
          <table:table-cell office:value-type="float" office:value="0.0473684305681861" calcext:value-type="float">
            <text:p>0.0473684306</text:p>
          </table:table-cell>
          <table:table-cell office:value-type="float" office:value="0.0543561196036417" calcext:value-type="float">
            <text:p>0.0543561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0.352627208232404" calcext:value-type="float">
            <text:p>0.3526272082</text:p>
          </table:table-cell>
          <table:table-cell office:value-type="float" office:value="0.0934486643999811" calcext:value-type="float">
            <text:p>0.0934486644</text:p>
          </table:table-cell>
          <table:table-cell office:value-type="float" office:value="0.199002447306692" calcext:value-type="float">
            <text:p>0.1990024473</text:p>
          </table:table-cell>
          <table:table-cell office:value-type="float" office:value="0.151145068530548" calcext:value-type="float">
            <text:p>0.1511450685</text:p>
          </table:table-cell>
          <table:table-cell office:value-type="float" office:value="0.102343366724722" calcext:value-type="float">
            <text:p>0.1023433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0.216972925820148" calcext:value-type="float">
            <text:p>0.2169729258</text:p>
          </table:table-cell>
          <table:table-cell office:value-type="float" office:value="0.424619540233668" calcext:value-type="float">
            <text:p>0.4246195402</text:p>
          </table:table-cell>
          <table:table-cell office:value-type="float" office:value="0.237956117843322" calcext:value-type="float">
            <text:p>0.2379561178</text:p>
          </table:table-cell>
          <table:table-cell office:value-type="float" office:value="0.329228672002546" calcext:value-type="float">
            <text:p>0.329228672</text:p>
          </table:table-cell>
          <table:table-cell office:value-type="float" office:value="0.268690748992016" calcext:value-type="float">
            <text:p>0.268690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0.0438627834139538" calcext:value-type="float">
            <text:p>0.0438627834</text:p>
          </table:table-cell>
          <table:table-cell office:value-type="float" office:value="0.0600956923100554" calcext:value-type="float">
            <text:p>0.0600956923</text:p>
          </table:table-cell>
          <table:table-cell office:value-type="float" office:value="0.0906096249438983" calcext:value-type="float">
            <text:p>0.0906096249</text:p>
          </table:table-cell>
          <table:table-cell office:value-type="float" office:value="0.0191643268710982" calcext:value-type="float">
            <text:p>0.0191643269</text:p>
          </table:table-cell>
          <table:table-cell office:value-type="float" office:value="0.0379610023218008" calcext:value-type="float">
            <text:p>0.0379610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0.249253963051765" calcext:value-type="float">
            <text:p>0.2492539631</text:p>
          </table:table-cell>
          <table:table-cell office:value-type="float" office:value="0.306211003628233" calcext:value-type="float">
            <text:p>0.3062110036</text:p>
          </table:table-cell>
          <table:table-cell office:value-type="float" office:value="0.298080261497684" calcext:value-type="float">
            <text:p>0.2980802615</text:p>
          </table:table-cell>
          <table:table-cell office:value-type="float" office:value="0.297408657575062" calcext:value-type="float">
            <text:p>0.2974086576</text:p>
          </table:table-cell>
          <table:table-cell office:value-type="float" office:value="0.113883006965403" calcext:value-type="float">
            <text:p>0.113883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0.325274573631567" calcext:value-type="float">
            <text:p>0.3252745736</text:p>
          </table:table-cell>
          <table:table-cell office:value-type="float" office:value="0.222005720473568" calcext:value-type="float">
            <text:p>0.2220057205</text:p>
          </table:table-cell>
          <table:table-cell office:value-type="float" office:value="0.254045677412799" calcext:value-type="float">
            <text:p>0.2540456774</text:p>
          </table:table-cell>
          <table:table-cell office:value-type="float" office:value="0.249859431470356" calcext:value-type="float">
            <text:p>0.2498594315</text:p>
          </table:table-cell>
          <table:table-cell office:value-type="float" office:value="0.156384195611405" calcext:value-type="float">
            <text:p>0.1563841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.263423120615262" calcext:value-type="float">
            <text:p>0.2634231206</text:p>
          </table:table-cell>
          <table:table-cell office:value-type="float" office:value="0.147235817581185" calcext:value-type="float">
            <text:p>0.1472358176</text:p>
          </table:table-cell>
          <table:table-cell office:value-type="float" office:value="0.224407015047972" calcext:value-type="float">
            <text:p>0.224407015</text:p>
          </table:table-cell>
          <table:table-cell office:value-type="float" office:value="0.205745320559526" calcext:value-type="float">
            <text:p>0.2057453206</text:p>
          </table:table-cell>
          <table:table-cell office:value-type="float" office:value="0.0957853198119859" calcext:value-type="float">
            <text:p>0.09578531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</text:p>
          </table:table-cell>
          <table:table-cell office:value-type="float" office:value="0.280302899625688" calcext:value-type="float">
            <text:p>0.2803028996</text:p>
          </table:table-cell>
          <table:table-cell office:value-type="float" office:value="0.367239262592118" calcext:value-type="float">
            <text:p>0.3672392626</text:p>
          </table:table-cell>
          <table:table-cell office:value-type="float" office:value="0.276062969455241" calcext:value-type="float">
            <text:p>0.2760629695</text:p>
          </table:table-cell>
          <table:table-cell office:value-type="float" office:value="0.356348002480515" calcext:value-type="float">
            <text:p>0.3563480025</text:p>
          </table:table-cell>
          <table:table-cell office:value-type="float" office:value="0.25734028318151" calcext:value-type="float">
            <text:p>0.2573402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0.0505161269655086" calcext:value-type="float">
            <text:p>0.050516127</text:p>
          </table:table-cell>
          <table:table-cell office:value-type="float" office:value="0.0987697800130121" calcext:value-type="float">
            <text:p>0.09876978</text:p>
          </table:table-cell>
          <table:table-cell office:value-type="float" office:value="0.0982309952662822" calcext:value-type="float">
            <text:p>0.0982309953</text:p>
          </table:table-cell>
          <table:table-cell office:value-type="float" office:value="0.0697870770966406" calcext:value-type="float">
            <text:p>0.0697870771</text:p>
          </table:table-cell>
          <table:table-cell office:value-type="float" office:value="0.042690363076178" calcext:value-type="float">
            <text:p>0.04269036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0.449593529993026" calcext:value-type="float">
            <text:p>0.44959353</text:p>
          </table:table-cell>
          <table:table-cell office:value-type="float" office:value="0.139144430437659" calcext:value-type="float">
            <text:p>0.1391444304</text:p>
          </table:table-cell>
          <table:table-cell office:value-type="float" office:value="0.293846166874137" calcext:value-type="float">
            <text:p>0.2938461669</text:p>
          </table:table-cell>
          <table:table-cell office:value-type="float" office:value="0.340437995266773" calcext:value-type="float">
            <text:p>0.3404379953</text:p>
          </table:table-cell>
          <table:table-cell office:value-type="float" office:value="0.0805883072545872" calcext:value-type="float">
            <text:p>0.0805883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K</text:p>
          </table:table-cell>
          <table:table-cell office:value-type="float" office:value="0.42224089539219" calcext:value-type="float">
            <text:p>0.4222408954</text:p>
          </table:table-cell>
          <table:table-cell office:value-type="float" office:value="0.081133298883224" calcext:value-type="float">
            <text:p>0.0811332989</text:p>
          </table:table-cell>
          <table:table-cell office:value-type="float" office:value="0.301467537196521" calcext:value-type="float">
            <text:p>0.3014675372</text:p>
          </table:table-cell>
          <table:table-cell office:value-type="float" office:value="0.261068754734583" calcext:value-type="float">
            <text:p>0.2610687547</text:p>
          </table:table-cell>
          <table:table-cell office:value-type="float" office:value="0.0379610023218008" calcext:value-type="float">
            <text:p>0.0379610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510582512548945" calcext:value-type="float">
            <text:p>0.5105825125</text:p>
          </table:table-cell>
          <table:table-cell office:value-type="float" office:value="0.306156146766243" calcext:value-type="float">
            <text:p>0.3061561468</text:p>
          </table:table-cell>
          <table:table-cell office:value-type="float" office:value="0.501316803427923" calcext:value-type="float">
            <text:p>0.5013168034</text:p>
          </table:table-cell>
          <table:table-cell office:value-type="float" office:value="0.399196544635706" calcext:value-type="float">
            <text:p>0.3991965446</text:p>
          </table:table-cell>
          <table:table-cell office:value-type="float" office:value="0.233819595696408" calcext:value-type="float">
            <text:p>0.233819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0.0877255668279076" calcext:value-type="float">
            <text:p>0.0877255668</text:p>
          </table:table-cell>
          <table:table-cell office:value-type="float" office:value="0.0422672121633023" calcext:value-type="float">
            <text:p>0.0422672122</text:p>
          </table:table-cell>
          <table:table-cell office:value-type="float" office:value="0.066898695052037" calcext:value-type="float">
            <text:p>0.0668986951</text:p>
          </table:table-cell>
          <table:table-cell office:value-type="float" office:value="0.0970872031111296" calcext:value-type="float">
            <text:p>0.0970872031</text:p>
          </table:table-cell>
          <table:table-cell office:value-type="float" office:value="0.046221619106113" calcext:value-type="float">
            <text:p>0.0462216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263299910549492" calcext:value-type="float">
            <text:p>0.2632999105</text:p>
          </table:table-cell>
          <table:table-cell office:value-type="float" office:value="0.115226838610015" calcext:value-type="float">
            <text:p>0.1152268386</text:p>
          </table:table-cell>
          <table:table-cell office:value-type="float" office:value="0.258279772036345" calcext:value-type="float">
            <text:p>0.258279772</text:p>
          </table:table-cell>
          <table:table-cell office:value-type="float" office:value="0.255644888638989" calcext:value-type="float">
            <text:p>0.2556448886</text:p>
          </table:table-cell>
          <table:table-cell office:value-type="float" office:value="0.0446451655213206" calcext:value-type="float">
            <text:p>0.04464516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0.12924735899224" calcext:value-type="float">
            <text:p>0.129247359</text:p>
          </table:table-cell>
          <table:table-cell office:value-type="float" office:value="0.169507703549129" calcext:value-type="float">
            <text:p>0.1695077035</text:p>
          </table:table-cell>
          <table:table-cell office:value-type="float" office:value="0.199849266231402" calcext:value-type="float">
            <text:p>0.1998492662</text:p>
          </table:table-cell>
          <table:table-cell office:value-type="float" office:value="0.145178815825395" calcext:value-type="float">
            <text:p>0.1451788158</text:p>
          </table:table-cell>
          <table:table-cell office:value-type="float" office:value="0.13462913614127" calcext:value-type="float">
            <text:p>0.1346291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Q</text:p>
          </table:table-cell>
          <table:table-cell office:value-type="float" office:value="0.101155463996787" calcext:value-type="float">
            <text:p>0.101155464</text:p>
          </table:table-cell>
          <table:table-cell office:value-type="float" office:value="0.162650595800378" calcext:value-type="float">
            <text:p>0.1626505958</text:p>
          </table:table-cell>
          <table:table-cell office:value-type="float" office:value="0.211704731177332" calcext:value-type="float">
            <text:p>0.2117047312</text:p>
          </table:table-cell>
          <table:table-cell office:value-type="float" office:value="0.152953023895746" calcext:value-type="float">
            <text:p>0.1529530239</text:p>
          </table:table-cell>
          <table:table-cell office:value-type="float" office:value="0.0488070029851725" calcext:value-type="float">
            <text:p>0.048807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.134175761623022" calcext:value-type="float">
            <text:p>0.1341757616</text:p>
          </table:table-cell>
          <table:table-cell office:value-type="float" office:value="0.28942480385929" calcext:value-type="float">
            <text:p>0.2894248039</text:p>
          </table:table-cell>
          <table:table-cell office:value-type="float" office:value="0.165129690318319" calcext:value-type="float">
            <text:p>0.1651296903</text:p>
          </table:table-cell>
          <table:table-cell office:value-type="float" office:value="0.127641648782975" calcext:value-type="float">
            <text:p>0.1276416488</text:p>
          </table:table-cell>
          <table:table-cell office:value-type="float" office:value="0.195732477087824" calcext:value-type="float">
            <text:p>0.1957324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0.381211943490935" calcext:value-type="float">
            <text:p>0.3812119435</text:p>
          </table:table-cell>
          <table:table-cell office:value-type="float" office:value="0.255166693546529" calcext:value-type="float">
            <text:p>0.2551666935</text:p>
          </table:table-cell>
          <table:table-cell office:value-type="float" office:value="0.420022186655827" calcext:value-type="float">
            <text:p>0.4200221867</text:p>
          </table:table-cell>
          <table:table-cell office:value-type="float" office:value="0.336098902390298" calcext:value-type="float">
            <text:p>0.3360989024</text:p>
          </table:table-cell>
          <table:table-cell office:value-type="float" office:value="0.187661034733687" calcext:value-type="float">
            <text:p>0.1876610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0.222147748582468" calcext:value-type="float">
            <text:p>0.2221477486</text:p>
          </table:table-cell>
          <table:table-cell office:value-type="float" office:value="0.20568580403154" calcext:value-type="float">
            <text:p>0.205685804</text:p>
          </table:table-cell>
          <table:table-cell office:value-type="float" office:value="0.270982055906985" calcext:value-type="float">
            <text:p>0.2709820559</text:p>
          </table:table-cell>
          <table:table-cell office:value-type="float" office:value="0.244797156447802" calcext:value-type="float">
            <text:p>0.2447971564</text:p>
          </table:table-cell>
          <table:table-cell office:value-type="float" office:value="0.112180437093827" calcext:value-type="float">
            <text:p>0.1121804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V</text:p>
          </table:table-cell>
          <table:table-cell office:value-type="float" office:value="0.25331989522216" calcext:value-type="float">
            <text:p>0.2533198952</text:p>
          </table:table-cell>
          <table:table-cell office:value-type="float" office:value="0.313918392737829" calcext:value-type="float">
            <text:p>0.3139183927</text:p>
          </table:table-cell>
          <table:table-cell office:value-type="float" office:value="0.279450245154079" calcext:value-type="float">
            <text:p>0.2794502452</text:p>
          </table:table-cell>
          <table:table-cell office:value-type="float" office:value="0.330675036294704" calcext:value-type="float">
            <text:p>0.3306750363</text:p>
          </table:table-cell>
          <table:table-cell office:value-type="float" office:value="0.197308930672616" calcext:value-type="float">
            <text:p>0.1973089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0.0319114070343091" calcext:value-type="float">
            <text:p>0.031911407</text:p>
          </table:table-cell>
          <table:table-cell office:value-type="float" office:value="0.0532660129922992" calcext:value-type="float">
            <text:p>0.053266013</text:p>
          </table:table-cell>
          <table:table-cell office:value-type="float" office:value="0.0516559544072691" calcext:value-type="float">
            <text:p>0.0516559544</text:p>
          </table:table-cell>
          <table:table-cell office:value-type="float" office:value="0.0603857091976113" calcext:value-type="float">
            <text:p>0.0603857092</text:p>
          </table:table-cell>
          <table:table-cell office:value-type="float" office:value="0.044140700374187" calcext:value-type="float">
            <text:p>0.0441407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0.216972925820148" calcext:value-type="float">
            <text:p>0.2169729258</text:p>
          </table:table-cell>
          <table:table-cell office:value-type="float" office:value="0.0657185206640313" calcext:value-type="float">
            <text:p>0.0657185207</text:p>
          </table:table-cell>
          <table:table-cell office:value-type="float" office:value="0.167670147092447" calcext:value-type="float">
            <text:p>0.1676701471</text:p>
          </table:table-cell>
          <table:table-cell office:value-type="float" office:value="0.14933711316535" calcext:value-type="float">
            <text:p>0.1493371132</text:p>
          </table:table-cell>
          <table:table-cell office:value-type="float" office:value="0.0622383875276037" calcext:value-type="float">
            <text:p>0.0622383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35348967869279" calcext:value-type="float">
            <text:p>0.3534896787</text:p>
          </table:table-cell>
          <table:table-cell office:value-type="float" office:value="0.489268352088894" calcext:value-type="float">
            <text:p>0.4892683521</text:p>
          </table:table-cell>
          <table:table-cell office:value-type="float" office:value="0.294692985798847" calcext:value-type="float">
            <text:p>0.2946929858</text:p>
          </table:table-cell>
          <table:table-cell office:value-type="float" office:value="0.494656587918157" calcext:value-type="float">
            <text:p>0.4946565879</text:p>
          </table:table-cell>
          <table:table-cell office:value-type="float" office:value="1.21708522560312" calcext:value-type="float">
            <text:p>1.2170852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0.0478055055185789" calcext:value-type="float">
            <text:p>0.0478055055</text:p>
          </table:table-cell>
          <table:table-cell office:value-type="float" office:value="0.132726177584828" calcext:value-type="float">
            <text:p>0.1327261776</text:p>
          </table:table-cell>
          <table:table-cell office:value-type="float" office:value="0.0914564438686076" calcext:value-type="float">
            <text:p>0.0914564439</text:p>
          </table:table-cell>
          <table:table-cell office:value-type="float" office:value="0.0178987581154596" calcext:value-type="float">
            <text:p>0.0178987581</text:p>
          </table:table-cell>
          <table:table-cell office:value-type="float" office:value="0.111612913803301" calcext:value-type="float">
            <text:p>0.1116129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0.285354512322239" calcext:value-type="float">
            <text:p>0.2853545123</text:p>
          </table:table-cell>
          <table:table-cell office:value-type="float" office:value="0.475279852281442" calcext:value-type="float">
            <text:p>0.4752798523</text:p>
          </table:table-cell>
          <table:table-cell office:value-type="float" office:value="0.248964763864543" calcext:value-type="float">
            <text:p>0.2489647639</text:p>
          </table:table-cell>
          <table:table-cell office:value-type="float" office:value="0.341522768485892" calcext:value-type="float">
            <text:p>0.3415227685</text:p>
          </table:table-cell>
          <table:table-cell office:value-type="float" office:value="0.491412111451485" calcext:value-type="float">
            <text:p>0.4914121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0.397722092304053" calcext:value-type="float">
            <text:p>0.3977220923</text:p>
          </table:table-cell>
          <table:table-cell office:value-type="float" office:value="0.415376158988352" calcext:value-type="float">
            <text:p>0.415376159</text:p>
          </table:table-cell>
          <table:table-cell office:value-type="float" office:value="0.247271126015124" calcext:value-type="float">
            <text:p>0.247271126</text:p>
          </table:table-cell>
          <table:table-cell office:value-type="float" office:value="0.334833333634659" calcext:value-type="float">
            <text:p>0.3348333336</text:p>
          </table:table-cell>
          <table:table-cell office:value-type="float" office:value="0.85935637814203" calcext:value-type="float">
            <text:p>0.8593563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F</text:p>
          </table:table-cell>
          <table:table-cell office:value-type="float" office:value="0.252334214696004" calcext:value-type="float">
            <text:p>0.2523342147</text:p>
          </table:table-cell>
          <table:table-cell office:value-type="float" office:value="0.316578950544345" calcext:value-type="float">
            <text:p>0.3165789505</text:p>
          </table:table-cell>
          <table:table-cell office:value-type="float" office:value="0.245577488165706" calcext:value-type="float">
            <text:p>0.2455774882</text:p>
          </table:table-cell>
          <table:table-cell office:value-type="float" office:value="0.321454463932194" calcext:value-type="float">
            <text:p>0.3214544639</text:p>
          </table:table-cell>
          <table:table-cell office:value-type="float" office:value="0.258096980902211" calcext:value-type="float">
            <text:p>0.2580969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0.34314003316815" calcext:value-type="float">
            <text:p>0.3431400332</text:p>
          </table:table-cell>
          <table:table-cell office:value-type="float" office:value="0.571827929383859" calcext:value-type="float">
            <text:p>0.5718279294</text:p>
          </table:table-cell>
          <table:table-cell office:value-type="float" office:value="0.245577488165706" calcext:value-type="float">
            <text:p>0.2455774882</text:p>
          </table:table-cell>
          <table:table-cell office:value-type="float" office:value="0.388710403517558" calcext:value-type="float">
            <text:p>0.3887104035</text:p>
          </table:table-cell>
          <table:table-cell office:value-type="float" office:value="1.18725872377885" calcext:value-type="float">
            <text:p>1.1872587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0.0831667943944349" calcext:value-type="float">
            <text:p>0.0831667944</text:p>
          </table:table-cell>
          <table:table-cell office:value-type="float" office:value="0.188296178780708" calcext:value-type="float">
            <text:p>0.1882961788</text:p>
          </table:table-cell>
          <table:table-cell office:value-type="float" office:value="0.105852365588666" calcext:value-type="float">
            <text:p>0.1058523656</text:p>
          </table:table-cell>
          <table:table-cell office:value-type="float" office:value="0.152591432822706" calcext:value-type="float">
            <text:p>0.1525914328</text:p>
          </table:table-cell>
          <table:table-cell office:value-type="float" office:value="0.281680726530705" calcext:value-type="float">
            <text:p>0.2816807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0.5989241297057" calcext:value-type="float">
            <text:p>0.5989241297</text:p>
          </table:table-cell>
          <table:table-cell office:value-type="float" office:value="0.355472465695261" calcext:value-type="float">
            <text:p>0.3554724657</text:p>
          </table:table-cell>
          <table:table-cell office:value-type="float" office:value="0.329412561711929" calcext:value-type="float">
            <text:p>0.3294125617</text:p>
          </table:table-cell>
          <table:table-cell office:value-type="float" office:value="0.557935025700085" calcext:value-type="float">
            <text:p>0.5579350257</text:p>
          </table:table-cell>
          <table:table-cell office:value-type="float" office:value="0.289058529307533" calcext:value-type="float">
            <text:p>0.2890585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0.560359379119837" calcext:value-type="float">
            <text:p>0.5603593791</text:p>
          </table:table-cell>
          <table:table-cell office:value-type="float" office:value="0.280921990250839" calcext:value-type="float">
            <text:p>0.2809219903</text:p>
          </table:table-cell>
          <table:table-cell office:value-type="float" office:value="0.351429853754372" calcext:value-type="float">
            <text:p>0.3514298538</text:p>
          </table:table-cell>
          <table:table-cell office:value-type="float" office:value="0.372981191840336" calcext:value-type="float">
            <text:p>0.3729811918</text:p>
          </table:table-cell>
          <table:table-cell office:value-type="float" office:value="0.170887568591495" calcext:value-type="float">
            <text:p>0.1708875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0.473742702883855" calcext:value-type="float">
            <text:p>0.4737427029</text:p>
          </table:table-cell>
          <table:table-cell office:value-type="float" office:value="0.620266538521037" calcext:value-type="float">
            <text:p>0.6202665385</text:p>
          </table:table-cell>
          <table:table-cell office:value-type="float" office:value="0.45474176256891" calcext:value-type="float">
            <text:p>0.4547417626</text:p>
          </table:table-cell>
          <table:table-cell office:value-type="float" office:value="0.636400288549676" calcext:value-type="float">
            <text:p>0.6364002885</text:p>
          </table:table-cell>
          <table:table-cell office:value-type="float" office:value="1.00609267781451" calcext:value-type="float">
            <text:p>1.0060926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0.135161442149178" calcext:value-type="float">
            <text:p>0.1351614421</text:p>
          </table:table-cell>
          <table:table-cell office:value-type="float" office:value="0.159825467407893" calcext:value-type="float">
            <text:p>0.1598254674</text:p>
          </table:table-cell>
          <table:table-cell office:value-type="float" office:value="0.0939969006427356" calcext:value-type="float">
            <text:p>0.0939969006</text:p>
          </table:table-cell>
          <table:table-cell office:value-type="float" office:value="0.179891558837195" calcext:value-type="float">
            <text:p>0.1798915588</text:p>
          </table:table-cell>
          <table:table-cell office:value-type="float" office:value="0.139421555039039" calcext:value-type="float">
            <text:p>0.139421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0.309626895278837" calcext:value-type="float">
            <text:p>0.3096268953</text:p>
          </table:table-cell>
          <table:table-cell office:value-type="float" office:value="0.290823653840035" calcext:value-type="float">
            <text:p>0.2908236538</text:p>
          </table:table-cell>
          <table:table-cell office:value-type="float" office:value="0.280297064078788" calcext:value-type="float">
            <text:p>0.2802970641</text:p>
          </table:table-cell>
          <table:table-cell office:value-type="float" office:value="0.287826494139513" calcext:value-type="float">
            <text:p>0.2878264941</text:p>
          </table:table-cell>
          <table:table-cell office:value-type="float" office:value="0.122269740036498" calcext:value-type="float">
            <text:p>0.12226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0.092900389590228" calcext:value-type="float">
            <text:p>0.0929003896</text:p>
          </table:table-cell>
          <table:table-cell office:value-type="float" office:value="0.305388150698383" calcext:value-type="float">
            <text:p>0.3053881507</text:p>
          </table:table-cell>
          <table:table-cell office:value-type="float" office:value="0.15158058752297" calcext:value-type="float">
            <text:p>0.1515805875</text:p>
          </table:table-cell>
          <table:table-cell office:value-type="float" office:value="0.152953023895746" calcext:value-type="float">
            <text:p>0.1529530239</text:p>
          </table:table-cell>
          <table:table-cell office:value-type="float" office:value="0.702026310379749" calcext:value-type="float">
            <text:p>0.7020263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Q</text:p>
          </table:table-cell>
          <table:table-cell office:value-type="float" office:value="0.12136191478299" calcext:value-type="float">
            <text:p>0.1213619148</text:p>
          </table:table-cell>
          <table:table-cell office:value-type="float" office:value="0.323271487707126" calcext:value-type="float">
            <text:p>0.3232714877</text:p>
          </table:table-cell>
          <table:table-cell office:value-type="float" office:value="0.147346492899423" calcext:value-type="float">
            <text:p>0.1473464929</text:p>
          </table:table-cell>
          <table:table-cell office:value-type="float" office:value="0.296866270965502" calcext:value-type="float">
            <text:p>0.296866271</text:p>
          </table:table-cell>
          <table:table-cell office:value-type="float" office:value="0.246620398804922" calcext:value-type="float">
            <text:p>0.2466203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0.193070173060858" calcext:value-type="float">
            <text:p>0.1930701731</text:p>
          </table:table-cell>
          <table:table-cell office:value-type="float" office:value="0.559677134453071" calcext:value-type="float">
            <text:p>0.5596771345</text:p>
          </table:table-cell>
          <table:table-cell office:value-type="float" office:value="0.187146982360762" calcext:value-type="float">
            <text:p>0.1871469824</text:p>
          </table:table-cell>
          <table:table-cell office:value-type="float" office:value="0.256006479712029" calcext:value-type="float">
            <text:p>0.2560064797</text:p>
          </table:table-cell>
          <table:table-cell office:value-type="float" office:value="1.1861236771978" calcext:value-type="float">
            <text:p>1.18612367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</text:p>
          </table:table-cell>
          <table:table-cell office:value-type="float" office:value="0.310735785870762" calcext:value-type="float">
            <text:p>0.3107357859</text:p>
          </table:table-cell>
          <table:table-cell office:value-type="float" office:value="0.57643590579102" calcext:value-type="float">
            <text:p>0.5764359058</text:p>
          </table:table-cell>
          <table:table-cell office:value-type="float" office:value="0.474218597837224" calcext:value-type="float">
            <text:p>0.4742185978</text:p>
          </table:table-cell>
          <table:table-cell office:value-type="float" office:value="0.370630849865579" calcext:value-type="float">
            <text:p>0.3706308499</text:p>
          </table:table-cell>
          <table:table-cell office:value-type="float" office:value="0.569351976683621" calcext:value-type="float">
            <text:p>0.5693519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0.322687162250407" calcext:value-type="float">
            <text:p>0.3226871623</text:p>
          </table:table-cell>
          <table:table-cell office:value-type="float" office:value="0.472454723888957" calcext:value-type="float">
            <text:p>0.4724547239</text:p>
          </table:table-cell>
          <table:table-cell office:value-type="float" office:value="0.32771892386251" calcext:value-type="float">
            <text:p>0.3277189239</text:p>
          </table:table-cell>
          <table:table-cell office:value-type="float" office:value="0.398292566953107" calcext:value-type="float">
            <text:p>0.398292567</text:p>
          </table:table-cell>
          <table:table-cell office:value-type="float" office:value="0.38005143022175" calcext:value-type="float">
            <text:p>0.3800514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V</text:p>
          </table:table-cell>
          <table:table-cell office:value-type="float" office:value="0.397106041975205" calcext:value-type="float">
            <text:p>0.397106042</text:p>
          </table:table-cell>
          <table:table-cell office:value-type="float" office:value="0.512280805693703" calcext:value-type="float">
            <text:p>0.5122808057</text:p>
          </table:table-cell>
          <table:table-cell office:value-type="float" office:value="0.333646656335476" calcext:value-type="float">
            <text:p>0.3336466563</text:p>
          </table:table-cell>
          <table:table-cell office:value-type="float" office:value="0.498091703112034" calcext:value-type="float">
            <text:p>0.4980917031</text:p>
          </table:table-cell>
          <table:table-cell office:value-type="float" office:value="0.844411598158198" calcext:value-type="float">
            <text:p>0.8444115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0.0389343807831725" calcext:value-type="float">
            <text:p>0.0389343808</text:p>
          </table:table-cell>
          <table:table-cell office:value-type="float" office:value="0.137114726544029" calcext:value-type="float">
            <text:p>0.1371147265</text:p>
          </table:table-cell>
          <table:table-cell office:value-type="float" office:value="0.0525027733319784" calcext:value-type="float">
            <text:p>0.0525027733</text:p>
          </table:table-cell>
          <table:table-cell office:value-type="float" office:value="0.0710526458522792" calcext:value-type="float">
            <text:p>0.0710526459</text:p>
          </table:table-cell>
          <table:table-cell office:value-type="float" office:value="0.137403694450505" calcext:value-type="float">
            <text:p>0.1374036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0.254921626077164" calcext:value-type="float">
            <text:p>0.2549216261</text:p>
          </table:table-cell>
          <table:table-cell office:value-type="float" office:value="0.154668922380832" calcext:value-type="float">
            <text:p>0.1546689224</text:p>
          </table:table-cell>
          <table:table-cell office:value-type="float" office:value="0.161742414619482" calcext:value-type="float">
            <text:p>0.1617424146</text:p>
          </table:table-cell>
          <table:table-cell office:value-type="float" office:value="0.242085223400005" calcext:value-type="float">
            <text:p>0.2420852234</text:p>
          </table:table-cell>
          <table:table-cell office:value-type="float" office:value="0.220072920437018" calcext:value-type="float">
            <text:p>0.22007292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0.0491608162420437" calcext:value-type="float">
            <text:p>0.0491608162</text:p>
          </table:table-cell>
          <table:table-cell office:value-type="float" office:value="0.225790843950879" calcext:value-type="float">
            <text:p>0.225790844</text:p>
          </table:table-cell>
          <table:table-cell office:value-type="float" office:value="0.0965373574168636" calcext:value-type="float">
            <text:p>0.0965373574</text:p>
          </table:table-cell>
          <table:table-cell office:value-type="float" office:value="0.162715982867815" calcext:value-type="float">
            <text:p>0.1627159829</text:p>
          </table:table-cell>
          <table:table-cell office:value-type="float" office:value="0.225811211485662" calcext:value-type="float">
            <text:p>0.2258112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0.0126906367742619" calcext:value-type="float">
            <text:p>0.0126906368</text:p>
          </table:table-cell>
          <table:table-cell office:value-type="float" office:value="0.0487403218781234" calcext:value-type="float">
            <text:p>0.0487403219</text:p>
          </table:table-cell>
          <table:table-cell office:value-type="float" office:value="0.0406473083860478" calcext:value-type="float">
            <text:p>0.0406473084</text:p>
          </table:table-cell>
          <table:table-cell office:value-type="float" office:value="0.00596625270515322" calcext:value-type="float">
            <text:p>0.0059662527</text:p>
          </table:table-cell>
          <table:table-cell office:value-type="float" office:value="0.0153861869875738" calcext:value-type="float">
            <text:p>0.0153861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0.0469430350581921" calcext:value-type="float">
            <text:p>0.0469430351</text:p>
          </table:table-cell>
          <table:table-cell office:value-type="float" office:value="0.146467821513325" calcext:value-type="float">
            <text:p>0.1464678215</text:p>
          </table:table-cell>
          <table:table-cell office:value-type="float" office:value="0.110086460212213" calcext:value-type="float">
            <text:p>0.1100864602</text:p>
          </table:table-cell>
          <table:table-cell office:value-type="float" office:value="0.134873470243767" calcext:value-type="float">
            <text:p>0.1348734702</text:p>
          </table:table-cell>
          <table:table-cell office:value-type="float" office:value="0.113315483674877" calcext:value-type="float">
            <text:p>0.1133154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0.0604961422928408" calcext:value-type="float">
            <text:p>0.0604961423</text:p>
          </table:table-cell>
          <table:table-cell office:value-type="float" office:value="0.1136634180433" calcext:value-type="float">
            <text:p>0.113663418</text:p>
          </table:table-cell>
          <table:table-cell office:value-type="float" office:value="0.121095106233434" calcext:value-type="float">
            <text:p>0.1210951062</text:p>
          </table:table-cell>
          <table:table-cell office:value-type="float" office:value="0.122579373760421" calcext:value-type="float">
            <text:p>0.1225793738</text:p>
          </table:table-cell>
          <table:table-cell office:value-type="float" office:value="0.147556055536568" calcext:value-type="float">
            <text:p>0.1475560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595104617666845" calcext:value-type="float">
            <text:p>0.0595104618</text:p>
          </table:table-cell>
          <table:table-cell office:value-type="float" office:value="0.104502322090968" calcext:value-type="float">
            <text:p>0.1045023221</text:p>
          </table:table-cell>
          <table:table-cell office:value-type="float" office:value="0.105852365588666" calcext:value-type="float">
            <text:p>0.1058523656</text:p>
          </table:table-cell>
          <table:table-cell office:value-type="float" office:value="0.111550846032713" calcext:value-type="float">
            <text:p>0.111550846</text:p>
          </table:table-cell>
          <table:table-cell office:value-type="float" office:value="0.0405463862008604" calcext:value-type="float">
            <text:p>0.0405463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0.0712154180147901" calcext:value-type="float">
            <text:p>0.071215418</text:p>
          </table:table-cell>
          <table:table-cell office:value-type="float" office:value="0.190188740519363" calcext:value-type="float">
            <text:p>0.1901887405</text:p>
          </table:table-cell>
          <table:table-cell office:value-type="float" office:value="0.10161827096512" calcext:value-type="float">
            <text:p>0.101618271</text:p>
          </table:table-cell>
          <table:table-cell office:value-type="float" office:value="0.136500630072445" calcext:value-type="float">
            <text:p>0.1365006301</text:p>
          </table:table-cell>
          <table:table-cell office:value-type="float" office:value="0.244035014925863" calcext:value-type="float">
            <text:p>0.2440350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0.020329660851973" calcext:value-type="float">
            <text:p>0.0203296609</text:p>
          </table:table-cell>
          <table:table-cell office:value-type="float" office:value="0.101759478991468" calcext:value-type="float">
            <text:p>0.101759479</text:p>
          </table:table-cell>
          <table:table-cell office:value-type="float" office:value="0.0601241436543624" calcext:value-type="float">
            <text:p>0.0601241437</text:p>
          </table:table-cell>
          <table:table-cell office:value-type="float" office:value="0.0587585493689332" calcext:value-type="float">
            <text:p>0.0587585494</text:p>
          </table:table-cell>
          <table:table-cell office:value-type="float" office:value="0.117477321138729" calcext:value-type="float">
            <text:p>0.1174773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0.111135479324119" calcext:value-type="float">
            <text:p>0.1111354793</text:p>
          </table:table-cell>
          <table:table-cell office:value-type="float" office:value="0.0786373116626786" calcext:value-type="float">
            <text:p>0.0786373117</text:p>
          </table:table-cell>
          <table:table-cell office:value-type="float" office:value="0.134644209028783" calcext:value-type="float">
            <text:p>0.134644209</text:p>
          </table:table-cell>
          <table:table-cell office:value-type="float" office:value="0.164885529306052" calcext:value-type="float">
            <text:p>0.1648855293</text:p>
          </table:table-cell>
          <table:table-cell office:value-type="float" office:value="0.0498159332794396" calcext:value-type="float">
            <text:p>0.0498159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0.0916682889325326" calcext:value-type="float">
            <text:p>0.0916682889</text:p>
          </table:table-cell>
          <table:table-cell office:value-type="float" office:value="0.0492888904980235" calcext:value-type="float">
            <text:p>0.0492888905</text:p>
          </table:table-cell>
          <table:table-cell office:value-type="float" office:value="0.102465089889829" calcext:value-type="float">
            <text:p>0.1024650899</text:p>
          </table:table-cell>
          <table:table-cell office:value-type="float" office:value="0.0878666307486201" calcext:value-type="float">
            <text:p>0.0878666307</text:p>
          </table:table-cell>
          <table:table-cell office:value-type="float" office:value="0.0316551879826313" calcext:value-type="float">
            <text:p>0.031655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0.103742875377947" calcext:value-type="float">
            <text:p>0.1037428754</text:p>
          </table:table-cell>
          <table:table-cell office:value-type="float" office:value="0.227546263534559" calcext:value-type="float">
            <text:p>0.2275462635</text:p>
          </table:table-cell>
          <table:table-cell office:value-type="float" office:value="0.212551550102042" calcext:value-type="float">
            <text:p>0.2125515501</text:p>
          </table:table-cell>
          <table:table-cell office:value-type="float" office:value="0.205926116096046" calcext:value-type="float">
            <text:p>0.2059261161</text:p>
          </table:table-cell>
          <table:table-cell office:value-type="float" office:value="0.289752168884842" calcext:value-type="float">
            <text:p>0.2897521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M</text:p>
          </table:table-cell>
          <table:table-cell office:value-type="float" office:value="0.0215617615096683" calcext:value-type="float">
            <text:p>0.0215617615</text:p>
          </table:table-cell>
          <table:table-cell office:value-type="float" office:value="0.0275381447189848" calcext:value-type="float">
            <text:p>0.0275381447</text:p>
          </table:table-cell>
          <table:table-cell office:value-type="float" office:value="0.0372600326872105" calcext:value-type="float">
            <text:p>0.0372600327</text:p>
          </table:table-cell>
          <table:table-cell office:value-type="float" office:value="0.0446564975203892" calcext:value-type="float">
            <text:p>0.0446564975</text:p>
          </table:table-cell>
          <table:table-cell office:value-type="float" office:value="0.0185390941571586" calcext:value-type="float">
            <text:p>0.01853909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0.0673959059759346" calcext:value-type="float">
            <text:p>0.067395906</text:p>
          </table:table-cell>
          <table:table-cell office:value-type="float" office:value="0.0613574001358256" calcext:value-type="float">
            <text:p>0.0613574001</text:p>
          </table:table-cell>
          <table:table-cell office:value-type="float" office:value="0.112626916986341" calcext:value-type="float">
            <text:p>0.112626917</text:p>
          </table:table-cell>
          <table:table-cell office:value-type="float" office:value="0.0969064075746098" calcext:value-type="float">
            <text:p>0.0969064076</text:p>
          </table:table-cell>
          <table:table-cell office:value-type="float" office:value="0.0288806296733966" calcext:value-type="float">
            <text:p>0.0288806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0491608162420437" calcext:value-type="float">
            <text:p>0.0491608162</text:p>
          </table:table-cell>
          <table:table-cell office:value-type="float" office:value="0.173759110353355" calcext:value-type="float">
            <text:p>0.1737591104</text:p>
          </table:table-cell>
          <table:table-cell office:value-type="float" office:value="0.110933279136922" calcext:value-type="float">
            <text:p>0.1109332791</text:p>
          </table:table-cell>
          <table:table-cell office:value-type="float" office:value="0.0808156048243481" calcext:value-type="float">
            <text:p>0.0808156048</text:p>
          </table:table-cell>
          <table:table-cell office:value-type="float" office:value="0.330487729515877" calcext:value-type="float">
            <text:p>0.3304877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0332667177577739" calcext:value-type="float">
            <text:p>0.0332667178</text:p>
          </table:table-cell>
          <table:table-cell office:value-type="float" office:value="0.132369607981893" calcext:value-type="float">
            <text:p>0.132369608</text:p>
          </table:table-cell>
          <table:table-cell office:value-type="float" office:value="0.0939969006427356" calcext:value-type="float">
            <text:p>0.0939969006</text:p>
          </table:table-cell>
          <table:table-cell office:value-type="float" office:value="0.10540379779104" calcext:value-type="float">
            <text:p>0.1054037978</text:p>
          </table:table-cell>
          <table:table-cell office:value-type="float" office:value="0.0894164473294246" calcext:value-type="float">
            <text:p>0.0894164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432467330851061" calcext:value-type="float">
            <text:p>0.0432467331</text:p>
          </table:table-cell>
          <table:table-cell office:value-type="float" office:value="0.297955045898736" calcext:value-type="float">
            <text:p>0.2979550459</text:p>
          </table:table-cell>
          <table:table-cell office:value-type="float" office:value="0.105005546663957" calcext:value-type="float">
            <text:p>0.1050055467</text:p>
          </table:table-cell>
          <table:table-cell office:value-type="float" office:value="0.0761149208748334" calcext:value-type="float">
            <text:p>0.0761149209</text:p>
          </table:table-cell>
          <table:table-cell office:value-type="float" office:value="0.342342660473516" calcext:value-type="float">
            <text:p>0.3423426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0.0800865427501965" calcext:value-type="float">
            <text:p>0.0800865428</text:p>
          </table:table-cell>
          <table:table-cell office:value-type="float" office:value="0.1751579603341" calcext:value-type="float">
            <text:p>0.1751579603</text:p>
          </table:table-cell>
          <table:table-cell office:value-type="float" office:value="0.159201957845354" calcext:value-type="float">
            <text:p>0.1592019578</text:p>
          </table:table-cell>
          <table:table-cell office:value-type="float" office:value="0.109923686204035" calcext:value-type="float">
            <text:p>0.1099236862</text:p>
          </table:table-cell>
          <table:table-cell office:value-type="float" office:value="0.0850654354353976" calcext:value-type="float">
            <text:p>0.0850654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0.0563070000566766" calcext:value-type="float">
            <text:p>0.0563070001</text:p>
          </table:table-cell>
          <table:table-cell office:value-type="float" office:value="0.0994554907878872" calcext:value-type="float">
            <text:p>0.0994554908</text:p>
          </table:table-cell>
          <table:table-cell office:value-type="float" office:value="0.0906096249438983" calcext:value-type="float">
            <text:p>0.0906096249</text:p>
          </table:table-cell>
          <table:table-cell office:value-type="float" office:value="0.110466072813594" calcext:value-type="float">
            <text:p>0.1104660728</text:p>
          </table:table-cell>
          <table:table-cell office:value-type="float" office:value="0.075228365066293" calcext:value-type="float">
            <text:p>0.0752283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V</text:p>
          </table:table-cell>
          <table:table-cell office:value-type="float" office:value="0.0468198249924226" calcext:value-type="float">
            <text:p>0.046819825</text:p>
          </table:table-cell>
          <table:table-cell office:value-type="float" office:value="0.17301854271649" calcext:value-type="float">
            <text:p>0.1730185427</text:p>
          </table:table-cell>
          <table:table-cell office:value-type="float" office:value="0.110933279136922" calcext:value-type="float">
            <text:p>0.1109332791</text:p>
          </table:table-cell>
          <table:table-cell office:value-type="float" office:value="0.164885529306052" calcext:value-type="float">
            <text:p>0.1648855293</text:p>
          </table:table-cell>
          <table:table-cell office:value-type="float" office:value="0.178832894658849" calcext:value-type="float">
            <text:p>0.17883289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0.00702297374886339" calcext:value-type="float">
            <text:p>0.0070229737</text:p>
          </table:table-cell>
          <table:table-cell office:value-type="float" office:value="0.0506877404787688" calcext:value-type="float">
            <text:p>0.0506877405</text:p>
          </table:table-cell>
          <table:table-cell office:value-type="float" office:value="0.0296386623648265" calcext:value-type="float">
            <text:p>0.0296386624</text:p>
          </table:table-cell>
          <table:table-cell office:value-type="float" office:value="0.0292888769162067" calcext:value-type="float">
            <text:p>0.0292888769</text:p>
          </table:table-cell>
          <table:table-cell office:value-type="float" office:value="0.0154492451309655" calcext:value-type="float">
            <text:p>0.0154492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0.0513785974258953" calcext:value-type="float">
            <text:p>0.0513785974</text:p>
          </table:table-cell>
          <table:table-cell office:value-type="float" office:value="0.0440774886089726" calcext:value-type="float">
            <text:p>0.0440774886</text:p>
          </table:table-cell>
          <table:table-cell office:value-type="float" office:value="0.0584305058049437" calcext:value-type="float">
            <text:p>0.0584305058</text:p>
          </table:table-cell>
          <table:table-cell office:value-type="float" office:value="0.0869626530660211" calcext:value-type="float">
            <text:p>0.0869626531</text:p>
          </table:table-cell>
          <table:table-cell office:value-type="float" office:value="0.0399158047669434" calcext:value-type="float">
            <text:p>0.0399158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528817602282836" calcext:value-type="float">
            <text:p>0.5288176023</text:p>
          </table:table-cell>
          <table:table-cell office:value-type="float" office:value="0.566506813770828" calcext:value-type="float">
            <text:p>0.5665068138</text:p>
          </table:table-cell>
          <table:table-cell office:value-type="float" office:value="0.393770799989838" calcext:value-type="float">
            <text:p>0.3937708</text:p>
          </table:table-cell>
          <table:table-cell office:value-type="float" office:value="0.719566235348782" calcext:value-type="float">
            <text:p>0.7195662353</text:p>
          </table:table-cell>
          <table:table-cell office:value-type="float" office:value="0.2885540641604" calcext:value-type="float">
            <text:p>0.2885540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0.0820579038025091" calcext:value-type="float">
            <text:p>0.0820579038</text:p>
          </table:table-cell>
          <table:table-cell office:value-type="float" office:value="0.0625642510996058" calcext:value-type="float">
            <text:p>0.0625642511</text:p>
          </table:table-cell>
          <table:table-cell office:value-type="float" office:value="0.0897628060191889" calcext:value-type="float">
            <text:p>0.089762806</text:p>
          </table:table-cell>
          <table:table-cell office:value-type="float" office:value="0.0314584233544442" calcext:value-type="float">
            <text:p>0.0314584234</text:p>
          </table:table-cell>
          <table:table-cell office:value-type="float" office:value="0.033988339288124" calcext:value-type="float">
            <text:p>0.0339883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28324762019758" calcext:value-type="float">
            <text:p>0.528324762</text:p>
          </table:table-cell>
          <table:table-cell office:value-type="float" office:value="0.398562530788414" calcext:value-type="float">
            <text:p>0.3985625308</text:p>
          </table:table-cell>
          <table:table-cell office:value-type="float" office:value="0.342114845582569" calcext:value-type="float">
            <text:p>0.3421148456</text:p>
          </table:table-cell>
          <table:table-cell office:value-type="float" office:value="0.468983621732347" calcext:value-type="float">
            <text:p>0.4689836217</text:p>
          </table:table-cell>
          <table:table-cell office:value-type="float" office:value="0.108775297350675" calcext:value-type="float">
            <text:p>0.1087752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0.762300676916101" calcext:value-type="float">
            <text:p>0.7623006769</text:p>
          </table:table-cell>
          <table:table-cell office:value-type="float" office:value="0.336848561049653" calcext:value-type="float">
            <text:p>0.336848561</text:p>
          </table:table-cell>
          <table:table-cell office:value-type="float" office:value="0.362438499775593" calcext:value-type="float">
            <text:p>0.3624384998</text:p>
          </table:table-cell>
          <table:table-cell office:value-type="float" office:value="0.398111771416587" calcext:value-type="float">
            <text:p>0.3981117714</text:p>
          </table:table-cell>
          <table:table-cell office:value-type="float" office:value="0.185390941571585" calcext:value-type="float">
            <text:p>0.1853909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0.502943488471234" calcext:value-type="float">
            <text:p>0.5029434885</text:p>
          </table:table-cell>
          <table:table-cell office:value-type="float" office:value="0.126746779627917" calcext:value-type="float">
            <text:p>0.1267467796</text:p>
          </table:table-cell>
          <table:table-cell office:value-type="float" office:value="0.304007993970649" calcext:value-type="float">
            <text:p>0.304007994</text:p>
          </table:table-cell>
          <table:table-cell office:value-type="float" office:value="0.354359251578797" calcext:value-type="float">
            <text:p>0.3543592516</text:p>
          </table:table-cell>
          <table:table-cell office:value-type="float" office:value="0.0972987152533865" calcext:value-type="float">
            <text:p>0.0972987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G</text:p>
          </table:table-cell>
          <table:table-cell office:value-type="float" office:value="0.53041933313784" calcext:value-type="float">
            <text:p>0.5304193331</text:p>
          </table:table-cell>
          <table:table-cell office:value-type="float" office:value="0.431449219551425" calcext:value-type="float">
            <text:p>0.4314492196</text:p>
          </table:table-cell>
          <table:table-cell office:value-type="float" office:value="0.27775660730466" calcext:value-type="float">
            <text:p>0.2777566073</text:p>
          </table:table-cell>
          <table:table-cell office:value-type="float" office:value="0.585777538324134" calcext:value-type="float">
            <text:p>0.5857775383</text:p>
          </table:table-cell>
          <table:table-cell office:value-type="float" office:value="0.22309971131982" calcext:value-type="float">
            <text:p>0.2230997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H</text:p>
          </table:table-cell>
          <table:table-cell office:value-type="float" office:value="0.100662623733709" calcext:value-type="float">
            <text:p>0.1006626237</text:p>
          </table:table-cell>
          <table:table-cell office:value-type="float" office:value="0.11717425721066" calcext:value-type="float">
            <text:p>0.1171742572</text:p>
          </table:table-cell>
          <table:table-cell office:value-type="float" office:value="0.138031484727621" calcext:value-type="float">
            <text:p>0.1380314847</text:p>
          </table:table-cell>
          <table:table-cell office:value-type="float" office:value="0.143732451533237" calcext:value-type="float">
            <text:p>0.1437324515</text:p>
          </table:table-cell>
          <table:table-cell office:value-type="float" office:value="0.05057263100014" calcext:value-type="float">
            <text:p>0.0505726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0.777948355268832" calcext:value-type="float">
            <text:p>0.7779483553</text:p>
          </table:table-cell>
          <table:table-cell office:value-type="float" office:value="0.148771809716906" calcext:value-type="float">
            <text:p>0.1487718097</text:p>
          </table:table-cell>
          <table:table-cell office:value-type="float" office:value="0.402238989236931" calcext:value-type="float">
            <text:p>0.4022389892</text:p>
          </table:table-cell>
          <table:table-cell office:value-type="float" office:value="0.608196184852588" calcext:value-type="float">
            <text:p>0.6081961849</text:p>
          </table:table-cell>
          <table:table-cell office:value-type="float" office:value="0.0961006105289443" calcext:value-type="float">
            <text:p>0.0961006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0.897092488867971" calcext:value-type="float">
            <text:p>0.8970924889</text:p>
          </table:table-cell>
          <table:table-cell office:value-type="float" office:value="0.119999385603146" calcext:value-type="float">
            <text:p>0.1199993856</text:p>
          </table:table-cell>
          <table:table-cell office:value-type="float" office:value="0.399698532462804" calcext:value-type="float">
            <text:p>0.3996985325</text:p>
          </table:table-cell>
          <table:table-cell office:value-type="float" office:value="0.46591009761151" calcext:value-type="float">
            <text:p>0.4659100976</text:p>
          </table:table-cell>
          <table:table-cell office:value-type="float" office:value="0.0634364922520459" calcext:value-type="float">
            <text:p>0.0634364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0.939846381689999" calcext:value-type="float">
            <text:p>0.9398463817</text:p>
          </table:table-cell>
          <table:table-cell office:value-type="float" office:value="0.327824607252297" calcext:value-type="float">
            <text:p>0.3278246073</text:p>
          </table:table-cell>
          <table:table-cell office:value-type="float" office:value="0.589385971597693" calcext:value-type="float">
            <text:p>0.5893859716</text:p>
          </table:table-cell>
          <table:table-cell office:value-type="float" office:value="0.759522048919656" calcext:value-type="float">
            <text:p>0.7595220489</text:p>
          </table:table-cell>
          <table:table-cell office:value-type="float" office:value="0.280671796236438" calcext:value-type="float">
            <text:p>0.2806717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0.153766162080377" calcext:value-type="float">
            <text:p>0.1537661621</text:p>
          </table:table-cell>
          <table:table-cell office:value-type="float" office:value="0.0516477355635939" calcext:value-type="float">
            <text:p>0.0516477356</text:p>
          </table:table-cell>
          <table:table-cell office:value-type="float" office:value="0.106699184513376" calcext:value-type="float">
            <text:p>0.1066991845</text:p>
          </table:table-cell>
          <table:table-cell office:value-type="float" office:value="0.191643268710982" calcext:value-type="float">
            <text:p>0.1916432687</text:p>
          </table:table-cell>
          <table:table-cell office:value-type="float" office:value="0.0472305494003801" calcext:value-type="float">
            <text:p>0.0472305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537195886755164" calcext:value-type="float">
            <text:p>0.5371958868</text:p>
          </table:table-cell>
          <table:table-cell office:value-type="float" office:value="0.168026568275399" calcext:value-type="float">
            <text:p>0.1680265683</text:p>
          </table:table-cell>
          <table:table-cell office:value-type="float" office:value="0.393770799989838" calcext:value-type="float">
            <text:p>0.3937708</text:p>
          </table:table-cell>
          <table:table-cell office:value-type="float" office:value="0.420892009018081" calcext:value-type="float">
            <text:p>0.420892009</text:p>
          </table:table-cell>
          <table:table-cell office:value-type="float" office:value="0.0598421780787193" calcext:value-type="float">
            <text:p>0.0598421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0.301371820872278" calcext:value-type="float">
            <text:p>0.3013718209</text:p>
          </table:table-cell>
          <table:table-cell office:value-type="float" office:value="0.240108484930271" calcext:value-type="float">
            <text:p>0.2401084849</text:p>
          </table:table-cell>
          <table:table-cell office:value-type="float" office:value="0.311629364293033" calcext:value-type="float">
            <text:p>0.3116293643</text:p>
          </table:table-cell>
          <table:table-cell office:value-type="float" office:value="0.276436375338766" calcext:value-type="float">
            <text:p>0.2764363753</text:p>
          </table:table-cell>
          <table:table-cell office:value-type="float" office:value="0.212064536226273" calcext:value-type="float">
            <text:p>0.2120645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0.195534374376249" calcext:value-type="float">
            <text:p>0.1955343744</text:p>
          </table:table-cell>
          <table:table-cell office:value-type="float" office:value="0.20107782762438" calcext:value-type="float">
            <text:p>0.2010778276</text:p>
          </table:table-cell>
          <table:table-cell office:value-type="float" office:value="0.210857912252623" calcext:value-type="float">
            <text:p>0.2108579123</text:p>
          </table:table-cell>
          <table:table-cell office:value-type="float" office:value="0.277340353021365" calcext:value-type="float">
            <text:p>0.277340353</text:p>
          </table:table-cell>
          <table:table-cell office:value-type="float" office:value="0.06135557352012" calcext:value-type="float">
            <text:p>0.0613555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0.272294245350668" calcext:value-type="float">
            <text:p>0.2722942454</text:p>
          </table:table-cell>
          <table:table-cell office:value-type="float" office:value="0.375659790907585" calcext:value-type="float">
            <text:p>0.3756597909</text:p>
          </table:table-cell>
          <table:table-cell office:value-type="float" office:value="0.262513866659892" calcext:value-type="float">
            <text:p>0.2625138667</text:p>
          </table:table-cell>
          <table:table-cell office:value-type="float" office:value="0.268300576195375" calcext:value-type="float">
            <text:p>0.2683005762</text:p>
          </table:table-cell>
          <table:table-cell office:value-type="float" office:value="0.246115933657788" calcext:value-type="float">
            <text:p>0.2461159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648084945947744" calcext:value-type="float">
            <text:p>0.6480849459</text:p>
          </table:table-cell>
          <table:table-cell office:value-type="float" office:value="0.317950372094095" calcext:value-type="float">
            <text:p>0.3179503721</text:p>
          </table:table-cell>
          <table:table-cell office:value-type="float" office:value="0.609709625790717" calcext:value-type="float">
            <text:p>0.6097096258</text:p>
          </table:table-cell>
          <table:table-cell office:value-type="float" office:value="0.530092513076037" calcext:value-type="float">
            <text:p>0.5300925131</text:p>
          </table:table-cell>
          <table:table-cell office:value-type="float" office:value="0.253367620147834" calcext:value-type="float">
            <text:p>0.2533676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0.431604860390674" calcext:value-type="float">
            <text:p>0.4316048604</text:p>
          </table:table-cell>
          <table:table-cell office:value-type="float" office:value="0.269511762956916" calcext:value-type="float">
            <text:p>0.269511763</text:p>
          </table:table-cell>
          <table:table-cell office:value-type="float" office:value="0.377681240420361" calcext:value-type="float">
            <text:p>0.3776812404</text:p>
          </table:table-cell>
          <table:table-cell office:value-type="float" office:value="0.496826134356395" calcext:value-type="float">
            <text:p>0.4968261344</text:p>
          </table:table-cell>
          <table:table-cell office:value-type="float" office:value="0.161870254086483" calcext:value-type="float">
            <text:p>0.1618702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0.546806271885188" calcext:value-type="float">
            <text:p>0.5468062719</text:p>
          </table:table-cell>
          <table:table-cell office:value-type="float" office:value="0.362850713632918" calcext:value-type="float">
            <text:p>0.3628507136</text:p>
          </table:table-cell>
          <table:table-cell office:value-type="float" office:value="0.369213051173268" calcext:value-type="float">
            <text:p>0.3692130512</text:p>
          </table:table-cell>
          <table:table-cell office:value-type="float" office:value="0.622117441164613" calcext:value-type="float">
            <text:p>0.6221174412</text:p>
          </table:table-cell>
          <table:table-cell office:value-type="float" office:value="0.19264262806163" calcext:value-type="float">
            <text:p>0.1926426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W</text:p>
          </table:table-cell>
          <table:table-cell office:value-type="float" office:value="0.050392916899739" calcext:value-type="float">
            <text:p>0.0503929169</text:p>
          </table:table-cell>
          <table:table-cell office:value-type="float" office:value="0.0614396854288106" calcext:value-type="float">
            <text:p>0.0614396854</text:p>
          </table:table-cell>
          <table:table-cell office:value-type="float" office:value="0.064358238277909" calcext:value-type="float">
            <text:p>0.0643582383</text:p>
          </table:table-cell>
          <table:table-cell office:value-type="float" office:value="0.0737645789000761" calcext:value-type="float">
            <text:p>0.0737645789</text:p>
          </table:table-cell>
          <table:table-cell office:value-type="float" office:value="0.0345558625786493" calcext:value-type="float">
            <text:p>0.0345558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Y</text:p>
          </table:table-cell>
          <table:table-cell office:value-type="float" office:value="0.376653171057463" calcext:value-type="float">
            <text:p>0.3766531711</text:p>
          </table:table-cell>
          <table:table-cell office:value-type="float" office:value="0.0782533136287485" calcext:value-type="float">
            <text:p>0.0782533136</text:p>
          </table:table-cell>
          <table:table-cell office:value-type="float" office:value="0.216785644725588" calcext:value-type="float">
            <text:p>0.2167856447</text:p>
          </table:table-cell>
          <table:table-cell office:value-type="float" office:value="0.231418286745337" calcext:value-type="float">
            <text:p>0.2314182867</text:p>
          </table:table-cell>
          <table:table-cell office:value-type="float" office:value="0.0554281080413006" calcext:value-type="float">
            <text:p>0.055428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</text:p>
          </table:table-cell>
          <table:table-cell office:value-type="float" office:value="0.455630823215734" calcext:value-type="float">
            <text:p>0.4556308232</text:p>
          </table:table-cell>
          <table:table-cell office:value-type="float" office:value="0.255358692563494" calcext:value-type="float">
            <text:p>0.2553586926</text:p>
          </table:table-cell>
          <table:table-cell office:value-type="float" office:value="0.313323002142452" calcext:value-type="float">
            <text:p>0.3133230021</text:p>
          </table:table-cell>
          <table:table-cell office:value-type="float" office:value="0.410948254509493" calcext:value-type="float">
            <text:p>0.4109482545</text:p>
          </table:table-cell>
          <table:table-cell office:value-type="float" office:value="0.199011500544192" calcext:value-type="float">
            <text:p>0.1990115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 office:value-type="float" office:value="0.0422610525589499" calcext:value-type="float">
            <text:p>0.0422610526</text:p>
          </table:table-cell>
          <table:table-cell office:value-type="float" office:value="0.0386740877029567" calcext:value-type="float">
            <text:p>0.0386740877</text:p>
          </table:table-cell>
          <table:table-cell office:value-type="float" office:value="0.0855287113956423" calcext:value-type="float">
            <text:p>0.0855287114</text:p>
          </table:table-cell>
          <table:table-cell office:value-type="float" office:value="0.0126556875563856" calcext:value-type="float">
            <text:p>0.0126556876</text:p>
          </table:table-cell>
          <table:table-cell office:value-type="float" office:value="0.012233279817989" calcext:value-type="float">
            <text:p>0.0122332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D</text:p>
          </table:table-cell>
          <table:table-cell office:value-type="float" office:value="0.61740563957113" calcext:value-type="float">
            <text:p>0.6174056396</text:p>
          </table:table-cell>
          <table:table-cell office:value-type="float" office:value="0.140022140229499" calcext:value-type="float">
            <text:p>0.1400221402</text:p>
          </table:table-cell>
          <table:table-cell office:value-type="float" office:value="0.386149429667454" calcext:value-type="float">
            <text:p>0.3861494297</text:p>
          </table:table-cell>
          <table:table-cell office:value-type="float" office:value="0.278605921777003" calcext:value-type="float">
            <text:p>0.2786059218</text:p>
          </table:table-cell>
          <table:table-cell office:value-type="float" office:value="0.0733996789079338" calcext:value-type="float">
            <text:p>0.0733996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1.01364921108595" calcext:value-type="float">
            <text:p>1.0136492111</text:p>
          </table:table-cell>
          <table:table-cell office:value-type="float" office:value="0.150006089111681" calcext:value-type="float">
            <text:p>0.1500060891</text:p>
          </table:table-cell>
          <table:table-cell office:value-type="float" office:value="0.491154976331411" calcext:value-type="float">
            <text:p>0.4911549763</text:p>
          </table:table-cell>
          <table:table-cell office:value-type="float" office:value="0.274809215510087" calcext:value-type="float">
            <text:p>0.2748092155</text:p>
          </table:table-cell>
          <table:table-cell office:value-type="float" office:value="0.129332252096368" calcext:value-type="float">
            <text:p>0.1293322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F</text:p>
          </table:table-cell>
          <table:table-cell office:value-type="float" office:value="0.387249236713642" calcext:value-type="float">
            <text:p>0.3872492367</text:p>
          </table:table-cell>
          <table:table-cell office:value-type="float" office:value="0.105764029916738" calcext:value-type="float">
            <text:p>0.1057640299</text:p>
          </table:table-cell>
          <table:table-cell office:value-type="float" office:value="0.312476183217743" calcext:value-type="float">
            <text:p>0.3124761832</text:p>
          </table:table-cell>
          <table:table-cell office:value-type="float" office:value="0.213338733093357" calcext:value-type="float">
            <text:p>0.2133387331</text:p>
          </table:table-cell>
          <table:table-cell office:value-type="float" office:value="0.0341775137182991" calcext:value-type="float">
            <text:p>0.0341775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0.454891562821116" calcext:value-type="float">
            <text:p>0.4548915628</text:p>
          </table:table-cell>
          <table:table-cell office:value-type="float" office:value="0.153489499848047" calcext:value-type="float">
            <text:p>0.1534894998</text:p>
          </table:table-cell>
          <table:table-cell office:value-type="float" office:value="0.284531158702335" calcext:value-type="float">
            <text:p>0.2845311587</text:p>
          </table:table-cell>
          <table:table-cell office:value-type="float" office:value="0.268300576195375" calcext:value-type="float">
            <text:p>0.2683005762</text:p>
          </table:table-cell>
          <table:table-cell office:value-type="float" office:value="0.155501381603922" calcext:value-type="float">
            <text:p>0.1555013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H</text:p>
          </table:table-cell>
          <table:table-cell office:value-type="float" office:value="0.0898201379459896" calcext:value-type="float">
            <text:p>0.0898201379</text:p>
          </table:table-cell>
          <table:table-cell office:value-type="float" office:value="0.0833275733628244" calcext:value-type="float">
            <text:p>0.0833275734</text:p>
          </table:table-cell>
          <table:table-cell office:value-type="float" office:value="0.132950571179365" calcext:value-type="float">
            <text:p>0.1329505712</text:p>
          </table:table-cell>
          <table:table-cell office:value-type="float" office:value="0.128184035392534" calcext:value-type="float">
            <text:p>0.1281840354</text:p>
          </table:table-cell>
          <table:table-cell office:value-type="float" office:value="0.0276825249489544" calcext:value-type="float">
            <text:p>0.0276825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984694845630109" calcext:value-type="float">
            <text:p>0.9846948456</text:p>
          </table:table-cell>
          <table:table-cell office:value-type="float" office:value="0.148908951871881" calcext:value-type="float">
            <text:p>0.1489089519</text:p>
          </table:table-cell>
          <table:table-cell office:value-type="float" office:value="0.483533606009027" calcext:value-type="float">
            <text:p>0.483533606</text:p>
          </table:table-cell>
          <table:table-cell office:value-type="float" office:value="0.526295806809122" calcext:value-type="float">
            <text:p>0.5262958068</text:p>
          </table:table-cell>
          <table:table-cell office:value-type="float" office:value="0.0715709927495747" calcext:value-type="float">
            <text:p>0.0715709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0.992949920036667" calcext:value-type="float">
            <text:p>0.99294992</text:p>
          </table:table-cell>
          <table:table-cell office:value-type="float" office:value="0.120712524809016" calcext:value-type="float">
            <text:p>0.1207125248</text:p>
          </table:table-cell>
          <table:table-cell office:value-type="float" office:value="0.55551321460932" calcext:value-type="float">
            <text:p>0.5555132146</text:p>
          </table:table-cell>
          <table:table-cell office:value-type="float" office:value="0.431920536745789" calcext:value-type="float">
            <text:p>0.4319205367</text:p>
          </table:table-cell>
          <table:table-cell office:value-type="float" office:value="0.059905236222111" calcext:value-type="float">
            <text:p>0.0599052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</text:p>
          </table:table-cell>
          <table:table-cell office:value-type="float" office:value="0.816020265591618" calcext:value-type="float">
            <text:p>0.8160202656</text:p>
          </table:table-cell>
          <table:table-cell office:value-type="float" office:value="0.303523017390722" calcext:value-type="float">
            <text:p>0.3035230174</text:p>
          </table:table-cell>
          <table:table-cell office:value-type="float" office:value="0.645276020628509" calcext:value-type="float">
            <text:p>0.6452760206</text:p>
          </table:table-cell>
          <table:table-cell office:value-type="float" office:value="0.570771508792991" calcext:value-type="float">
            <text:p>0.5707715088</text:p>
          </table:table-cell>
          <table:table-cell office:value-type="float" office:value="0.147303822963001" calcext:value-type="float">
            <text:p>0.147303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0.168428159906952" calcext:value-type="float">
            <text:p>0.1684281599</text:p>
          </table:table-cell>
          <table:table-cell office:value-type="float" office:value="0.063935672649356" calcext:value-type="float">
            <text:p>0.0639356726</text:p>
          </table:table-cell>
          <table:table-cell office:value-type="float" office:value="0.130410114405237" calcext:value-type="float">
            <text:p>0.1304101144</text:p>
          </table:table-cell>
          <table:table-cell office:value-type="float" office:value="0.142105291704558" calcext:value-type="float">
            <text:p>0.1421052917</text:p>
          </table:table-cell>
          <table:table-cell office:value-type="float" office:value="0.0337991648579489" calcext:value-type="float">
            <text:p>0.0337991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0.788544420925012" calcext:value-type="float">
            <text:p>0.7885444209</text:p>
          </table:table-cell>
          <table:table-cell office:value-type="float" office:value="0.104694321107933" calcext:value-type="float">
            <text:p>0.1046943211</text:p>
          </table:table-cell>
          <table:table-cell office:value-type="float" office:value="0.41663491095699" calcext:value-type="float">
            <text:p>0.416634911</text:p>
          </table:table-cell>
          <table:table-cell office:value-type="float" office:value="0.39576142944183" calcext:value-type="float">
            <text:p>0.3957614294</text:p>
          </table:table-cell>
          <table:table-cell office:value-type="float" office:value="0.0437623515138369" calcext:value-type="float">
            <text:p>0.0437623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178408175234284" calcext:value-type="float">
            <text:p>0.1784081752</text:p>
          </table:table-cell>
          <table:table-cell office:value-type="float" office:value="0.215368040172777" calcext:value-type="float">
            <text:p>0.2153680402</text:p>
          </table:table-cell>
          <table:table-cell office:value-type="float" office:value="0.244730669240996" calcext:value-type="float">
            <text:p>0.2447306692</text:p>
          </table:table-cell>
          <table:table-cell office:value-type="float" office:value="0.216231461677674" calcext:value-type="float">
            <text:p>0.2162314617</text:p>
          </table:table-cell>
          <table:table-cell office:value-type="float" office:value="0.135385833861971" calcext:value-type="float">
            <text:p>0.1353858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Q</text:p>
          </table:table-cell>
          <table:table-cell office:value-type="float" office:value="0.18740251003546" calcext:value-type="float">
            <text:p>0.18740251</text:p>
          </table:table-cell>
          <table:table-cell office:value-type="float" office:value="0.153544356710036" calcext:value-type="float">
            <text:p>0.1535443567</text:p>
          </table:table-cell>
          <table:table-cell office:value-type="float" office:value="0.245577488165706" calcext:value-type="float">
            <text:p>0.2455774882</text:p>
          </table:table-cell>
          <table:table-cell office:value-type="float" office:value="0.314945824617482" calcext:value-type="float">
            <text:p>0.3149458246</text:p>
          </table:table-cell>
          <table:table-cell office:value-type="float" office:value="0.0385915837557178" calcext:value-type="float">
            <text:p>0.03859158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0.297798728964962" calcext:value-type="float">
            <text:p>0.297798729</text:p>
          </table:table-cell>
          <table:table-cell office:value-type="float" office:value="0.283088836299444" calcext:value-type="float">
            <text:p>0.2830888363</text:p>
          </table:table-cell>
          <table:table-cell office:value-type="float" office:value="0.370059870097977" calcext:value-type="float">
            <text:p>0.3700598701</text:p>
          </table:table-cell>
          <table:table-cell office:value-type="float" office:value="0.27282046460837" calcext:value-type="float">
            <text:p>0.2728204646</text:p>
          </table:table-cell>
          <table:table-cell office:value-type="float" office:value="0.183436139126443" calcext:value-type="float">
            <text:p>0.1834361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0.47226418209462" calcext:value-type="float">
            <text:p>0.4722641821</text:p>
          </table:table-cell>
          <table:table-cell office:value-type="float" office:value="0.251710711241159" calcext:value-type="float">
            <text:p>0.2517107112</text:p>
          </table:table-cell>
          <table:table-cell office:value-type="float" office:value="0.547045025362227" calcext:value-type="float">
            <text:p>0.5470450254</text:p>
          </table:table-cell>
          <table:table-cell office:value-type="float" office:value="0.390699154419276" calcext:value-type="float">
            <text:p>0.3906991544</text:p>
          </table:table-cell>
          <table:table-cell office:value-type="float" office:value="0.110162576505292" calcext:value-type="float">
            <text:p>0.1101625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0.433329801311448" calcext:value-type="float">
            <text:p>0.4333298013</text:p>
          </table:table-cell>
          <table:table-cell office:value-type="float" office:value="0.215203469586807" calcext:value-type="float">
            <text:p>0.2152034696</text:p>
          </table:table-cell>
          <table:table-cell office:value-type="float" office:value="0.411553997408734" calcext:value-type="float">
            <text:p>0.4115539974</text:p>
          </table:table-cell>
          <table:table-cell office:value-type="float" office:value="0.38672165261584" calcext:value-type="float">
            <text:p>0.3867216526</text:p>
          </table:table-cell>
          <table:table-cell office:value-type="float" office:value="0.113819948822011" calcext:value-type="float">
            <text:p>0.1138199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V</text:p>
          </table:table-cell>
          <table:table-cell office:value-type="float" office:value="0.564548521356001" calcext:value-type="float">
            <text:p>0.5645485214</text:p>
          </table:table-cell>
          <table:table-cell office:value-type="float" office:value="0.20250410603612" calcext:value-type="float">
            <text:p>0.202504106</text:p>
          </table:table-cell>
          <table:table-cell office:value-type="float" office:value="0.380221697194489" calcext:value-type="float">
            <text:p>0.3802216972</text:p>
          </table:table-cell>
          <table:table-cell office:value-type="float" office:value="0.355082433724876" calcext:value-type="float">
            <text:p>0.3550824337</text:p>
          </table:table-cell>
          <table:table-cell office:value-type="float" office:value="0.140430485333306" calcext:value-type="float">
            <text:p>0.1404304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0.061235402687458" calcext:value-type="float">
            <text:p>0.0612354027</text:p>
          </table:table-cell>
          <table:table-cell office:value-type="float" office:value="0.0490146061880735" calcext:value-type="float">
            <text:p>0.0490146062</text:p>
          </table:table-cell>
          <table:table-cell office:value-type="float" office:value="0.0736732464497117" calcext:value-type="float">
            <text:p>0.0736732464</text:p>
          </table:table-cell>
          <table:table-cell office:value-type="float" office:value="0.0582161627593738" calcext:value-type="float">
            <text:p>0.0582161628</text:p>
          </table:table-cell>
          <table:table-cell office:value-type="float" office:value="0.0148817218404402" calcext:value-type="float">
            <text:p>0.0148817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0.474728383410011" calcext:value-type="float">
            <text:p>0.4747283834</text:p>
          </table:table-cell>
          <table:table-cell office:value-type="float" office:value="0.0569962796076198" calcext:value-type="float">
            <text:p>0.0569962796</text:p>
          </table:table-cell>
          <table:table-cell office:value-type="float" office:value="0.238802936768031" calcext:value-type="float">
            <text:p>0.2388029368</text:p>
          </table:table-cell>
          <table:table-cell office:value-type="float" office:value="0.215689075068115" calcext:value-type="float">
            <text:p>0.2156890751</text:p>
          </table:table-cell>
          <table:table-cell office:value-type="float" office:value="0.0336730485711655" calcext:value-type="float">
            <text:p>0.0336730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0.515141284982418" calcext:value-type="float">
            <text:p>0.515141285</text:p>
          </table:table-cell>
          <table:table-cell office:value-type="float" office:value="0.901654812098791" calcext:value-type="float">
            <text:p>0.9016548121</text:p>
          </table:table-cell>
          <table:table-cell office:value-type="float" office:value="0.538576836115134" calcext:value-type="float">
            <text:p>0.5385768361</text:p>
          </table:table-cell>
          <table:table-cell office:value-type="float" office:value="0.847931066277836" calcext:value-type="float">
            <text:p>0.8479310663</text:p>
          </table:table-cell>
          <table:table-cell office:value-type="float" office:value="1.17357510666285" calcext:value-type="float">
            <text:p>1.1735751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0.0697368972255557" calcext:value-type="float">
            <text:p>0.0697368972</text:p>
          </table:table-cell>
          <table:table-cell office:value-type="float" office:value="0.116104548401855" calcext:value-type="float">
            <text:p>0.1161045484</text:p>
          </table:table-cell>
          <table:table-cell office:value-type="float" office:value="0.146499673974714" calcext:value-type="float">
            <text:p>0.146499674</text:p>
          </table:table-cell>
          <table:table-cell office:value-type="float" office:value="0.0287464903066473" calcext:value-type="float">
            <text:p>0.0287464903</text:p>
          </table:table-cell>
          <table:table-cell office:value-type="float" office:value="0.0963528431025111" calcext:value-type="float">
            <text:p>0.0963528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0.504914849523547" calcext:value-type="float">
            <text:p>0.5049148495</text:p>
          </table:table-cell>
          <table:table-cell office:value-type="float" office:value="0.526324162363146" calcext:value-type="float">
            <text:p>0.5263241624</text:p>
          </table:table-cell>
          <table:table-cell office:value-type="float" office:value="0.553819576759901" calcext:value-type="float">
            <text:p>0.5538195768</text:p>
          </table:table-cell>
          <table:table-cell office:value-type="float" office:value="0.499718862940712" calcext:value-type="float">
            <text:p>0.4997188629</text:p>
          </table:table-cell>
          <table:table-cell office:value-type="float" office:value="0.401365082688143" calcext:value-type="float">
            <text:p>0.40136508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0.757002644088011" calcext:value-type="float">
            <text:p>0.7570026441</text:p>
          </table:table-cell>
          <table:table-cell office:value-type="float" office:value="0.414635591351487" calcext:value-type="float">
            <text:p>0.4146355914</text:p>
          </table:table-cell>
          <table:table-cell office:value-type="float" office:value="0.609709625790717" calcext:value-type="float">
            <text:p>0.6097096258</text:p>
          </table:table-cell>
          <table:table-cell office:value-type="float" office:value="0.424327124211957" calcext:value-type="float">
            <text:p>0.4243271242</text:p>
          </table:table-cell>
          <table:table-cell office:value-type="float" office:value="0.68014513462283" calcext:value-type="float">
            <text:p>0.6801451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41953027394526" calcext:value-type="float">
            <text:p>0.4195302739</text:p>
          </table:table-cell>
          <table:table-cell office:value-type="float" office:value="0.321077213227525" calcext:value-type="float">
            <text:p>0.3210772132</text:p>
          </table:table-cell>
          <table:table-cell office:value-type="float" office:value="0.468290865364259" calcext:value-type="float">
            <text:p>0.4682908654</text:p>
          </table:table-cell>
          <table:table-cell office:value-type="float" office:value="0.437525198377902" calcext:value-type="float">
            <text:p>0.4375251984</text:p>
          </table:table-cell>
          <table:table-cell office:value-type="float" office:value="0.248701317536848" calcext:value-type="float">
            <text:p>0.2487013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0.564548521356001" calcext:value-type="float">
            <text:p>0.5645485214</text:p>
          </table:table-cell>
          <table:table-cell office:value-type="float" office:value="0.622488241431632" calcext:value-type="float">
            <text:p>0.6224882414</text:p>
          </table:table-cell>
          <table:table-cell office:value-type="float" office:value="0.436958565150014" calcext:value-type="float">
            <text:p>0.4369585652</text:p>
          </table:table-cell>
          <table:table-cell office:value-type="float" office:value="0.608196184852588" calcext:value-type="float">
            <text:p>0.6081961849</text:p>
          </table:table-cell>
          <table:table-cell office:value-type="float" office:value="0.948079185894146" calcext:value-type="float">
            <text:p>0.9480791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0.0954878009713882" calcext:value-type="float">
            <text:p>0.095487801</text:p>
          </table:table-cell>
          <table:table-cell office:value-type="float" office:value="0.213530335296112" calcext:value-type="float">
            <text:p>0.2135303353</text:p>
          </table:table-cell>
          <table:table-cell office:value-type="float" office:value="0.21424518795146" calcext:value-type="float">
            <text:p>0.214245188</text:p>
          </table:table-cell>
          <table:table-cell office:value-type="float" office:value="0.178806785618077" calcext:value-type="float">
            <text:p>0.1788067856</text:p>
          </table:table-cell>
          <table:table-cell office:value-type="float" office:value="0.281996017247663" calcext:value-type="float">
            <text:p>0.2819960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0.772527112374972" calcext:value-type="float">
            <text:p>0.7725271124</text:p>
          </table:table-cell>
          <table:table-cell office:value-type="float" office:value="0.424153256906753" calcext:value-type="float">
            <text:p>0.4241532569</text:p>
          </table:table-cell>
          <table:table-cell office:value-type="float" office:value="0.537730017190424" calcext:value-type="float">
            <text:p>0.5377300172</text:p>
          </table:table-cell>
          <table:table-cell office:value-type="float" office:value="0.77398569184124" calcext:value-type="float">
            <text:p>0.7739856918</text:p>
          </table:table-cell>
          <table:table-cell office:value-type="float" office:value="0.236152747001901" calcext:value-type="float">
            <text:p>0.2361527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0.973605939710851" calcext:value-type="float">
            <text:p>0.9736059397</text:p>
          </table:table-cell>
          <table:table-cell office:value-type="float" office:value="0.270828327644677" calcext:value-type="float">
            <text:p>0.2708283276</text:p>
          </table:table-cell>
          <table:table-cell office:value-type="float" office:value="0.716408810304093" calcext:value-type="float">
            <text:p>0.7164088103</text:p>
          </table:table-cell>
          <table:table-cell office:value-type="float" office:value="0.57167548647559" calcext:value-type="float">
            <text:p>0.5716754865</text:p>
          </table:table-cell>
          <table:table-cell office:value-type="float" office:value="0.175743045632656" calcext:value-type="float">
            <text:p>0.1757430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74431200731375" calcext:value-type="float">
            <text:p>0.7443120073</text:p>
          </table:table-cell>
          <table:table-cell office:value-type="float" office:value="0.724055721406135" calcext:value-type="float">
            <text:p>0.7240557214</text:p>
          </table:table-cell>
          <table:table-cell office:value-type="float" office:value="0.938275368577937" calcext:value-type="float">
            <text:p>0.9382753686</text:p>
          </table:table-cell>
          <table:table-cell office:value-type="float" office:value="0.878666307486201" calcext:value-type="float">
            <text:p>0.8786663075</text:p>
          </table:table-cell>
          <table:table-cell office:value-type="float" office:value="1.02828914428838" calcext:value-type="float">
            <text:p>1.0282891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0.173849402800811" calcext:value-type="float">
            <text:p>0.1738494028</text:p>
          </table:table-cell>
          <table:table-cell office:value-type="float" office:value="0.161196888957643" calcext:value-type="float">
            <text:p>0.161196889</text:p>
          </table:table-cell>
          <table:table-cell office:value-type="float" office:value="0.190534258059599" calcext:value-type="float">
            <text:p>0.1905342581</text:p>
          </table:table-cell>
          <table:table-cell office:value-type="float" office:value="0.247147498422559" calcext:value-type="float">
            <text:p>0.2471474984</text:p>
          </table:table-cell>
          <table:table-cell office:value-type="float" office:value="0.116594507131245" calcext:value-type="float">
            <text:p>0.1165945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0.557771967738676" calcext:value-type="float">
            <text:p>0.5577719677</text:p>
          </table:table-cell>
          <table:table-cell office:value-type="float" office:value="0.294444206731376" calcext:value-type="float">
            <text:p>0.2944442067</text:p>
          </table:table-cell>
          <table:table-cell office:value-type="float" office:value="0.523334095470366" calcext:value-type="float">
            <text:p>0.5233340955</text:p>
          </table:table-cell>
          <table:table-cell office:value-type="float" office:value="0.519787167494409" calcext:value-type="float">
            <text:p>0.5197871675</text:p>
          </table:table-cell>
          <table:table-cell office:value-type="float" office:value="0.122458914466673" calcext:value-type="float">
            <text:p>0.1224589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0.257509037458324" calcext:value-type="float">
            <text:p>0.2575090375</text:p>
          </table:table-cell>
          <table:table-cell office:value-type="float" office:value="0.529780144668516" calcext:value-type="float">
            <text:p>0.5297801447</text:p>
          </table:table-cell>
          <table:table-cell office:value-type="float" office:value="0.49200179525612" calcext:value-type="float">
            <text:p>0.4920017953</text:p>
          </table:table-cell>
          <table:table-cell office:value-type="float" office:value="0.436982811768343" calcext:value-type="float">
            <text:p>0.4369828118</text:p>
          </table:table-cell>
          <table:table-cell office:value-type="float" office:value="0.837096853524761" calcext:value-type="float">
            <text:p>0.8370968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Q</text:p>
          </table:table-cell>
          <table:table-cell office:value-type="float" office:value="0.196396844836636" calcext:value-type="float">
            <text:p>0.1963968448</text:p>
          </table:table-cell>
          <table:table-cell office:value-type="float" office:value="0.363481567545803" calcext:value-type="float">
            <text:p>0.3634815675</text:p>
          </table:table-cell>
          <table:table-cell office:value-type="float" office:value="0.485227243858446" calcext:value-type="float">
            <text:p>0.4852272439</text:p>
          </table:table-cell>
          <table:table-cell office:value-type="float" office:value="0.385998470469761" calcext:value-type="float">
            <text:p>0.3859984705</text:p>
          </table:table-cell>
          <table:table-cell office:value-type="float" office:value="0.294166238922261" calcext:value-type="float">
            <text:p>0.2941662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272663875547977" calcext:value-type="float">
            <text:p>0.2726638755</text:p>
          </table:table-cell>
          <table:table-cell office:value-type="float" office:value="0.660504046790709" calcext:value-type="float">
            <text:p>0.6605040468</text:p>
          </table:table-cell>
          <table:table-cell office:value-type="float" office:value="0.438652202999433" calcext:value-type="float">
            <text:p>0.438652203</text:p>
          </table:table-cell>
          <table:table-cell office:value-type="float" office:value="0.372619600767296" calcext:value-type="float">
            <text:p>0.3726196008</text:p>
          </table:table-cell>
          <table:table-cell office:value-type="float" office:value="1.09935567189082" calcext:value-type="float">
            <text:p>1.0993556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0.619746630820751" calcext:value-type="float">
            <text:p>0.6197466308</text:p>
          </table:table-cell>
          <table:table-cell office:value-type="float" office:value="0.627370502148743" calcext:value-type="float">
            <text:p>0.6273705021</text:p>
          </table:table-cell>
          <table:table-cell office:value-type="float" office:value="0.90863670621311" calcext:value-type="float">
            <text:p>0.9086367062</text:p>
          </table:table-cell>
          <table:table-cell office:value-type="float" office:value="0.728606012174771" calcext:value-type="float">
            <text:p>0.7286060122</text:p>
          </table:table-cell>
          <table:table-cell office:value-type="float" office:value="0.594196885179949" calcext:value-type="float">
            <text:p>0.5941968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0.425690777233737" calcext:value-type="float">
            <text:p>0.4256907772</text:p>
          </table:table-cell>
          <table:table-cell office:value-type="float" office:value="0.507069403804652" calcext:value-type="float">
            <text:p>0.5070694038</text:p>
          </table:table-cell>
          <table:table-cell office:value-type="float" office:value="0.483533606009027" calcext:value-type="float">
            <text:p>0.483533606</text:p>
          </table:table-cell>
          <table:table-cell office:value-type="float" office:value="0.697509179893367" calcext:value-type="float">
            <text:p>0.6975091799</text:p>
          </table:table-cell>
          <table:table-cell office:value-type="float" office:value="0.320587601003381" calcext:value-type="float">
            <text:p>0.320587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0.477069374659632" calcext:value-type="float">
            <text:p>0.4770693747</text:p>
          </table:table-cell>
          <table:table-cell office:value-type="float" office:value="0.641304145094206" calcext:value-type="float">
            <text:p>0.6413041451</text:p>
          </table:table-cell>
          <table:table-cell office:value-type="float" office:value="0.580070963425891" calcext:value-type="float">
            <text:p>0.5800709634</text:p>
          </table:table-cell>
          <table:table-cell office:value-type="float" office:value="0.664965983319804" calcext:value-type="float">
            <text:p>0.6649659833</text:p>
          </table:table-cell>
          <table:table-cell office:value-type="float" office:value="0.719682590529424" calcext:value-type="float">
            <text:p>0.7196825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.0459573545320359" calcext:value-type="float">
            <text:p>0.0459573545</text:p>
          </table:table-cell>
          <table:table-cell office:value-type="float" office:value="0.107080594604498" calcext:value-type="float">
            <text:p>0.1070805946</text:p>
          </table:table-cell>
          <table:table-cell office:value-type="float" office:value="0.0846818924709329" calcext:value-type="float">
            <text:p>0.0846818925</text:p>
          </table:table-cell>
          <table:table-cell office:value-type="float" office:value="0.0833467423356252" calcext:value-type="float">
            <text:p>0.0833467423</text:p>
          </table:table-cell>
          <table:table-cell office:value-type="float" office:value="0.0992535176985291" calcext:value-type="float">
            <text:p>0.0992535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0.311721466396919" calcext:value-type="float">
            <text:p>0.3117214664</text:p>
          </table:table-cell>
          <table:table-cell office:value-type="float" office:value="0.138815289265719" calcext:value-type="float">
            <text:p>0.1388152893</text:p>
          </table:table-cell>
          <table:table-cell office:value-type="float" office:value="0.283684339777625" calcext:value-type="float">
            <text:p>0.2836843398</text:p>
          </table:table-cell>
          <table:table-cell office:value-type="float" office:value="0.273543646754449" calcext:value-type="float">
            <text:p>0.2735436468</text:p>
          </table:table-cell>
          <table:table-cell office:value-type="float" office:value="0.217109187697608" calcext:value-type="float">
            <text:p>0.2171091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.138734534056494" calcext:value-type="float">
            <text:p>0.1387345341</text:p>
          </table:table-cell>
          <table:table-cell office:value-type="float" office:value="0.20579551775552" calcext:value-type="float">
            <text:p>0.2057955178</text:p>
          </table:table-cell>
          <table:table-cell office:value-type="float" office:value="0.133797390104074" calcext:value-type="float">
            <text:p>0.1337973901</text:p>
          </table:table-cell>
          <table:table-cell office:value-type="float" office:value="0.267758189585815" calcext:value-type="float">
            <text:p>0.2677581896</text:p>
          </table:table-cell>
          <table:table-cell office:value-type="float" office:value="0.210172791924522" calcext:value-type="float">
            <text:p>0.2101727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0.0135531072346486" calcext:value-type="float">
            <text:p>0.0135531072</text:p>
          </table:table-cell>
          <table:table-cell office:value-type="float" office:value="0.0257827251353044" calcext:value-type="float">
            <text:p>0.0257827251</text:p>
          </table:table-cell>
          <table:table-cell office:value-type="float" office:value="0.0220172920424426" calcext:value-type="float">
            <text:p>0.022017292</text:p>
          </table:table-cell>
          <table:table-cell office:value-type="float" office:value="0.0130172786294252" calcext:value-type="float">
            <text:p>0.0130172786</text:p>
          </table:table-cell>
          <table:table-cell office:value-type="float" office:value="0.0212505943230015" calcext:value-type="float">
            <text:p>0.0212505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0.115694251757592" calcext:value-type="float">
            <text:p>0.1156942518</text:p>
          </table:table-cell>
          <table:table-cell office:value-type="float" office:value="0.111140002391759" calcext:value-type="float">
            <text:p>0.1111400024</text:p>
          </table:table-cell>
          <table:table-cell office:value-type="float" office:value="0.12617601978169" calcext:value-type="float">
            <text:p>0.1261760198</text:p>
          </table:table-cell>
          <table:table-cell office:value-type="float" office:value="0.109200504057956" calcext:value-type="float">
            <text:p>0.1092005041</text:p>
          </table:table-cell>
          <table:table-cell office:value-type="float" office:value="0.0623645038143871" calcext:value-type="float">
            <text:p>0.0623645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.17409582293235" calcext:value-type="float">
            <text:p>0.1740958229</text:p>
          </table:table-cell>
          <table:table-cell office:value-type="float" office:value="0.0962737927924666" calcext:value-type="float">
            <text:p>0.0962737928</text:p>
          </table:table-cell>
          <table:table-cell office:value-type="float" office:value="0.149886949673551" calcext:value-type="float">
            <text:p>0.1498869497</text:p>
          </table:table-cell>
          <table:table-cell office:value-type="float" office:value="0.0710526458522792" calcext:value-type="float">
            <text:p>0.0710526459</text:p>
          </table:table-cell>
          <table:table-cell office:value-type="float" office:value="0.112369611524002" calcext:value-type="float">
            <text:p>0.1123696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0.0837828447232825" calcext:value-type="float">
            <text:p>0.0837828447</text:p>
          </table:table-cell>
          <table:table-cell office:value-type="float" office:value="0.0747424744613879" calcext:value-type="float">
            <text:p>0.0747424745</text:p>
          </table:table-cell>
          <table:table-cell office:value-type="float" office:value="0.104158727739248" calcext:value-type="float">
            <text:p>0.1041587277</text:p>
          </table:table-cell>
          <table:table-cell office:value-type="float" office:value="0.0990759540128473" calcext:value-type="float">
            <text:p>0.099075954</text:p>
          </table:table-cell>
          <table:table-cell office:value-type="float" office:value="0.0432578863667033" calcext:value-type="float">
            <text:p>0.0432578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152164431225373" calcext:value-type="float">
            <text:p>0.1521644312</text:p>
          </table:table-cell>
          <table:table-cell office:value-type="float" office:value="0.137142154975024" calcext:value-type="float">
            <text:p>0.137142155</text:p>
          </table:table-cell>
          <table:table-cell office:value-type="float" office:value="0.102465089889829" calcext:value-type="float">
            <text:p>0.1024650899</text:p>
          </table:table-cell>
          <table:table-cell office:value-type="float" office:value="0.169405417719047" calcext:value-type="float">
            <text:p>0.1694054177</text:p>
          </table:table-cell>
          <table:table-cell office:value-type="float" office:value="0.147556055536568" calcext:value-type="float">
            <text:p>0.1475560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0.0197136105231253" calcext:value-type="float">
            <text:p>0.0197136105</text:p>
          </table:table-cell>
          <table:table-cell office:value-type="float" office:value="0.0537322963192143" calcext:value-type="float">
            <text:p>0.0537322963</text:p>
          </table:table-cell>
          <table:table-cell office:value-type="float" office:value="0.0389536705366292" calcext:value-type="float">
            <text:p>0.0389536705</text:p>
          </table:table-cell>
          <table:table-cell office:value-type="float" office:value="0.0482724082507851" calcext:value-type="float">
            <text:p>0.0482724083</text:p>
          </table:table-cell>
          <table:table-cell office:value-type="float" office:value="0.028186990096088" calcext:value-type="float">
            <text:p>0.0281869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182966947667757" calcext:value-type="float">
            <text:p>0.1829669477</text:p>
          </table:table-cell>
          <table:table-cell office:value-type="float" office:value="0.115226838610015" calcext:value-type="float">
            <text:p>0.1152268386</text:p>
          </table:table-cell>
          <table:table-cell office:value-type="float" office:value="0.124482381932271" calcext:value-type="float">
            <text:p>0.1244823819</text:p>
          </table:table-cell>
          <table:table-cell office:value-type="float" office:value="0.247689885032118" calcext:value-type="float">
            <text:p>0.247689885</text:p>
          </table:table-cell>
          <table:table-cell office:value-type="float" office:value="0.0703728880251325" calcext:value-type="float">
            <text:p>0.070372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0.242600619500211" calcext:value-type="float">
            <text:p>0.2426006195</text:p>
          </table:table-cell>
          <table:table-cell office:value-type="float" office:value="0.0847538517745646" calcext:value-type="float">
            <text:p>0.0847538518</text:p>
          </table:table-cell>
          <table:table-cell office:value-type="float" office:value="0.133797390104074" calcext:value-type="float">
            <text:p>0.1337973901</text:p>
          </table:table-cell>
          <table:table-cell office:value-type="float" office:value="0.151145068530548" calcext:value-type="float">
            <text:p>0.1511450685</text:p>
          </table:table-cell>
          <table:table-cell office:value-type="float" office:value="0.0429425956497448" calcext:value-type="float">
            <text:p>0.0429425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0.203912658848577" calcext:value-type="float">
            <text:p>0.2039126588</text:p>
          </table:table-cell>
          <table:table-cell office:value-type="float" office:value="0.213996618623027" calcext:value-type="float">
            <text:p>0.2139966186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259622390442425" calcext:value-type="float">
            <text:p>0.2596223904</text:p>
          </table:table-cell>
          <table:table-cell office:value-type="float" office:value="0.164014230961801" calcext:value-type="float">
            <text:p>0.164014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0.050392916899739" calcext:value-type="float">
            <text:p>0.0503929169</text:p>
          </table:table-cell>
          <table:table-cell office:value-type="float" office:value="0.0549940041449845" calcext:value-type="float">
            <text:p>0.0549940041</text:p>
          </table:table-cell>
          <table:table-cell office:value-type="float" office:value="0.0414941273107571" calcext:value-type="float">
            <text:p>0.0414941273</text:p>
          </table:table-cell>
          <table:table-cell office:value-type="float" office:value="0.0876858352121003" calcext:value-type="float">
            <text:p>0.0876858352</text:p>
          </table:table-cell>
          <table:table-cell office:value-type="float" office:value="0.0376457116048424" calcext:value-type="float">
            <text:p>0.0376457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121115494651451" calcext:value-type="float">
            <text:p>0.1211154947</text:p>
          </table:table-cell>
          <table:table-cell office:value-type="float" office:value="0.0856315615664048" calcext:value-type="float">
            <text:p>0.0856315616</text:p>
          </table:table-cell>
          <table:table-cell office:value-type="float" office:value="0.134644209028783" calcext:value-type="float">
            <text:p>0.134644209</text:p>
          </table:table-cell>
          <table:table-cell office:value-type="float" office:value="0.141562905094999" calcext:value-type="float">
            <text:p>0.1415629051</text:p>
          </table:table-cell>
          <table:table-cell office:value-type="float" office:value="0.0380871186085842" calcext:value-type="float">
            <text:p>0.0380871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0.0635763939370791" calcext:value-type="float">
            <text:p>0.0635763939</text:p>
          </table:table-cell>
          <table:table-cell office:value-type="float" office:value="0.156204914516552" calcext:value-type="float">
            <text:p>0.1562049145</text:p>
          </table:table-cell>
          <table:table-cell office:value-type="float" office:value="0.0939969006427356" calcext:value-type="float">
            <text:p>0.0939969006</text:p>
          </table:table-cell>
          <table:table-cell office:value-type="float" office:value="0.130172786294252" calcext:value-type="float">
            <text:p>0.1301727863</text:p>
          </table:table-cell>
          <table:table-cell office:value-type="float" office:value="0.135259717575187" calcext:value-type="float">
            <text:p>0.1352597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Q</text:p>
          </table:table-cell>
          <table:table-cell office:value-type="float" office:value="0.0495304464393523" calcext:value-type="float">
            <text:p>0.0495304464</text:p>
          </table:table-cell>
          <table:table-cell office:value-type="float" office:value="0.0971240741533118" calcext:value-type="float">
            <text:p>0.0971240742</text:p>
          </table:table-cell>
          <table:table-cell office:value-type="float" office:value="0.0728264275250023" calcext:value-type="float">
            <text:p>0.0728264275</text:p>
          </table:table-cell>
          <table:table-cell office:value-type="float" office:value="0.12348335144302" calcext:value-type="float">
            <text:p>0.1234833514</text:p>
          </table:table-cell>
          <table:table-cell office:value-type="float" office:value="0.0435101189402701" calcext:value-type="float">
            <text:p>0.0435101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0.0765134508428801" calcext:value-type="float">
            <text:p>0.0765134508</text:p>
          </table:table-cell>
          <table:table-cell office:value-type="float" office:value="0.166847145742614" calcext:value-type="float">
            <text:p>0.1668471457</text:p>
          </table:table-cell>
          <table:table-cell office:value-type="float" office:value="0.0897628060191889" calcext:value-type="float">
            <text:p>0.089762806</text:p>
          </table:table-cell>
          <table:table-cell office:value-type="float" office:value="0.119686645176104" calcext:value-type="float">
            <text:p>0.1196866452</text:p>
          </table:table-cell>
          <table:table-cell office:value-type="float" office:value="0.181796627398259" calcext:value-type="float">
            <text:p>0.1817966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.144155776950354" calcext:value-type="float">
            <text:p>0.144155777</text:p>
          </table:table-cell>
          <table:table-cell office:value-type="float" office:value="0.172168261355645" calcext:value-type="float">
            <text:p>0.1721682614</text:p>
          </table:table-cell>
          <table:table-cell office:value-type="float" office:value="0.186300163436053" calcext:value-type="float">
            <text:p>0.1863001634</text:p>
          </table:table-cell>
          <table:table-cell office:value-type="float" office:value="0.210265208972521" calcext:value-type="float">
            <text:p>0.210265209</text:p>
          </table:table-cell>
          <table:table-cell office:value-type="float" office:value="0.143583392502891" calcext:value-type="float">
            <text:p>0.1435833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10817843774565" calcext:value-type="float">
            <text:p>0.1081784377</text:p>
          </table:table-cell>
          <table:table-cell office:value-type="float" office:value="0.152776360642176" calcext:value-type="float">
            <text:p>0.1527763606</text:p>
          </table:table-cell>
          <table:table-cell office:value-type="float" office:value="0.130410114405237" calcext:value-type="float">
            <text:p>0.1304101144</text:p>
          </table:table-cell>
          <table:table-cell office:value-type="float" office:value="0.258537617223306" calcext:value-type="float">
            <text:p>0.2585376172</text:p>
          </table:table-cell>
          <table:table-cell office:value-type="float" office:value="0.100640796853146" calcext:value-type="float">
            <text:p>0.1006407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0.115694251757592" calcext:value-type="float">
            <text:p>0.1156942518</text:p>
          </table:table-cell>
          <table:table-cell office:value-type="float" office:value="0.155135205707747" calcext:value-type="float">
            <text:p>0.1551352057</text:p>
          </table:table-cell>
          <table:table-cell office:value-type="float" office:value="0.124482381932271" calcext:value-type="float">
            <text:p>0.1244823819</text:p>
          </table:table-cell>
          <table:table-cell office:value-type="float" office:value="0.18495383385975" calcext:value-type="float">
            <text:p>0.1849538339</text:p>
          </table:table-cell>
          <table:table-cell office:value-type="float" office:value="0.138790973605122" calcext:value-type="float">
            <text:p>0.1387909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0.0120745864454142" calcext:value-type="float">
            <text:p>0.0120745864</text:p>
          </table:table-cell>
          <table:table-cell office:value-type="float" office:value="0.0241644477065992" calcext:value-type="float">
            <text:p>0.0241644477</text:p>
          </table:table-cell>
          <table:table-cell office:value-type="float" office:value="0.0245577488165706" calcext:value-type="float">
            <text:p>0.0245577488</text:p>
          </table:table-cell>
          <table:table-cell office:value-type="float" office:value="0.0213338733093357" calcext:value-type="float">
            <text:p>0.0213338733</text:p>
          </table:table-cell>
          <table:table-cell office:value-type="float" office:value="0.0201786058853426" calcext:value-type="float">
            <text:p>0.0201786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0.0763902407771105" calcext:value-type="float">
            <text:p>0.0763902408</text:p>
          </table:table-cell>
          <table:table-cell office:value-type="float" office:value="0.0261667231692345" calcext:value-type="float">
            <text:p>0.0261667232</text:p>
          </table:table-cell>
          <table:table-cell office:value-type="float" office:value="0.074520065374421" calcext:value-type="float">
            <text:p>0.0745200654</text:p>
          </table:table-cell>
          <table:table-cell office:value-type="float" office:value="0.0654479842201656" calcext:value-type="float">
            <text:p>0.0654479842</text:p>
          </table:table-cell>
          <table:table-cell office:value-type="float" office:value="0.0321596531297648" calcext:value-type="float">
            <text:p>0.0321596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24284703963175" calcext:value-type="float">
            <text:p>0.2428470396</text:p>
          </table:table-cell>
          <table:table-cell office:value-type="float" office:value="0.332679439538412" calcext:value-type="float">
            <text:p>0.3326794395</text:p>
          </table:table-cell>
          <table:table-cell office:value-type="float" office:value="0.32771892386251" calcext:value-type="float">
            <text:p>0.3277189239</text:p>
          </table:table-cell>
          <table:table-cell office:value-type="float" office:value="0.373704373986415" calcext:value-type="float">
            <text:p>0.373704374</text:p>
          </table:table-cell>
          <table:table-cell office:value-type="float" office:value="0.157708416622631" calcext:value-type="float">
            <text:p>0.1577084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0442324136112624" calcext:value-type="float">
            <text:p>0.0442324136</text:p>
          </table:table-cell>
          <table:table-cell office:value-type="float" office:value="0.052141447321504" calcext:value-type="float">
            <text:p>0.0521414473</text:p>
          </table:table-cell>
          <table:table-cell office:value-type="float" office:value="0.0812946167720956" calcext:value-type="float">
            <text:p>0.0812946168</text:p>
          </table:table-cell>
          <table:table-cell office:value-type="float" office:value="0.020249100090217" calcext:value-type="float">
            <text:p>0.0202491001</text:p>
          </table:table-cell>
          <table:table-cell office:value-type="float" office:value="0.0155123032743572" calcext:value-type="float">
            <text:p>0.0155123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0.269706833969508" calcext:value-type="float">
            <text:p>0.269706834</text:p>
          </table:table-cell>
          <table:table-cell office:value-type="float" office:value="0.238791920242511" calcext:value-type="float">
            <text:p>0.2387919202</text:p>
          </table:table-cell>
          <table:table-cell office:value-type="float" office:value="0.373447145796814" calcext:value-type="float">
            <text:p>0.3734471458</text:p>
          </table:table-cell>
          <table:table-cell office:value-type="float" office:value="0.331940605050342" calcext:value-type="float">
            <text:p>0.3319406051</text:p>
          </table:table-cell>
          <table:table-cell office:value-type="float" office:value="0.0481133634078639" calcext:value-type="float">
            <text:p>0.0481133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.425567567167967" calcext:value-type="float">
            <text:p>0.4255675672</text:p>
          </table:table-cell>
          <table:table-cell office:value-type="float" office:value="0.2053566628596" calcext:value-type="float">
            <text:p>0.2053566629</text:p>
          </table:table-cell>
          <table:table-cell office:value-type="float" office:value="0.411553997408734" calcext:value-type="float">
            <text:p>0.4115539974</text:p>
          </table:table-cell>
          <table:table-cell office:value-type="float" office:value="0.247509089495598" calcext:value-type="float">
            <text:p>0.2475090895</text:p>
          </table:table-cell>
          <table:table-cell office:value-type="float" office:value="0.0676613878592895" calcext:value-type="float">
            <text:p>0.0676613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0.339074100997755" calcext:value-type="float">
            <text:p>0.339074101</text:p>
          </table:table-cell>
          <table:table-cell office:value-type="float" office:value="0.1180519670025" calcext:value-type="float">
            <text:p>0.118051967</text:p>
          </table:table-cell>
          <table:table-cell office:value-type="float" office:value="0.276909788379951" calcext:value-type="float">
            <text:p>0.2769097884</text:p>
          </table:table-cell>
          <table:table-cell office:value-type="float" office:value="0.227079193868862" calcext:value-type="float">
            <text:p>0.2270791939</text:p>
          </table:table-cell>
          <table:table-cell office:value-type="float" office:value="0.0495637007058729" calcext:value-type="float">
            <text:p>0.0495637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0.347822015667392" calcext:value-type="float">
            <text:p>0.3478220157</text:p>
          </table:table-cell>
          <table:table-cell office:value-type="float" office:value="0.309557272209623" calcext:value-type="float">
            <text:p>0.3095572722</text:p>
          </table:table-cell>
          <table:table-cell office:value-type="float" office:value="0.332799837410766" calcext:value-type="float">
            <text:p>0.3327998374</text:p>
          </table:table-cell>
          <table:table-cell office:value-type="float" office:value="0.361952664112628" calcext:value-type="float">
            <text:p>0.3619526641</text:p>
          </table:table-cell>
          <table:table-cell office:value-type="float" office:value="0.111612913803301" calcext:value-type="float">
            <text:p>0.1116129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0.0638228140686181" calcext:value-type="float">
            <text:p>0.0638228141</text:p>
          </table:table-cell>
          <table:table-cell office:value-type="float" office:value="0.0992909202019171" calcext:value-type="float">
            <text:p>0.0992909202</text:p>
          </table:table-cell>
          <table:table-cell office:value-type="float" office:value="0.11432055483576" calcext:value-type="float">
            <text:p>0.1143205548</text:p>
          </table:table-cell>
          <table:table-cell office:value-type="float" office:value="0.129268808611653" calcext:value-type="float">
            <text:p>0.1292688086</text:p>
          </table:table-cell>
          <table:table-cell office:value-type="float" office:value="0.0282500482394797" calcext:value-type="float">
            <text:p>0.0282500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706856147319811" calcext:value-type="float">
            <text:p>0.7068561473</text:p>
          </table:table-cell>
          <table:table-cell office:value-type="float" office:value="0.120986809118966" calcext:value-type="float">
            <text:p>0.1209868091</text:p>
          </table:table-cell>
          <table:table-cell office:value-type="float" office:value="0.383608972893326" calcext:value-type="float">
            <text:p>0.3836089729</text:p>
          </table:table-cell>
          <table:table-cell office:value-type="float" office:value="0.419445644725923" calcext:value-type="float">
            <text:p>0.4194456447</text:p>
          </table:table-cell>
          <table:table-cell office:value-type="float" office:value="0.0629950852483041" calcext:value-type="float">
            <text:p>0.0629950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K</text:p>
          </table:table-cell>
          <table:table-cell office:value-type="float" office:value="0.636379989699639" calcext:value-type="float">
            <text:p>0.6363799897</text:p>
          </table:table-cell>
          <table:table-cell office:value-type="float" office:value="0.0741116205485028" calcext:value-type="float">
            <text:p>0.0741116205</text:p>
          </table:table-cell>
          <table:table-cell office:value-type="float" office:value="0.371753507947396" calcext:value-type="float">
            <text:p>0.3717535079</text:p>
          </table:table-cell>
          <table:table-cell office:value-type="float" office:value="0.308617980839289" calcext:value-type="float">
            <text:p>0.3086179808</text:p>
          </table:table-cell>
          <table:table-cell office:value-type="float" office:value="0.0230792804813606" calcext:value-type="float">
            <text:p>0.0230792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0.60163475115263" calcext:value-type="float">
            <text:p>0.6016347512</text:p>
          </table:table-cell>
          <table:table-cell office:value-type="float" office:value="0.283993974522279" calcext:value-type="float">
            <text:p>0.2839939745</text:p>
          </table:table-cell>
          <table:table-cell office:value-type="float" office:value="0.503010441277342" calcext:value-type="float">
            <text:p>0.5030104413</text:p>
          </table:table-cell>
          <table:table-cell office:value-type="float" office:value="0.46591009761151" calcext:value-type="float">
            <text:p>0.4659100976</text:p>
          </table:table-cell>
          <table:table-cell office:value-type="float" office:value="0.161302730795958" calcext:value-type="float">
            <text:p>0.1613027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0.110149798797963" calcext:value-type="float">
            <text:p>0.1101497988</text:p>
          </table:table-cell>
          <table:table-cell office:value-type="float" office:value="0.0397712249427569" calcext:value-type="float">
            <text:p>0.0397712249</text:p>
          </table:table-cell>
          <table:table-cell office:value-type="float" office:value="0.115167373760469" calcext:value-type="float">
            <text:p>0.1151673738</text:p>
          </table:table-cell>
          <table:table-cell office:value-type="float" office:value="0.120229031785663" calcext:value-type="float">
            <text:p>0.1202290318</text:p>
          </table:table-cell>
          <table:table-cell office:value-type="float" office:value="0.0247187922095447" calcext:value-type="float">
            <text:p>0.0247187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397106041975205" calcext:value-type="float">
            <text:p>0.397106042</text:p>
          </table:table-cell>
          <table:table-cell office:value-type="float" office:value="0.11679025917673" calcext:value-type="float">
            <text:p>0.1167902592</text:p>
          </table:table-cell>
          <table:table-cell office:value-type="float" office:value="0.428490375902921" calcext:value-type="float">
            <text:p>0.4284903759</text:p>
          </table:table-cell>
          <table:table-cell office:value-type="float" office:value="0.274628419973568" calcext:value-type="float">
            <text:p>0.27462842</text:p>
          </table:table-cell>
          <table:table-cell office:value-type="float" office:value="0.0270519435150375" calcext:value-type="float">
            <text:p>0.0270519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0.207362540690124" calcext:value-type="float">
            <text:p>0.2073625407</text:p>
          </table:table-cell>
          <table:table-cell office:value-type="float" office:value="0.219592018546008" calcext:value-type="float">
            <text:p>0.2195920185</text:p>
          </table:table-cell>
          <table:table-cell office:value-type="float" office:value="0.249811582789252" calcext:value-type="float">
            <text:p>0.2498115828</text:p>
          </table:table-cell>
          <table:table-cell office:value-type="float" office:value="0.205745320559526" calcext:value-type="float">
            <text:p>0.2057453206</text:p>
          </table:table-cell>
          <table:table-cell office:value-type="float" office:value="0.128449438088884" calcext:value-type="float">
            <text:p>0.1284494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Q</text:p>
          </table:table-cell>
          <table:table-cell office:value-type="float" office:value="0.13725601326726" calcext:value-type="float">
            <text:p>0.1372560133</text:p>
          </table:table-cell>
          <table:table-cell office:value-type="float" office:value="0.178257373036536" calcext:value-type="float">
            <text:p>0.178257373</text:p>
          </table:table-cell>
          <table:table-cell office:value-type="float" office:value="0.179525612038378" calcext:value-type="float">
            <text:p>0.179525612</text:p>
          </table:table-cell>
          <table:table-cell office:value-type="float" office:value="0.276797966411805" calcext:value-type="float">
            <text:p>0.2767979664</text:p>
          </table:table-cell>
          <table:table-cell office:value-type="float" office:value="0.0324749438467233" calcext:value-type="float">
            <text:p>0.0324749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0.191961282468933" calcext:value-type="float">
            <text:p>0.1919612825</text:p>
          </table:table-cell>
          <table:table-cell office:value-type="float" office:value="0.315372099580564" calcext:value-type="float">
            <text:p>0.3153720996</text:p>
          </table:table-cell>
          <table:table-cell office:value-type="float" office:value="0.210011093327914" calcext:value-type="float">
            <text:p>0.2100110933</text:p>
          </table:table-cell>
          <table:table-cell office:value-type="float" office:value="0.194897588368338" calcext:value-type="float">
            <text:p>0.1948975884</text:p>
          </table:table-cell>
          <table:table-cell office:value-type="float" office:value="0.12308949590059" calcext:value-type="float">
            <text:p>0.1230894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0.37739243145208" calcext:value-type="float">
            <text:p>0.3773924315</text:p>
          </table:table-cell>
          <table:table-cell office:value-type="float" office:value="0.249351866175588" calcext:value-type="float">
            <text:p>0.2493518662</text:p>
          </table:table-cell>
          <table:table-cell office:value-type="float" office:value="0.554666395684611" calcext:value-type="float">
            <text:p>0.5546663957</text:p>
          </table:table-cell>
          <table:table-cell office:value-type="float" office:value="0.293611951308146" calcext:value-type="float">
            <text:p>0.2936119513</text:p>
          </table:table-cell>
          <table:table-cell office:value-type="float" office:value="0.0870832960239318" calcext:value-type="float">
            <text:p>0.087083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0.267858682982965" calcext:value-type="float">
            <text:p>0.267858683</text:p>
          </table:table-cell>
          <table:table-cell office:value-type="float" office:value="0.175020818179125" calcext:value-type="float">
            <text:p>0.1750208182</text:p>
          </table:table-cell>
          <table:table-cell office:value-type="float" office:value="0.331106199561348" calcext:value-type="float">
            <text:p>0.3311061996</text:p>
          </table:table-cell>
          <table:table-cell office:value-type="float" office:value="0.295962293282903" calcext:value-type="float">
            <text:p>0.2959622933</text:p>
          </table:table-cell>
          <table:table-cell office:value-type="float" office:value="0.0698684228779989" calcext:value-type="float">
            <text:p>0.0698684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0.292007855873793" calcext:value-type="float">
            <text:p>0.2920078559</text:p>
          </table:table-cell>
          <table:table-cell office:value-type="float" office:value="0.254069556306729" calcext:value-type="float">
            <text:p>0.2540695563</text:p>
          </table:table-cell>
          <table:table-cell office:value-type="float" office:value="0.311629364293033" calcext:value-type="float">
            <text:p>0.3116293643</text:p>
          </table:table-cell>
          <table:table-cell office:value-type="float" office:value="0.357975162309193" calcext:value-type="float">
            <text:p>0.3579751623</text:p>
          </table:table-cell>
          <table:table-cell office:value-type="float" office:value="0.108396948490325" calcext:value-type="float">
            <text:p>0.1083969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0.0426306827562585" calcext:value-type="float">
            <text:p>0.0426306828</text:p>
          </table:table-cell>
          <table:table-cell office:value-type="float" office:value="0.0604796903439854" calcext:value-type="float">
            <text:p>0.0604796903</text:p>
          </table:table-cell>
          <table:table-cell office:value-type="float" office:value="0.074520065374421" calcext:value-type="float">
            <text:p>0.0745200654</text:p>
          </table:table-cell>
          <table:table-cell office:value-type="float" office:value="0.0759341253383137" calcext:value-type="float">
            <text:p>0.0759341253</text:p>
          </table:table-cell>
          <table:table-cell office:value-type="float" office:value="0.0167734661421911" calcext:value-type="float">
            <text:p>0.01677346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0.28769550357186" calcext:value-type="float">
            <text:p>0.2876955036</text:p>
          </table:table-cell>
          <table:table-cell office:value-type="float" office:value="0.0631402481505009" calcext:value-type="float">
            <text:p>0.0631402482</text:p>
          </table:table-cell>
          <table:table-cell office:value-type="float" office:value="0.193921533758436" calcext:value-type="float">
            <text:p>0.1939215338</text:p>
          </table:table-cell>
          <table:table-cell office:value-type="float" office:value="0.199598272317853" calcext:value-type="float">
            <text:p>0.1995982723</text:p>
          </table:table-cell>
          <table:table-cell office:value-type="float" office:value="0.0336730485711655" calcext:value-type="float">
            <text:p>0.0336730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142677256161119" calcext:value-type="float">
            <text:p>0.1426772562</text:p>
          </table:table-cell>
          <table:table-cell office:value-type="float" office:value="0.508550539078383" calcext:value-type="float">
            <text:p>0.5085505391</text:p>
          </table:table-cell>
          <table:table-cell office:value-type="float" office:value="0.243883850316287" calcext:value-type="float">
            <text:p>0.2438838503</text:p>
          </table:table-cell>
          <table:table-cell office:value-type="float" office:value="0.257091252931148" calcext:value-type="float">
            <text:p>0.2570912529</text:p>
          </table:table-cell>
          <table:table-cell office:value-type="float" office:value="1.03736951693679" calcext:value-type="float">
            <text:p>1.0373695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0.0200832407204339" calcext:value-type="float">
            <text:p>0.0200832407</text:p>
          </table:table-cell>
          <table:table-cell office:value-type="float" office:value="0.0658556628190064" calcext:value-type="float">
            <text:p>0.0658556628</text:p>
          </table:table-cell>
          <table:table-cell office:value-type="float" office:value="0.0457282219343038" calcext:value-type="float">
            <text:p>0.0457282219</text:p>
          </table:table-cell>
          <table:table-cell office:value-type="float" office:value="0.012294096483346" calcext:value-type="float">
            <text:p>0.0122940965</text:p>
          </table:table-cell>
          <table:table-cell office:value-type="float" office:value="0.0825431096997298" calcext:value-type="float">
            <text:p>0.0825431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0.129124148926471" calcext:value-type="float">
            <text:p>0.1291241489</text:p>
          </table:table-cell>
          <table:table-cell office:value-type="float" office:value="0.310846408466389" calcext:value-type="float">
            <text:p>0.3108464085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21080759558208" calcext:value-type="float">
            <text:p>0.2108075956</text:p>
          </table:table-cell>
          <table:table-cell office:value-type="float" office:value="0.339063637017148" calcext:value-type="float">
            <text:p>0.339063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0.216110455359761" calcext:value-type="float">
            <text:p>0.2161104554</text:p>
          </table:table-cell>
          <table:table-cell office:value-type="float" office:value="0.315975525062455" calcext:value-type="float">
            <text:p>0.3159755251</text:p>
          </table:table-cell>
          <table:table-cell office:value-type="float" office:value="0.273522512681113" calcext:value-type="float">
            <text:p>0.2735225127</text:p>
          </table:table-cell>
          <table:table-cell office:value-type="float" office:value="0.249317044860796" calcext:value-type="float">
            <text:p>0.2493170449</text:p>
          </table:table-cell>
          <table:table-cell office:value-type="float" office:value="0.624401735864571" calcext:value-type="float">
            <text:p>0.6244017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0.127768838203006" calcext:value-type="float">
            <text:p>0.1277688382</text:p>
          </table:table-cell>
          <table:table-cell office:value-type="float" office:value="0.188268750349712" calcext:value-type="float">
            <text:p>0.1882687503</text:p>
          </table:table-cell>
          <table:table-cell office:value-type="float" office:value="0.213398369026751" calcext:value-type="float">
            <text:p>0.213398369</text:p>
          </table:table-cell>
          <table:table-cell office:value-type="float" office:value="0.171213373084245" calcext:value-type="float">
            <text:p>0.1712133731</text:p>
          </table:table-cell>
          <table:table-cell office:value-type="float" office:value="0.152789881438079" calcext:value-type="float">
            <text:p>0.1527898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0.124935006690307" calcext:value-type="float">
            <text:p>0.1249350067</text:p>
          </table:table-cell>
          <table:table-cell office:value-type="float" office:value="0.362658714615953" calcext:value-type="float">
            <text:p>0.3626587146</text:p>
          </table:table-cell>
          <table:table-cell office:value-type="float" office:value="0.155814682146517" calcext:value-type="float">
            <text:p>0.1558146821</text:p>
          </table:table-cell>
          <table:table-cell office:value-type="float" office:value="0.192185655320541" calcext:value-type="float">
            <text:p>0.1921856553</text:p>
          </table:table-cell>
          <table:table-cell office:value-type="float" office:value="0.975068071265791" calcext:value-type="float">
            <text:p>0.9750680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0.0373326499281685" calcext:value-type="float">
            <text:p>0.0373326499</text:p>
          </table:table-cell>
          <table:table-cell office:value-type="float" office:value="0.120355955206081" calcext:value-type="float">
            <text:p>0.1203559552</text:p>
          </table:table-cell>
          <table:table-cell office:value-type="float" office:value="0.10077145204041" calcext:value-type="float">
            <text:p>0.100771452</text:p>
          </table:table-cell>
          <table:table-cell office:value-type="float" office:value="0.0701486681696802" calcext:value-type="float">
            <text:p>0.0701486682</text:p>
          </table:table-cell>
          <table:table-cell office:value-type="float" office:value="0.222973595033036" calcext:value-type="float">
            <text:p>0.222973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236316906145964" calcext:value-type="float">
            <text:p>0.2363169061</text:p>
          </table:table-cell>
          <table:table-cell office:value-type="float" office:value="0.29200307637282" calcext:value-type="float">
            <text:p>0.2920030764</text:p>
          </table:table-cell>
          <table:table-cell office:value-type="float" office:value="0.254892496337508" calcext:value-type="float">
            <text:p>0.2548924963</text:p>
          </table:table-cell>
          <table:table-cell office:value-type="float" office:value="0.295058315600304" calcext:value-type="float">
            <text:p>0.2950583156</text:p>
          </table:table-cell>
          <table:table-cell office:value-type="float" office:value="0.135511950148754" calcext:value-type="float">
            <text:p>0.1355119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0.219683547267077" calcext:value-type="float">
            <text:p>0.2196835473</text:p>
          </table:table-cell>
          <table:table-cell office:value-type="float" office:value="0.204835522670695" calcext:value-type="float">
            <text:p>0.2048355227</text:p>
          </table:table-cell>
          <table:table-cell office:value-type="float" office:value="0.295539804723556" calcext:value-type="float">
            <text:p>0.2955398047</text:p>
          </table:table-cell>
          <table:table-cell office:value-type="float" office:value="0.229248740307099" calcext:value-type="float">
            <text:p>0.2292487403</text:p>
          </table:table-cell>
          <table:table-cell office:value-type="float" office:value="0.126116286783391" calcext:value-type="float">
            <text:p>0.1261162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2163568754913" calcext:value-type="float">
            <text:p>0.2163568755</text:p>
          </table:table-cell>
          <table:table-cell office:value-type="float" office:value="0.422150981444118" calcext:value-type="float">
            <text:p>0.4221509814</text:p>
          </table:table-cell>
          <table:table-cell office:value-type="float" office:value="0.472524959987806" calcext:value-type="float">
            <text:p>0.47252496</text:p>
          </table:table-cell>
          <table:table-cell office:value-type="float" office:value="0.320188895176556" calcext:value-type="float">
            <text:p>0.3201888952</text:p>
          </table:table-cell>
          <table:table-cell office:value-type="float" office:value="0.730591649336187" calcext:value-type="float">
            <text:p>0.7305916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0.0512553873601258" calcext:value-type="float">
            <text:p>0.0512553874</text:p>
          </table:table-cell>
          <table:table-cell office:value-type="float" office:value="0.117037115055685" calcext:value-type="float">
            <text:p>0.1170371151</text:p>
          </table:table-cell>
          <table:table-cell office:value-type="float" office:value="0.082141435696805" calcext:value-type="float">
            <text:p>0.0821414357</text:p>
          </table:table-cell>
          <table:table-cell office:value-type="float" office:value="0.0876858352121003" calcext:value-type="float">
            <text:p>0.0876858352</text:p>
          </table:table-cell>
          <table:table-cell office:value-type="float" office:value="0.0875877611710654" calcext:value-type="float">
            <text:p>0.0875877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0.155491103001151" calcext:value-type="float">
            <text:p>0.155491103</text:p>
          </table:table-cell>
          <table:table-cell office:value-type="float" office:value="0.239450202586391" calcext:value-type="float">
            <text:p>0.2394502026</text:p>
          </table:table-cell>
          <table:table-cell office:value-type="float" office:value="0.242190212466868" calcext:value-type="float">
            <text:p>0.2421902125</text:p>
          </table:table-cell>
          <table:table-cell office:value-type="float" office:value="0.197971112489175" calcext:value-type="float">
            <text:p>0.1979711125</text:p>
          </table:table-cell>
          <table:table-cell office:value-type="float" office:value="0.0844979121448723" calcext:value-type="float">
            <text:p>0.0844979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0.0570462604512938" calcext:value-type="float">
            <text:p>0.0570462605</text:p>
          </table:table-cell>
          <table:table-cell office:value-type="float" office:value="0.296281911608041" calcext:value-type="float">
            <text:p>0.2962819116</text:p>
          </table:table-cell>
          <table:table-cell office:value-type="float" office:value="0.24049657461745" calcext:value-type="float">
            <text:p>0.2404965746</text:p>
          </table:table-cell>
          <table:table-cell office:value-type="float" office:value="0.0607473002706509" calcext:value-type="float">
            <text:p>0.0607473003</text:p>
          </table:table-cell>
          <table:table-cell office:value-type="float" office:value="0.74522113860306" calcext:value-type="float">
            <text:p>0.7452211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Q</text:p>
          </table:table-cell>
          <table:table-cell office:value-type="float" office:value="0.0616050328847666" calcext:value-type="float">
            <text:p>0.0616050329</text:p>
          </table:table-cell>
          <table:table-cell office:value-type="float" office:value="0.178833370087431" calcext:value-type="float">
            <text:p>0.1788333701</text:p>
          </table:table-cell>
          <table:table-cell office:value-type="float" office:value="0.197308809457274" calcext:value-type="float">
            <text:p>0.1973088095</text:p>
          </table:table-cell>
          <table:table-cell office:value-type="float" office:value="0.129268808611653" calcext:value-type="float">
            <text:p>0.1292688086</text:p>
          </table:table-cell>
          <table:table-cell office:value-type="float" office:value="0.245863701084222" calcext:value-type="float">
            <text:p>0.2458637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0.064931704660544" calcext:value-type="float">
            <text:p>0.0649317047</text:p>
          </table:table-cell>
          <table:table-cell office:value-type="float" office:value="0.365538699870428" calcext:value-type="float">
            <text:p>0.3655386999</text:p>
          </table:table-cell>
          <table:table-cell office:value-type="float" office:value="0.171904241715994" calcext:value-type="float">
            <text:p>0.1719042417</text:p>
          </table:table-cell>
          <table:table-cell office:value-type="float" office:value="0.118421076420465" calcext:value-type="float">
            <text:p>0.1184210764</text:p>
          </table:table-cell>
          <table:table-cell office:value-type="float" office:value="0.876634309431354" calcext:value-type="float">
            <text:p>0.8766343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0.148221709120748" calcext:value-type="float">
            <text:p>0.1482217091</text:p>
          </table:table-cell>
          <table:table-cell office:value-type="float" office:value="0.475252423850447" calcext:value-type="float">
            <text:p>0.4752524239</text:p>
          </table:table-cell>
          <table:table-cell office:value-type="float" office:value="0.436111746225305" calcext:value-type="float">
            <text:p>0.4361117462</text:p>
          </table:table-cell>
          <table:table-cell office:value-type="float" office:value="0.209722822362961" calcext:value-type="float">
            <text:p>0.2097228224</text:p>
          </table:table-cell>
          <table:table-cell office:value-type="float" office:value="0.570991488411805" calcext:value-type="float">
            <text:p>0.5709914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0.146003927936897" calcext:value-type="float">
            <text:p>0.1460039279</text:p>
          </table:table-cell>
          <table:table-cell office:value-type="float" office:value="0.391815136763643" calcext:value-type="float">
            <text:p>0.3918151368</text:p>
          </table:table-cell>
          <table:table-cell office:value-type="float" office:value="0.330259380636638" calcext:value-type="float">
            <text:p>0.3302593806</text:p>
          </table:table-cell>
          <table:table-cell office:value-type="float" office:value="0.249678635933836" calcext:value-type="float">
            <text:p>0.2496786359</text:p>
          </table:table-cell>
          <table:table-cell office:value-type="float" office:value="0.281176261383571" calcext:value-type="float">
            <text:p>0.2811762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0.17939385576044" calcext:value-type="float">
            <text:p>0.1793938558</text:p>
          </table:table-cell>
          <table:table-cell office:value-type="float" office:value="0.390745427954837" calcext:value-type="float">
            <text:p>0.390745428</text:p>
          </table:table-cell>
          <table:table-cell office:value-type="float" office:value="0.300620718271812" calcext:value-type="float">
            <text:p>0.3006207183</text:p>
          </table:table-cell>
          <table:table-cell office:value-type="float" office:value="0.274990011046607" calcext:value-type="float">
            <text:p>0.274990011</text:p>
          </table:table-cell>
          <table:table-cell office:value-type="float" office:value="0.555290010707273" calcext:value-type="float">
            <text:p>0.5552900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</text:p>
          </table:table-cell>
          <table:table-cell office:value-type="float" office:value="0.0171261991419651" calcext:value-type="float">
            <text:p>0.0171261991</text:p>
          </table:table-cell>
          <table:table-cell office:value-type="float" office:value="0.0729870548777076" calcext:value-type="float">
            <text:p>0.0729870549</text:p>
          </table:table-cell>
          <table:table-cell office:value-type="float" office:value="0.0465750408590131" calcext:value-type="float">
            <text:p>0.0465750409</text:p>
          </table:table-cell>
          <table:table-cell office:value-type="float" office:value="0.0350743340848401" calcext:value-type="float">
            <text:p>0.0350743341</text:p>
          </table:table-cell>
          <table:table-cell office:value-type="float" office:value="0.0769939930812605" calcext:value-type="float">
            <text:p>0.0769939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0.119883393993756" calcext:value-type="float">
            <text:p>0.119883394</text:p>
          </table:table-cell>
          <table:table-cell office:value-type="float" office:value="0.0823401498470042" calcext:value-type="float">
            <text:p>0.0823401498</text:p>
          </table:table-cell>
          <table:table-cell office:value-type="float" office:value="0.133797390104074" calcext:value-type="float">
            <text:p>0.1337973901</text:p>
          </table:table-cell>
          <table:table-cell office:value-type="float" office:value="0.119686645176104" calcext:value-type="float">
            <text:p>0.1196866452</text:p>
          </table:table-cell>
          <table:table-cell office:value-type="float" office:value="0.117098972278379" calcext:value-type="float">
            <text:p>0.1170989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0.121608334914529" calcext:value-type="float">
            <text:p>0.1216083349</text:p>
          </table:table-cell>
          <table:table-cell office:value-type="float" office:value="0.313616679996884" calcext:value-type="float">
            <text:p>0.31361668</text:p>
          </table:table-cell>
          <table:table-cell office:value-type="float" office:value="0.193921533758436" calcext:value-type="float">
            <text:p>0.1939215338</text:p>
          </table:table-cell>
          <table:table-cell office:value-type="float" office:value="0.355624820334436" calcext:value-type="float">
            <text:p>0.3556248203</text:p>
          </table:table-cell>
          <table:table-cell office:value-type="float" office:value="0.260493190351095" calcext:value-type="float">
            <text:p>0.2604931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C</text:p>
          </table:table-cell>
          <table:table-cell office:value-type="float" office:value="0.0149084179581135" calcext:value-type="float">
            <text:p>0.014908418</text:p>
          </table:table-cell>
          <table:table-cell office:value-type="float" office:value="0.0654442363540813" calcext:value-type="float">
            <text:p>0.0654442364</text:p>
          </table:table-cell>
          <table:table-cell office:value-type="float" office:value="0.0550432301061064" calcext:value-type="float">
            <text:p>0.0550432301</text:p>
          </table:table-cell>
          <table:table-cell office:value-type="float" office:value="0.00922057236250952" calcext:value-type="float">
            <text:p>0.0092205724</text:p>
          </table:table-cell>
          <table:table-cell office:value-type="float" office:value="0.00977401222571284" calcext:value-type="float">
            <text:p>0.0097740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office:value-type="float" office:value="0.111381899455658" calcext:value-type="float">
            <text:p>0.1113818995</text:p>
          </table:table-cell>
          <table:table-cell office:value-type="float" office:value="0.169919130014054" calcext:value-type="float">
            <text:p>0.16991913</text:p>
          </table:table-cell>
          <table:table-cell office:value-type="float" office:value="0.199002447306692" calcext:value-type="float">
            <text:p>0.1990024473</text:p>
          </table:table-cell>
          <table:table-cell office:value-type="float" office:value="0.192185655320541" calcext:value-type="float">
            <text:p>0.1921856553</text:p>
          </table:table-cell>
          <table:table-cell office:value-type="float" office:value="0.121134693455448" calcext:value-type="float">
            <text:p>0.1211346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E</text:p>
          </table:table-cell>
          <table:table-cell office:value-type="float" office:value="0.186170409377764" calcext:value-type="float">
            <text:p>0.1861704094</text:p>
          </table:table-cell>
          <table:table-cell office:value-type="float" office:value="0.147948956787056" calcext:value-type="float">
            <text:p>0.1479489568</text:p>
          </table:table-cell>
          <table:table-cell office:value-type="float" office:value="0.250658401713961" calcext:value-type="float">
            <text:p>0.2506584017</text:p>
          </table:table-cell>
          <table:table-cell office:value-type="float" office:value="0.215869870604635" calcext:value-type="float">
            <text:p>0.2158698706</text:p>
          </table:table-cell>
          <table:table-cell office:value-type="float" office:value="0.169878638297228" calcext:value-type="float">
            <text:p>0.169878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F</text:p>
          </table:table-cell>
          <table:table-cell office:value-type="float" office:value="0.0834132145259739" calcext:value-type="float">
            <text:p>0.0834132145</text:p>
          </table:table-cell>
          <table:table-cell office:value-type="float" office:value="0.183660773942552" calcext:value-type="float">
            <text:p>0.1836607739</text:p>
          </table:table-cell>
          <table:table-cell office:value-type="float" office:value="0.162589233544191" calcext:value-type="float">
            <text:p>0.1625892335</text:p>
          </table:table-cell>
          <table:table-cell office:value-type="float" office:value="0.186400198151908" calcext:value-type="float">
            <text:p>0.1864001982</text:p>
          </table:table-cell>
          <table:table-cell office:value-type="float" office:value="0.0406094443442521" calcext:value-type="float">
            <text:p>0.0406094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G</text:p>
          </table:table-cell>
          <table:table-cell office:value-type="float" office:value="0.122594015440685" calcext:value-type="float">
            <text:p>0.1225940154</text:p>
          </table:table-cell>
          <table:table-cell office:value-type="float" office:value="0.190764737570258" calcext:value-type="float">
            <text:p>0.1907647376</text:p>
          </table:table-cell>
          <table:table-cell office:value-type="float" office:value="0.175291517414831" calcext:value-type="float">
            <text:p>0.1752915174</text:p>
          </table:table-cell>
          <table:table-cell office:value-type="float" office:value="0.219304985798511" calcext:value-type="float">
            <text:p>0.2193049858</text:p>
          </table:table-cell>
          <table:table-cell office:value-type="float" office:value="0.239620944888444" calcext:value-type="float">
            <text:p>0.2396209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H</text:p>
          </table:table-cell>
          <table:table-cell office:value-type="float" office:value="0.0245188030881371" calcext:value-type="float">
            <text:p>0.0245188031</text:p>
          </table:table-cell>
          <table:table-cell office:value-type="float" office:value="0.136182159890199" calcext:value-type="float">
            <text:p>0.1361821599</text:p>
          </table:table-cell>
          <table:table-cell office:value-type="float" office:value="0.102465089889829" calcext:value-type="float">
            <text:p>0.1024650899</text:p>
          </table:table-cell>
          <table:table-cell office:value-type="float" office:value="0.104861411181481" calcext:value-type="float">
            <text:p>0.1048614112</text:p>
          </table:table-cell>
          <table:table-cell office:value-type="float" office:value="0.0940196917970184" calcext:value-type="float">
            <text:p>0.0940196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I</text:p>
          </table:table-cell>
          <table:table-cell office:value-type="float" office:value="0.19516474417894" calcext:value-type="float">
            <text:p>0.1951647442</text:p>
          </table:table-cell>
          <table:table-cell office:value-type="float" office:value="0.231194244856895" calcext:value-type="float">
            <text:p>0.2311942449</text:p>
          </table:table-cell>
          <table:table-cell office:value-type="float" office:value="0.248117944939833" calcext:value-type="float">
            <text:p>0.2481179449</text:p>
          </table:table-cell>
          <table:table-cell office:value-type="float" office:value="0.329590263075585" calcext:value-type="float">
            <text:p>0.3295902631</text:p>
          </table:table-cell>
          <table:table-cell office:value-type="float" office:value="0.0819755864092045" calcext:value-type="float">
            <text:p>0.0819755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K</text:p>
          </table:table-cell>
          <table:table-cell office:value-type="float" office:value="0.229047512265562" calcext:value-type="float">
            <text:p>0.2290475123</text:p>
          </table:table-cell>
          <table:table-cell office:value-type="float" office:value="0.117146828779665" calcext:value-type="float">
            <text:p>0.1171468288</text:p>
          </table:table-cell>
          <table:table-cell office:value-type="float" office:value="0.267594780208148" calcext:value-type="float">
            <text:p>0.2675947802</text:p>
          </table:table-cell>
          <table:table-cell office:value-type="float" office:value="0.308256389766249" calcext:value-type="float">
            <text:p>0.3082563898</text:p>
          </table:table-cell>
          <table:table-cell office:value-type="float" office:value="0.0782551559490944" calcext:value-type="float">
            <text:p>0.0782551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L</text:p>
          </table:table-cell>
          <table:table-cell office:value-type="float" office:value="0.182843737601987" calcext:value-type="float">
            <text:p>0.1828437376</text:p>
          </table:table-cell>
          <table:table-cell office:value-type="float" office:value="0.401140803301944" calcext:value-type="float">
            <text:p>0.4011408033</text:p>
          </table:table-cell>
          <table:table-cell office:value-type="float" office:value="0.423409462354665" calcext:value-type="float">
            <text:p>0.4234094624</text:p>
          </table:table-cell>
          <table:table-cell office:value-type="float" office:value="0.498634089721593" calcext:value-type="float">
            <text:p>0.4986340897</text:p>
          </table:table-cell>
          <table:table-cell office:value-type="float" office:value="0.230981979243782" calcext:value-type="float">
            <text:p>0.2309819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</text:p>
          </table:table-cell>
          <table:table-cell office:value-type="float" office:value="0.0486679759789656" calcext:value-type="float">
            <text:p>0.048667976</text:p>
          </table:table-cell>
          <table:table-cell office:value-type="float" office:value="0.0783904557837235" calcext:value-type="float">
            <text:p>0.0783904558</text:p>
          </table:table-cell>
          <table:table-cell office:value-type="float" office:value="0.0829882546215143" calcext:value-type="float">
            <text:p>0.0829882546</text:p>
          </table:table-cell>
          <table:table-cell office:value-type="float" office:value="0.111189254959674" calcext:value-type="float">
            <text:p>0.111189255</text:p>
          </table:table-cell>
          <table:table-cell office:value-type="float" office:value="0.0341775137182991" calcext:value-type="float">
            <text:p>0.0341775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N</text:p>
          </table:table-cell>
          <table:table-cell office:value-type="float" office:value="0.143293306489967" calcext:value-type="float">
            <text:p>0.1432933065</text:p>
          </table:table-cell>
          <table:table-cell office:value-type="float" office:value="0.14430097546472" calcext:value-type="float">
            <text:p>0.1443009755</text:p>
          </table:table-cell>
          <table:table-cell office:value-type="float" office:value="0.236262479993903" calcext:value-type="float">
            <text:p>0.23626248</text:p>
          </table:table-cell>
          <table:table-cell office:value-type="float" office:value="0.257272048467667" calcext:value-type="float">
            <text:p>0.2572720485</text:p>
          </table:table-cell>
          <table:table-cell office:value-type="float" office:value="0.0486178285549974" calcext:value-type="float">
            <text:p>0.0486178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P</text:p>
          </table:table-cell>
          <table:table-cell office:value-type="float" office:value="0.0407825317697155" calcext:value-type="float">
            <text:p>0.0407825318</text:p>
          </table:table-cell>
          <table:table-cell office:value-type="float" office:value="0.271596323712537" calcext:value-type="float">
            <text:p>0.2715963237</text:p>
          </table:table-cell>
          <table:table-cell office:value-type="float" office:value="0.18968743913489" calcext:value-type="float">
            <text:p>0.1896874391</text:p>
          </table:table-cell>
          <table:table-cell office:value-type="float" office:value="0.148794726555791" calcext:value-type="float">
            <text:p>0.1487947266</text:p>
          </table:table-cell>
          <table:table-cell office:value-type="float" office:value="0.235900514428334" calcext:value-type="float">
            <text:p>0.2359005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0.048544765913196" calcext:value-type="float">
            <text:p>0.0485447659</text:p>
          </table:table-cell>
          <table:table-cell office:value-type="float" office:value="0.205822946186516" calcext:value-type="float">
            <text:p>0.2058229462</text:p>
          </table:table-cell>
          <table:table-cell office:value-type="float" office:value="0.233722023219775" calcext:value-type="float">
            <text:p>0.2337220232</text:p>
          </table:table-cell>
          <table:table-cell office:value-type="float" office:value="0.246785907349519" calcext:value-type="float">
            <text:p>0.2467859073</text:p>
          </table:table-cell>
          <table:table-cell office:value-type="float" office:value="0.101965017864372" calcext:value-type="float">
            <text:p>0.1019650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R</text:p>
          </table:table-cell>
          <table:table-cell office:value-type="float" office:value="0.0805793830132747" calcext:value-type="float">
            <text:p>0.080579383</text:p>
          </table:table-cell>
          <table:table-cell office:value-type="float" office:value="0.391979707349613" calcext:value-type="float">
            <text:p>0.3919797073</text:p>
          </table:table-cell>
          <table:table-cell office:value-type="float" office:value="0.198155628381983" calcext:value-type="float">
            <text:p>0.1981556284</text:p>
          </table:table-cell>
          <table:table-cell office:value-type="float" office:value="0.198332703562214" calcext:value-type="float">
            <text:p>0.1983327036</text:p>
          </table:table-cell>
          <table:table-cell office:value-type="float" office:value="0.319893961426073" calcext:value-type="float">
            <text:p>0.3198939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S</text:p>
          </table:table-cell>
          <table:table-cell office:value-type="float" office:value="0.0985680526156265" calcext:value-type="float">
            <text:p>0.0985680526</text:p>
          </table:table-cell>
          <table:table-cell office:value-type="float" office:value="0.37420608406485" calcext:value-type="float">
            <text:p>0.3742060841</text:p>
          </table:table-cell>
          <table:table-cell office:value-type="float" office:value="0.304854812895359" calcext:value-type="float">
            <text:p>0.3048548129</text:p>
          </table:table-cell>
          <table:table-cell office:value-type="float" office:value="0.264503869928459" calcext:value-type="float">
            <text:p>0.2645038699</text:p>
          </table:table-cell>
          <table:table-cell office:value-type="float" office:value="0.0948394476611104" calcext:value-type="float">
            <text:p>0.0948394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T</text:p>
          </table:table-cell>
          <table:table-cell office:value-type="float" office:value="0.0962270613660054" calcext:value-type="float">
            <text:p>0.0962270614</text:p>
          </table:table-cell>
          <table:table-cell office:value-type="float" office:value="0.309090988882708" calcext:value-type="float">
            <text:p>0.3090909889</text:p>
          </table:table-cell>
          <table:table-cell office:value-type="float" office:value="0.20238972300553" calcext:value-type="float">
            <text:p>0.202389723</text:p>
          </table:table-cell>
          <table:table-cell office:value-type="float" office:value="0.304640479035854" calcext:value-type="float">
            <text:p>0.304640479</text:p>
          </table:table-cell>
          <table:table-cell office:value-type="float" office:value="0.0900470287633415" calcext:value-type="float">
            <text:p>0.0900470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V</text:p>
          </table:table-cell>
          <table:table-cell office:value-type="float" office:value="0.123826116098381" calcext:value-type="float">
            <text:p>0.1238261161</text:p>
          </table:table-cell>
          <table:table-cell office:value-type="float" office:value="0.268222626700151" calcext:value-type="float">
            <text:p>0.2682226267</text:p>
          </table:table-cell>
          <table:table-cell office:value-type="float" office:value="0.17613833633954" calcext:value-type="float">
            <text:p>0.1761383363</text:p>
          </table:table-cell>
          <table:table-cell office:value-type="float" office:value="0.320912077322635" calcext:value-type="float">
            <text:p>0.3209120773</text:p>
          </table:table-cell>
          <table:table-cell office:value-type="float" office:value="0.196363058521741" calcext:value-type="float">
            <text:p>0.1963630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W</text:p>
          </table:table-cell>
          <table:table-cell office:value-type="float" office:value="0.0158940984842698" calcext:value-type="float">
            <text:p>0.0158940985</text:p>
          </table:table-cell>
          <table:table-cell office:value-type="float" office:value="0.0731241970326826" calcext:value-type="float">
            <text:p>0.073124197</text:p>
          </table:table-cell>
          <table:table-cell office:value-type="float" office:value="0.0491154976331411" calcext:value-type="float">
            <text:p>0.0491154976</text:p>
          </table:table-cell>
          <table:table-cell office:value-type="float" office:value="0.0442949064473496" calcext:value-type="float">
            <text:p>0.0442949064</text:p>
          </table:table-cell>
          <table:table-cell office:value-type="float" office:value="0.0163951172818409" calcext:value-type="float">
            <text:p>0.0163951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Y</text:p>
          </table:table-cell>
          <table:table-cell office:value-type="float" office:value="0.0846453151836693" calcext:value-type="float">
            <text:p>0.0846453152</text:p>
          </table:table-cell>
          <table:table-cell office:value-type="float" office:value="0.0740841921175078" calcext:value-type="float">
            <text:p>0.0740841921</text:p>
          </table:table-cell>
          <table:table-cell office:value-type="float" office:value="0.13887830365233" calcext:value-type="float">
            <text:p>0.1388783037</text:p>
          </table:table-cell>
          <table:table-cell office:value-type="float" office:value="0.163439165013894" calcext:value-type="float">
            <text:p>0.163439165</text:p>
          </table:table-cell>
          <table:table-cell office:value-type="float" office:value="0.0365106650237918" calcext:value-type="float">
            <text:p>0.036510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0.177792124905436" calcext:value-type="float">
            <text:p>0.1777921249</text:p>
          </table:table-cell>
          <table:table-cell office:value-type="float" office:value="0.475087853264477" calcext:value-type="float">
            <text:p>0.4750878533</text:p>
          </table:table-cell>
          <table:table-cell office:value-type="float" office:value="0.205776998704367" calcext:value-type="float">
            <text:p>0.2057769987</text:p>
          </table:table-cell>
          <table:table-cell office:value-type="float" office:value="0.288549676285592" calcext:value-type="float">
            <text:p>0.2885496763</text:p>
          </table:table-cell>
          <table:table-cell office:value-type="float" office:value="1.30688002179289" calcext:value-type="float">
            <text:p>1.3068800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0.0241491728908285" calcext:value-type="float">
            <text:p>0.0241491729</text:p>
          </table:table-cell>
          <table:table-cell office:value-type="float" office:value="0.190271025812348" calcext:value-type="float">
            <text:p>0.1902710258</text:p>
          </table:table-cell>
          <table:table-cell office:value-type="float" office:value="0.0685923329014557" calcext:value-type="float">
            <text:p>0.0685923329</text:p>
          </table:table-cell>
          <table:table-cell office:value-type="float" office:value="0.0106669366546679" calcext:value-type="float">
            <text:p>0.0106669367</text:p>
          </table:table-cell>
          <table:table-cell office:value-type="float" office:value="0.126746868217308" calcext:value-type="float">
            <text:p>0.1267468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0.169413840433108" calcext:value-type="float">
            <text:p>0.1694138404</text:p>
          </table:table-cell>
          <table:table-cell office:value-type="float" office:value="0.416994436417057" calcext:value-type="float">
            <text:p>0.4169944364</text:p>
          </table:table-cell>
          <table:table-cell office:value-type="float" office:value="0.231181566445647" calcext:value-type="float">
            <text:p>0.2311815664</text:p>
          </table:table-cell>
          <table:table-cell office:value-type="float" office:value="0.230695104599258" calcext:value-type="float">
            <text:p>0.2306951046</text:p>
          </table:table-cell>
          <table:table-cell office:value-type="float" office:value="0.391464954175647" calcext:value-type="float">
            <text:p>0.3914649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0.297182678636114" calcext:value-type="float">
            <text:p>0.2971826786</text:p>
          </table:table-cell>
          <table:table-cell office:value-type="float" office:value="0.379801483987831" calcext:value-type="float">
            <text:p>0.379801484</text:p>
          </table:table-cell>
          <table:table-cell office:value-type="float" office:value="0.292152529024719" calcext:value-type="float">
            <text:p>0.292152529</text:p>
          </table:table-cell>
          <table:table-cell office:value-type="float" office:value="0.239554085888728" calcext:value-type="float">
            <text:p>0.2395540859</text:p>
          </table:table-cell>
          <table:table-cell office:value-type="float" office:value="0.787911501679238" calcext:value-type="float">
            <text:p>0.7879115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135531072346486" calcext:value-type="float">
            <text:p>0.1355310723</text:p>
          </table:table-cell>
          <table:table-cell office:value-type="float" office:value="0.370832387052464" calcext:value-type="float">
            <text:p>0.3708323871</text:p>
          </table:table-cell>
          <table:table-cell office:value-type="float" office:value="0.187993801285471" calcext:value-type="float">
            <text:p>0.1879938013</text:p>
          </table:table-cell>
          <table:table-cell office:value-type="float" office:value="0.183688265104111" calcext:value-type="float">
            <text:p>0.1836882651</text:p>
          </table:table-cell>
          <table:table-cell office:value-type="float" office:value="0.233315130549274" calcext:value-type="float">
            <text:p>0.2333151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0.174465453129659" calcext:value-type="float">
            <text:p>0.1744654531</text:p>
          </table:table-cell>
          <table:table-cell office:value-type="float" office:value="0.472838721922887" calcext:value-type="float">
            <text:p>0.4728387219</text:p>
          </table:table-cell>
          <table:table-cell office:value-type="float" office:value="0.21424518795146" calcext:value-type="float">
            <text:p>0.214245188</text:p>
          </table:table-cell>
          <table:table-cell office:value-type="float" office:value="0.235214993012252" calcext:value-type="float">
            <text:p>0.235214993</text:p>
          </table:table-cell>
          <table:table-cell office:value-type="float" office:value="1.13756890678619" calcext:value-type="float">
            <text:p>1.1375689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0.0344988184154693" calcext:value-type="float">
            <text:p>0.0344988184</text:p>
          </table:table-cell>
          <table:table-cell office:value-type="float" office:value="0.22946625370421" calcext:value-type="float">
            <text:p>0.2294662537</text:p>
          </table:table-cell>
          <table:table-cell office:value-type="float" office:value="0.0838350735462236" calcext:value-type="float">
            <text:p>0.0838350735</text:p>
          </table:table-cell>
          <table:table-cell office:value-type="float" office:value="0.101426295987605" calcext:value-type="float">
            <text:p>0.101426296</text:p>
          </table:table-cell>
          <table:table-cell office:value-type="float" office:value="0.261880469505712" calcext:value-type="float">
            <text:p>0.26188046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0.29287032633418" calcext:value-type="float">
            <text:p>0.2928703263</text:p>
          </table:table-cell>
          <table:table-cell office:value-type="float" office:value="0.389703147577027" calcext:value-type="float">
            <text:p>0.3897031476</text:p>
          </table:table-cell>
          <table:table-cell office:value-type="float" office:value="0.256586134186927" calcext:value-type="float">
            <text:p>0.2565861342</text:p>
          </table:table-cell>
          <table:table-cell office:value-type="float" office:value="0.26341909670934" calcext:value-type="float">
            <text:p>0.2634190967</text:p>
          </table:table-cell>
          <table:table-cell office:value-type="float" office:value="0.283320238258889" calcext:value-type="float">
            <text:p>0.2833202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K</text:p>
          </table:table-cell>
          <table:table-cell office:value-type="float" office:value="0.328478035341575" calcext:value-type="float">
            <text:p>0.3284780353</text:p>
          </table:table-cell>
          <table:table-cell office:value-type="float" office:value="0.23407423011137" calcext:value-type="float">
            <text:p>0.2340742301</text:p>
          </table:table-cell>
          <table:table-cell office:value-type="float" office:value="0.321791191389545" calcext:value-type="float">
            <text:p>0.3217911914</text:p>
          </table:table-cell>
          <table:table-cell office:value-type="float" office:value="0.206468502705605" calcext:value-type="float">
            <text:p>0.2064685027</text:p>
          </table:table-cell>
          <table:table-cell office:value-type="float" office:value="0.210929489645222" calcext:value-type="float">
            <text:p>0.2109294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260219658905254" calcext:value-type="float">
            <text:p>0.2602196589</text:p>
          </table:table-cell>
          <table:table-cell office:value-type="float" office:value="0.742542483896768" calcext:value-type="float">
            <text:p>0.7425424839</text:p>
          </table:table-cell>
          <table:table-cell office:value-type="float" office:value="0.437805384074723" calcext:value-type="float">
            <text:p>0.4378053841</text:p>
          </table:table-cell>
          <table:table-cell office:value-type="float" office:value="0.406066775023458" calcext:value-type="float">
            <text:p>0.406066775</text:p>
          </table:table-cell>
          <table:table-cell office:value-type="float" office:value="1.02652351627342" calcext:value-type="float">
            <text:p>1.0265235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0.0682583764363214" calcext:value-type="float">
            <text:p>0.0682583764</text:p>
          </table:table-cell>
          <table:table-cell office:value-type="float" office:value="0.155738631189637" calcext:value-type="float">
            <text:p>0.1557386312</text:p>
          </table:table-cell>
          <table:table-cell office:value-type="float" office:value="0.0829882546215143" calcext:value-type="float">
            <text:p>0.0829882546</text:p>
          </table:table-cell>
          <table:table-cell office:value-type="float" office:value="0.0927481102346545" calcext:value-type="float">
            <text:p>0.0927481102</text:p>
          </table:table-cell>
          <table:table-cell office:value-type="float" office:value="0.164140347248584" calcext:value-type="float">
            <text:p>0.1641403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0.193686223389706" calcext:value-type="float">
            <text:p>0.1936862234</text:p>
          </table:table-cell>
          <table:table-cell office:value-type="float" office:value="0.256894684699214" calcext:value-type="float">
            <text:p>0.2568946847</text:p>
          </table:table-cell>
          <table:table-cell office:value-type="float" office:value="0.254892496337508" calcext:value-type="float">
            <text:p>0.2548924963</text:p>
          </table:table-cell>
          <table:table-cell office:value-type="float" office:value="0.159823254283498" calcext:value-type="float">
            <text:p>0.1598232543</text:p>
          </table:table-cell>
          <table:table-cell office:value-type="float" office:value="0.135385833861971" calcext:value-type="float">
            <text:p>0.1353858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.0687512166993995" calcext:value-type="float">
            <text:p>0.0687512167</text:p>
          </table:table-cell>
          <table:table-cell office:value-type="float" office:value="0.417899574639892" calcext:value-type="float">
            <text:p>0.4178995746</text:p>
          </table:table-cell>
          <table:table-cell office:value-type="float" office:value="0.158355138920645" calcext:value-type="float">
            <text:p>0.1583551389</text:p>
          </table:table-cell>
          <table:table-cell office:value-type="float" office:value="0.135777447926366" calcext:value-type="float">
            <text:p>0.1357774479</text:p>
          </table:table-cell>
          <table:table-cell office:value-type="float" office:value="0.966996628911654" calcext:value-type="float">
            <text:p>0.9669966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Q</text:p>
          </table:table-cell>
          <table:table-cell office:value-type="float" office:value="0.0747885099221066" calcext:value-type="float">
            <text:p>0.0747885099</text:p>
          </table:table-cell>
          <table:table-cell office:value-type="float" office:value="0.337890841427463" calcext:value-type="float">
            <text:p>0.3378908414</text:p>
          </table:table-cell>
          <table:table-cell office:value-type="float" office:value="0.179525612038378" calcext:value-type="float">
            <text:p>0.179525612</text:p>
          </table:table-cell>
          <table:table-cell office:value-type="float" office:value="0.223282487601946" calcext:value-type="float">
            <text:p>0.2232824876</text:p>
          </table:table-cell>
          <table:table-cell office:value-type="float" office:value="0.265537841822431" calcext:value-type="float">
            <text:p>0.2655378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110149798797963" calcext:value-type="float">
            <text:p>0.1101497988</text:p>
          </table:table-cell>
          <table:table-cell office:value-type="float" office:value="0.686753055252929" calcext:value-type="float">
            <text:p>0.6867530553</text:p>
          </table:table-cell>
          <table:table-cell office:value-type="float" office:value="0.266747961283439" calcext:value-type="float">
            <text:p>0.2667479613</text:p>
          </table:table-cell>
          <table:table-cell office:value-type="float" office:value="0.179710763300676" calcext:value-type="float">
            <text:p>0.1797107633</text:p>
          </table:table-cell>
          <table:table-cell office:value-type="float" office:value="1.4328701922895" calcext:value-type="float">
            <text:p>1.4328701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121731544980299" calcext:value-type="float">
            <text:p>0.121731545</text:p>
          </table:table-cell>
          <table:table-cell office:value-type="float" office:value="0.678689096540397" calcext:value-type="float">
            <text:p>0.6786890965</text:p>
          </table:table-cell>
          <table:table-cell office:value-type="float" office:value="0.381068516119198" calcext:value-type="float">
            <text:p>0.3810685161</text:p>
          </table:table-cell>
          <table:table-cell office:value-type="float" office:value="0.201044636610011" calcext:value-type="float">
            <text:p>0.2010446366</text:p>
          </table:table-cell>
          <table:table-cell office:value-type="float" office:value="0.77384953570289" calcext:value-type="float">
            <text:p>0.7738495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0.130972299913014" calcext:value-type="float">
            <text:p>0.1309722999</text:p>
          </table:table-cell>
          <table:table-cell office:value-type="float" office:value="0.429748656829734" calcext:value-type="float">
            <text:p>0.4297486568</text:p>
          </table:table-cell>
          <table:table-cell office:value-type="float" office:value="0.245577488165706" calcext:value-type="float">
            <text:p>0.2455774882</text:p>
          </table:table-cell>
          <table:table-cell office:value-type="float" office:value="0.213338733093357" calcext:value-type="float">
            <text:p>0.2133387331</text:p>
          </table:table-cell>
          <table:table-cell office:value-type="float" office:value="0.428795375063531" calcext:value-type="float">
            <text:p>0.42879537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0.188881030824694" calcext:value-type="float">
            <text:p>0.1888810308</text:p>
          </table:table-cell>
          <table:table-cell office:value-type="float" office:value="0.5188910575635" calcext:value-type="float">
            <text:p>0.5188910576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293250360235106" calcext:value-type="float">
            <text:p>0.2932503602</text:p>
          </table:table-cell>
          <table:table-cell office:value-type="float" office:value="0.724285834997017" calcext:value-type="float">
            <text:p>0.724285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0.0202064507862034" calcext:value-type="float">
            <text:p>0.0202064508</text:p>
          </table:table-cell>
          <table:table-cell office:value-type="float" office:value="0.169041420222214" calcext:value-type="float">
            <text:p>0.1690414202</text:p>
          </table:table-cell>
          <table:table-cell office:value-type="float" office:value="0.0364132137625012" calcext:value-type="float">
            <text:p>0.0364132138</text:p>
          </table:table-cell>
          <table:table-cell office:value-type="float" office:value="0.0354359251578797" calcext:value-type="float">
            <text:p>0.0354359252</text:p>
          </table:table-cell>
          <table:table-cell office:value-type="float" office:value="0.144907613514117" calcext:value-type="float">
            <text:p>0.1449076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0.132697240833787" calcext:value-type="float">
            <text:p>0.1326972408</text:p>
          </table:table-cell>
          <table:table-cell office:value-type="float" office:value="0.14600153818641" calcext:value-type="float">
            <text:p>0.1460015382</text:p>
          </table:table-cell>
          <table:table-cell office:value-type="float" office:value="0.13887830365233" calcext:value-type="float">
            <text:p>0.1388783037</text:p>
          </table:table-cell>
          <table:table-cell office:value-type="float" office:value="0.152229841749667" calcext:value-type="float">
            <text:p>0.1522298417</text:p>
          </table:table-cell>
          <table:table-cell office:value-type="float" office:value="0.196110825948174" calcext:value-type="float">
            <text:p>0.1961108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284492041861852" calcext:value-type="float">
            <text:p>0.2844920419</text:p>
          </table:table-cell>
          <table:table-cell office:value-type="float" office:value="0.651013809666437" calcext:value-type="float">
            <text:p>0.6510138097</text:p>
          </table:table-cell>
          <table:table-cell office:value-type="float" office:value="0.586845514823565" calcext:value-type="float">
            <text:p>0.5868455148</text:p>
          </table:table-cell>
          <table:table-cell office:value-type="float" office:value="0.477842603021817" calcext:value-type="float">
            <text:p>0.477842603</text:p>
          </table:table-cell>
          <table:table-cell office:value-type="float" office:value="0.724916416430934" calcext:value-type="float">
            <text:p>0.7249164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0512553873601258" calcext:value-type="float">
            <text:p>0.0512553874</text:p>
          </table:table-cell>
          <table:table-cell office:value-type="float" office:value="0.114074844508225" calcext:value-type="float">
            <text:p>0.1140748445</text:p>
          </table:table-cell>
          <table:table-cell office:value-type="float" office:value="0.105852365588666" calcext:value-type="float">
            <text:p>0.1058523656</text:p>
          </table:table-cell>
          <table:table-cell office:value-type="float" office:value="0.0287464903066473" calcext:value-type="float">
            <text:p>0.0287464903</text:p>
          </table:table-cell>
          <table:table-cell office:value-type="float" office:value="0.108775297350675" calcext:value-type="float">
            <text:p>0.1087752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274019186271442" calcext:value-type="float">
            <text:p>0.2740191863</text:p>
          </table:table-cell>
          <table:table-cell office:value-type="float" office:value="0.475718707177362" calcext:value-type="float">
            <text:p>0.4757187072</text:p>
          </table:table-cell>
          <table:table-cell office:value-type="float" office:value="0.411553997408734" calcext:value-type="float">
            <text:p>0.4115539974</text:p>
          </table:table-cell>
          <table:table-cell office:value-type="float" office:value="0.389795176736677" calcext:value-type="float">
            <text:p>0.3897951767</text:p>
          </table:table-cell>
          <table:table-cell office:value-type="float" office:value="0.140619659763482" calcext:value-type="float">
            <text:p>0.1406196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378747742175545" calcext:value-type="float">
            <text:p>0.3787477422</text:p>
          </table:table-cell>
          <table:table-cell office:value-type="float" office:value="0.393104273020408" calcext:value-type="float">
            <text:p>0.393104273</text:p>
          </table:table-cell>
          <table:table-cell office:value-type="float" office:value="0.490308157406702" calcext:value-type="float">
            <text:p>0.4903081574</text:p>
          </table:table-cell>
          <table:table-cell office:value-type="float" office:value="0.372438805230776" calcext:value-type="float">
            <text:p>0.3724388052</text:p>
          </table:table-cell>
          <table:table-cell office:value-type="float" office:value="0.273167877172826" calcext:value-type="float">
            <text:p>0.27316787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0.325767413894646" calcext:value-type="float">
            <text:p>0.3257674139</text:p>
          </table:table-cell>
          <table:table-cell office:value-type="float" office:value="0.28915051954934" calcext:value-type="float">
            <text:p>0.2891505195</text:p>
          </table:table-cell>
          <table:table-cell office:value-type="float" office:value="0.462363132891294" calcext:value-type="float">
            <text:p>0.4623631329</text:p>
          </table:table-cell>
          <table:table-cell office:value-type="float" office:value="0.296866270965502" calcext:value-type="float">
            <text:p>0.296866271</text:p>
          </table:table-cell>
          <table:table-cell office:value-type="float" office:value="0.171076743021671" calcext:value-type="float">
            <text:p>0.171076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0.388358127305568" calcext:value-type="float">
            <text:p>0.3883581273</text:p>
          </table:table-cell>
          <table:table-cell office:value-type="float" office:value="0.627946499199638" calcext:value-type="float">
            <text:p>0.6279464992</text:p>
          </table:table-cell>
          <table:table-cell office:value-type="float" office:value="0.456435400418328" calcext:value-type="float">
            <text:p>0.4564354004</text:p>
          </table:table-cell>
          <table:table-cell office:value-type="float" office:value="0.482904878044371" calcext:value-type="float">
            <text:p>0.482904878</text:p>
          </table:table-cell>
          <table:table-cell office:value-type="float" office:value="0.69874728692338" calcext:value-type="float">
            <text:p>0.6987472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0.0708457878174815" calcext:value-type="float">
            <text:p>0.0708457878</text:p>
          </table:table-cell>
          <table:table-cell office:value-type="float" office:value="0.190764737570258" calcext:value-type="float">
            <text:p>0.1907647376</text:p>
          </table:table-cell>
          <table:table-cell office:value-type="float" office:value="0.17613833633954" calcext:value-type="float">
            <text:p>0.1761383363</text:p>
          </table:table-cell>
          <table:table-cell office:value-type="float" office:value="0.137404607755044" calcext:value-type="float">
            <text:p>0.1374046078</text:p>
          </table:table-cell>
          <table:table-cell office:value-type="float" office:value="0.084560970288264" calcext:value-type="float">
            <text:p>0.0845609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536826256557856" calcext:value-type="float">
            <text:p>0.5368262566</text:p>
          </table:table-cell>
          <table:table-cell office:value-type="float" office:value="0.408985334566516" calcext:value-type="float">
            <text:p>0.4089853346</text:p>
          </table:table-cell>
          <table:table-cell office:value-type="float" office:value="0.564828222781123" calcext:value-type="float">
            <text:p>0.5648282228</text:p>
          </table:table-cell>
          <table:table-cell office:value-type="float" office:value="0.427762239405833" calcext:value-type="float">
            <text:p>0.4277622394</text:p>
          </table:table-cell>
          <table:table-cell office:value-type="float" office:value="0.177697848077799" calcext:value-type="float">
            <text:p>0.1776978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535224525702852" calcext:value-type="float">
            <text:p>0.5352245257</text:p>
          </table:table-cell>
          <table:table-cell office:value-type="float" office:value="0.26328550912105" calcext:value-type="float">
            <text:p>0.2632855091</text:p>
          </table:table-cell>
          <table:table-cell office:value-type="float" office:value="0.616484177188392" calcext:value-type="float">
            <text:p>0.6164841772</text:p>
          </table:table-cell>
          <table:table-cell office:value-type="float" office:value="0.344777088143248" calcext:value-type="float">
            <text:p>0.3447770881</text:p>
          </table:table-cell>
          <table:table-cell office:value-type="float" office:value="0.111739030090085" calcext:value-type="float">
            <text:p>0.1117390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0.578594468853727" calcext:value-type="float">
            <text:p>0.5785944689</text:p>
          </table:table-cell>
          <table:table-cell office:value-type="float" office:value="0.673038839755426" calcext:value-type="float">
            <text:p>0.6730388398</text:p>
          </table:table-cell>
          <table:table-cell office:value-type="float" office:value="0.884925776321249" calcext:value-type="float">
            <text:p>0.8849257763</text:p>
          </table:table-cell>
          <table:table-cell office:value-type="float" office:value="0.595359701759683" calcext:value-type="float">
            <text:p>0.5953597018</text:p>
          </table:table-cell>
          <table:table-cell office:value-type="float" office:value="0.513482461638578" calcext:value-type="float">
            <text:p>0.5134824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114462151099896" calcext:value-type="float">
            <text:p>0.1144621511</text:p>
          </table:table-cell>
          <table:table-cell office:value-type="float" office:value="0.153846069450982" calcext:value-type="float">
            <text:p>0.1538460695</text:p>
          </table:table-cell>
          <table:table-cell office:value-type="float" office:value="0.18884062021018" calcext:value-type="float">
            <text:p>0.1888406202</text:p>
          </table:table-cell>
          <table:table-cell office:value-type="float" office:value="0.144455633679316" calcext:value-type="float">
            <text:p>0.1444556337</text:p>
          </table:table-cell>
          <table:table-cell office:value-type="float" office:value="0.117981786285863" calcext:value-type="float">
            <text:p>0.1179817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0.323180002513485" calcext:value-type="float">
            <text:p>0.3231800025</text:p>
          </table:table-cell>
          <table:table-cell office:value-type="float" office:value="0.2926613587167" calcext:value-type="float">
            <text:p>0.2926613587</text:p>
          </table:table-cell>
          <table:table-cell office:value-type="float" office:value="0.548738663211645" calcext:value-type="float">
            <text:p>0.5487386632</text:p>
          </table:table-cell>
          <table:table-cell office:value-type="float" office:value="0.301024568305458" calcext:value-type="float">
            <text:p>0.3010245683</text:p>
          </table:table-cell>
          <table:table-cell office:value-type="float" office:value="0.0736519114815006" calcext:value-type="float">
            <text:p>0.0736519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0.164855067999635" calcext:value-type="float">
            <text:p>0.164855068</text:p>
          </table:table-cell>
          <table:table-cell office:value-type="float" office:value="0.455997665291954" calcext:value-type="float">
            <text:p>0.4559976653</text:p>
          </table:table-cell>
          <table:table-cell office:value-type="float" office:value="0.39123034321571" calcext:value-type="float">
            <text:p>0.3912303432</text:p>
          </table:table-cell>
          <table:table-cell office:value-type="float" office:value="0.196163157123977" calcext:value-type="float">
            <text:p>0.1961631571</text:p>
          </table:table-cell>
          <table:table-cell office:value-type="float" office:value="0.66526341278239" calcext:value-type="float">
            <text:p>0.6652634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0.144895037344971" calcext:value-type="float">
            <text:p>0.1448950373</text:p>
          </table:table-cell>
          <table:table-cell office:value-type="float" office:value="0.299326467448487" calcext:value-type="float">
            <text:p>0.2993264674</text:p>
          </table:table-cell>
          <table:table-cell office:value-type="float" office:value="0.355663948377918" calcext:value-type="float">
            <text:p>0.3556639484</text:p>
          </table:table-cell>
          <table:table-cell office:value-type="float" office:value="0.293792746844666" calcext:value-type="float">
            <text:p>0.2937927468</text:p>
          </table:table-cell>
          <table:table-cell office:value-type="float" office:value="0.10745107633945" calcext:value-type="float">
            <text:p>0.1074510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169537050498878" calcext:value-type="float">
            <text:p>0.1695370505</text:p>
          </table:table-cell>
          <table:table-cell office:value-type="float" office:value="0.595663235918518" calcext:value-type="float">
            <text:p>0.5956632359</text:p>
          </table:table-cell>
          <table:table-cell office:value-type="float" office:value="0.37937487826978" calcext:value-type="float">
            <text:p>0.3793748783</text:p>
          </table:table-cell>
          <table:table-cell office:value-type="float" office:value="0.247147498422559" calcext:value-type="float">
            <text:p>0.2471474984</text:p>
          </table:table-cell>
          <table:table-cell office:value-type="float" office:value="0.79207333914309" calcext:value-type="float">
            <text:p>0.7920733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0.354721779350486" calcext:value-type="float">
            <text:p>0.3547217794</text:p>
          </table:table-cell>
          <table:table-cell office:value-type="float" office:value="0.60701860635045" calcext:value-type="float">
            <text:p>0.6070186064</text:p>
          </table:table-cell>
          <table:table-cell office:value-type="float" office:value="1.06614502620905" calcext:value-type="float">
            <text:p>1.0661450262</text:p>
          </table:table-cell>
          <table:table-cell office:value-type="float" office:value="0.362675846258708" calcext:value-type="float">
            <text:p>0.3626758463</text:p>
          </table:table-cell>
          <table:table-cell office:value-type="float" office:value="0.699756217217648" calcext:value-type="float">
            <text:p>0.6997562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0.29558094778111" calcext:value-type="float">
            <text:p>0.2955809478</text:p>
          </table:table-cell>
          <table:table-cell office:value-type="float" office:value="0.481752961996263" calcext:value-type="float">
            <text:p>0.481752962</text:p>
          </table:table-cell>
          <table:table-cell office:value-type="float" office:value="0.664752855896824" calcext:value-type="float">
            <text:p>0.6647528559</text:p>
          </table:table-cell>
          <table:table-cell office:value-type="float" office:value="0.380032217764608" calcext:value-type="float">
            <text:p>0.3800322178</text:p>
          </table:table-cell>
          <table:table-cell office:value-type="float" office:value="0.427345037765522" calcext:value-type="float">
            <text:p>0.4273450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0.322317532053099" calcext:value-type="float">
            <text:p>0.3223175321</text:p>
          </table:table-cell>
          <table:table-cell office:value-type="float" office:value="0.557181147232526" calcext:value-type="float">
            <text:p>0.5571811472</text:p>
          </table:table-cell>
          <table:table-cell office:value-type="float" office:value="0.574990049877635" calcext:value-type="float">
            <text:p>0.5749900499</text:p>
          </table:table-cell>
          <table:table-cell office:value-type="float" office:value="0.444033837692615" calcext:value-type="float">
            <text:p>0.4440338377</text:p>
          </table:table-cell>
          <table:table-cell office:value-type="float" office:value="0.349972695823911" calcext:value-type="float">
            <text:p>0.3499726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0.0415217921643327" calcext:value-type="float">
            <text:p>0.0415217922</text:p>
          </table:table-cell>
          <table:table-cell office:value-type="float" office:value="0.106641739708578" calcext:value-type="float">
            <text:p>0.1066417397</text:p>
          </table:table-cell>
          <table:table-cell office:value-type="float" office:value="0.079600978922677" calcext:value-type="float">
            <text:p>0.0796009789</text:p>
          </table:table-cell>
          <table:table-cell office:value-type="float" office:value="0.0739453744365959" calcext:value-type="float">
            <text:p>0.0739453744</text:p>
          </table:table-cell>
          <table:table-cell office:value-type="float" office:value="0.0959114360987693" calcext:value-type="float">
            <text:p>0.0959114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0.259110768313328" calcext:value-type="float">
            <text:p>0.2591107683</text:p>
          </table:table-cell>
          <table:table-cell office:value-type="float" office:value="0.112675994527479" calcext:value-type="float">
            <text:p>0.1126759945</text:p>
          </table:table-cell>
          <table:table-cell office:value-type="float" office:value="0.226100652897391" calcext:value-type="float">
            <text:p>0.2261006529</text:p>
          </table:table-cell>
          <table:table-cell office:value-type="float" office:value="0.207372480388204" calcext:value-type="float">
            <text:p>0.2073724804</text:p>
          </table:table-cell>
          <table:table-cell office:value-type="float" office:value="0.0951547383780689" calcext:value-type="float">
            <text:p>0.0951547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0.254428785814086" calcext:value-type="float">
            <text:p>0.2544287858</text:p>
          </table:table-cell>
          <table:table-cell office:value-type="float" office:value="0.554328590409046" calcext:value-type="float">
            <text:p>0.5543285904</text:p>
          </table:table-cell>
          <table:table-cell office:value-type="float" office:value="0.386149429667454" calcext:value-type="float">
            <text:p>0.3861494297</text:p>
          </table:table-cell>
          <table:table-cell office:value-type="float" office:value="0.520871940713528" calcext:value-type="float">
            <text:p>0.5208719407</text:p>
          </table:table-cell>
          <table:table-cell office:value-type="float" office:value="0.466378028524982" calcext:value-type="float">
            <text:p>0.4663780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0.0362237593362427" calcext:value-type="float">
            <text:p>0.0362237593</text:p>
          </table:table-cell>
          <table:table-cell office:value-type="float" office:value="0.0795150214545187" calcext:value-type="float">
            <text:p>0.0795150215</text:p>
          </table:table-cell>
          <table:table-cell office:value-type="float" office:value="0.066898695052037" calcext:value-type="float">
            <text:p>0.0668986951</text:p>
          </table:table-cell>
          <table:table-cell office:value-type="float" office:value="0.018441144725019" calcext:value-type="float">
            <text:p>0.0184411447</text:p>
          </table:table-cell>
          <table:table-cell office:value-type="float" office:value="0.054103887030075" calcext:value-type="float">
            <text:p>0.054103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0.248761122788687" calcext:value-type="float">
            <text:p>0.2487611228</text:p>
          </table:table-cell>
          <table:table-cell office:value-type="float" office:value="0.34998677949626" calcext:value-type="float">
            <text:p>0.3499867795</text:p>
          </table:table-cell>
          <table:table-cell office:value-type="float" office:value="0.291305710100009" calcext:value-type="float">
            <text:p>0.2913057101</text:p>
          </table:table-cell>
          <table:table-cell office:value-type="float" office:value="0.357071184626594" calcext:value-type="float">
            <text:p>0.3570711846</text:p>
          </table:table-cell>
          <table:table-cell office:value-type="float" office:value="0.124287600625032" calcext:value-type="float">
            <text:p>0.1242876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30358960205613" calcext:value-type="float">
            <text:p>0.3035896021</text:p>
          </table:table-cell>
          <table:table-cell office:value-type="float" office:value="0.29123508030496" calcext:value-type="float">
            <text:p>0.2912350803</text:p>
          </table:table-cell>
          <table:table-cell office:value-type="float" office:value="0.37852805934507" calcext:value-type="float">
            <text:p>0.3785280593</text:p>
          </table:table-cell>
          <table:table-cell office:value-type="float" office:value="0.293250360235106" calcext:value-type="float">
            <text:p>0.2932503602</text:p>
          </table:table-cell>
          <table:table-cell office:value-type="float" office:value="0.186336813722461" calcext:value-type="float">
            <text:p>0.1863368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0.227568991476328" calcext:value-type="float">
            <text:p>0.2275689915</text:p>
          </table:table-cell>
          <table:table-cell office:value-type="float" office:value="0.236213647728981" calcext:value-type="float">
            <text:p>0.2362136477</text:p>
          </table:table-cell>
          <table:table-cell office:value-type="float" office:value="0.287918434401172" calcext:value-type="float">
            <text:p>0.2879184344</text:p>
          </table:table-cell>
          <table:table-cell office:value-type="float" office:value="0.273905237827488" calcext:value-type="float">
            <text:p>0.2739052378</text:p>
          </table:table-cell>
          <table:table-cell office:value-type="float" office:value="0.121891391176148" calcext:value-type="float">
            <text:p>0.1218913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0.327492354815419" calcext:value-type="float">
            <text:p>0.3274923548</text:p>
          </table:table-cell>
          <table:table-cell office:value-type="float" office:value="0.468422744532691" calcext:value-type="float">
            <text:p>0.4684227445</text:p>
          </table:table-cell>
          <table:table-cell office:value-type="float" office:value="0.363285318700302" calcext:value-type="float">
            <text:p>0.3632853187</text:p>
          </table:table-cell>
          <table:table-cell office:value-type="float" office:value="0.443310655546536" calcext:value-type="float">
            <text:p>0.4433106555</text:p>
          </table:table-cell>
          <table:table-cell office:value-type="float" office:value="0.405589978295387" calcext:value-type="float">
            <text:p>0.4055899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0627139234766924" calcext:value-type="float">
            <text:p>0.0627139235</text:p>
          </table:table-cell>
          <table:table-cell office:value-type="float" office:value="0.129599336451397" calcext:value-type="float">
            <text:p>0.1295993365</text:p>
          </table:table-cell>
          <table:table-cell office:value-type="float" office:value="0.0982309952662822" calcext:value-type="float">
            <text:p>0.0982309953</text:p>
          </table:table-cell>
          <table:table-cell office:value-type="float" office:value="0.138850972047202" calcext:value-type="float">
            <text:p>0.138850972</text:p>
          </table:table-cell>
          <table:table-cell office:value-type="float" office:value="0.0664002249914556" calcext:value-type="float">
            <text:p>0.066400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0.419407063879491" calcext:value-type="float">
            <text:p>0.4194070639</text:p>
          </table:table-cell>
          <table:table-cell office:value-type="float" office:value="0.334764000294033" calcext:value-type="float">
            <text:p>0.3347640003</text:p>
          </table:table-cell>
          <table:table-cell office:value-type="float" office:value="0.382762153968617" calcext:value-type="float">
            <text:p>0.382762154</text:p>
          </table:table-cell>
          <table:table-cell office:value-type="float" office:value="0.540940245267225" calcext:value-type="float">
            <text:p>0.5409402453</text:p>
          </table:table-cell>
          <table:table-cell office:value-type="float" office:value="0.139926020186173" calcext:value-type="float">
            <text:p>0.1399260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K</text:p>
          </table:table-cell>
          <table:table-cell office:value-type="float" office:value="0.382936884411709" calcext:value-type="float">
            <text:p>0.3829368844</text:p>
          </table:table-cell>
          <table:table-cell office:value-type="float" office:value="0.199678977643634" calcext:value-type="float">
            <text:p>0.1996789776</text:p>
          </table:table-cell>
          <table:table-cell office:value-type="float" office:value="0.393770799989838" calcext:value-type="float">
            <text:p>0.3937708</text:p>
          </table:table-cell>
          <table:table-cell office:value-type="float" office:value="0.36086789089351" calcext:value-type="float">
            <text:p>0.3608678909</text:p>
          </table:table-cell>
          <table:table-cell office:value-type="float" office:value="0.0803360746810204" calcext:value-type="float">
            <text:p>0.08033607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0.45378267222919" calcext:value-type="float">
            <text:p>0.4537826722</text:p>
          </table:table-cell>
          <table:table-cell office:value-type="float" office:value="0.540724088635523" calcext:value-type="float">
            <text:p>0.5407240886</text:p>
          </table:table-cell>
          <table:table-cell office:value-type="float" office:value="0.543657749663389" calcext:value-type="float">
            <text:p>0.5436577497</text:p>
          </table:table-cell>
          <table:table-cell office:value-type="float" office:value="0.640016199280072" calcext:value-type="float">
            <text:p>0.6400161993</text:p>
          </table:table-cell>
          <table:table-cell office:value-type="float" office:value="0.381564825663151" calcext:value-type="float">
            <text:p>0.3815648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0.0975823720894702" calcext:value-type="float">
            <text:p>0.0975823721</text:p>
          </table:table-cell>
          <table:table-cell office:value-type="float" office:value="0.118929676794341" calcext:value-type="float">
            <text:p>0.1189296768</text:p>
          </table:table-cell>
          <table:table-cell office:value-type="float" office:value="0.105852365588666" calcext:value-type="float">
            <text:p>0.1058523656</text:p>
          </table:table-cell>
          <table:table-cell office:value-type="float" office:value="0.147167566727113" calcext:value-type="float">
            <text:p>0.1471675667</text:p>
          </table:table-cell>
          <table:table-cell office:value-type="float" office:value="0.0774354000850024" calcext:value-type="float">
            <text:p>0.0774354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0.26909078364066" calcext:value-type="float">
            <text:p>0.2690907836</text:p>
          </table:table-cell>
          <table:table-cell office:value-type="float" office:value="0.231139387994905" calcext:value-type="float">
            <text:p>0.231139388</text:p>
          </table:table-cell>
          <table:table-cell office:value-type="float" office:value="0.358204405152046" calcext:value-type="float">
            <text:p>0.3582044052</text:p>
          </table:table-cell>
          <table:table-cell office:value-type="float" office:value="0.323804805906952" calcext:value-type="float">
            <text:p>0.3238048059</text:p>
          </table:table-cell>
          <table:table-cell office:value-type="float" office:value="0.0697423065912155" calcext:value-type="float">
            <text:p>0.0697423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0.159187404974237" calcext:value-type="float">
            <text:p>0.159187405</text:p>
          </table:table-cell>
          <table:table-cell office:value-type="float" office:value="0.364578704785603" calcext:value-type="float">
            <text:p>0.3645787048</text:p>
          </table:table-cell>
          <table:table-cell office:value-type="float" office:value="0.335340294184894" calcext:value-type="float">
            <text:p>0.3353402942</text:p>
          </table:table-cell>
          <table:table-cell office:value-type="float" office:value="0.283125810189998" calcext:value-type="float">
            <text:p>0.2831258102</text:p>
          </table:table-cell>
          <table:table-cell office:value-type="float" office:value="0.36479135952096" calcext:value-type="float">
            <text:p>0.3647913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Q</text:p>
          </table:table-cell>
          <table:table-cell office:value-type="float" office:value="0.10300361498333" calcext:value-type="float">
            <text:p>0.103003615</text:p>
          </table:table-cell>
          <table:table-cell office:value-type="float" office:value="0.213640049020092" calcext:value-type="float">
            <text:p>0.213640049</text:p>
          </table:table-cell>
          <table:table-cell office:value-type="float" office:value="0.204083360854948" calcext:value-type="float">
            <text:p>0.2040833609</text:p>
          </table:table-cell>
          <table:table-cell office:value-type="float" office:value="0.274809215510087" calcext:value-type="float">
            <text:p>0.2748092155</text:p>
          </table:table-cell>
          <table:table-cell office:value-type="float" office:value="0.0716340508929664" calcext:value-type="float">
            <text:p>0.0716340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0.135531072346486" calcext:value-type="float">
            <text:p>0.1355310723</text:p>
          </table:table-cell>
          <table:table-cell office:value-type="float" office:value="0.398068819030504" calcext:value-type="float">
            <text:p>0.398068819</text:p>
          </table:table-cell>
          <table:table-cell office:value-type="float" office:value="0.221866558273844" calcext:value-type="float">
            <text:p>0.2218665583</text:p>
          </table:table-cell>
          <table:table-cell office:value-type="float" office:value="0.231960673354896" calcext:value-type="float">
            <text:p>0.2319606734</text:p>
          </table:table-cell>
          <table:table-cell office:value-type="float" office:value="0.374502313603281" calcext:value-type="float">
            <text:p>0.3745023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0.272294245350668" calcext:value-type="float">
            <text:p>0.2722942454</text:p>
          </table:table-cell>
          <table:table-cell office:value-type="float" office:value="0.483179240408003" calcext:value-type="float">
            <text:p>0.4831792404</text:p>
          </table:table-cell>
          <table:table-cell office:value-type="float" office:value="0.650356934176765" calcext:value-type="float">
            <text:p>0.6503569342</text:p>
          </table:table-cell>
          <table:table-cell office:value-type="float" office:value="0.403897228585221" calcext:value-type="float">
            <text:p>0.4038972286</text:p>
          </table:table-cell>
          <table:table-cell office:value-type="float" office:value="0.403824350280419" calcext:value-type="float">
            <text:p>0.4038243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0.238657897395586" calcext:value-type="float">
            <text:p>0.2386578974</text:p>
          </table:table-cell>
          <table:table-cell office:value-type="float" office:value="0.386548878012602" calcext:value-type="float">
            <text:p>0.386548878</text:p>
          </table:table-cell>
          <table:table-cell office:value-type="float" office:value="0.478452692460771" calcext:value-type="float">
            <text:p>0.4784526925</text:p>
          </table:table-cell>
          <table:table-cell office:value-type="float" office:value="0.425231101894557" calcext:value-type="float">
            <text:p>0.4252311019</text:p>
          </table:table-cell>
          <table:table-cell office:value-type="float" office:value="0.243908898639079" calcext:value-type="float">
            <text:p>0.2439088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0.291638225676485" calcext:value-type="float">
            <text:p>0.2916382257</text:p>
          </table:table-cell>
          <table:table-cell office:value-type="float" office:value="0.437538331232316" calcext:value-type="float">
            <text:p>0.4375383312</text:p>
          </table:table-cell>
          <table:table-cell office:value-type="float" office:value="0.373447145796814" calcext:value-type="float">
            <text:p>0.3734471458</text:p>
          </table:table-cell>
          <table:table-cell office:value-type="float" office:value="0.46645248422107" calcext:value-type="float">
            <text:p>0.4664524842</text:p>
          </table:table-cell>
          <table:table-cell office:value-type="float" office:value="0.295364343646703" calcext:value-type="float">
            <text:p>0.2953643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0.0326506674289263" calcext:value-type="float">
            <text:p>0.0326506674</text:p>
          </table:table-cell>
          <table:table-cell office:value-type="float" office:value="0.0881275487869502" calcext:value-type="float">
            <text:p>0.0881275488</text:p>
          </table:table-cell>
          <table:table-cell office:value-type="float" office:value="0.0677455139767464" calcext:value-type="float">
            <text:p>0.067745514</text:p>
          </table:table-cell>
          <table:table-cell office:value-type="float" office:value="0.0636400288549676" calcext:value-type="float">
            <text:p>0.0636400289</text:p>
          </table:table-cell>
          <table:table-cell office:value-type="float" office:value="0.0460955028193296" calcext:value-type="float">
            <text:p>0.0460955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0.201571667598956" calcext:value-type="float">
            <text:p>0.2015716676</text:p>
          </table:table-cell>
          <table:table-cell office:value-type="float" office:value="0.108205160275294" calcext:value-type="float">
            <text:p>0.1082051603</text:p>
          </table:table-cell>
          <table:table-cell office:value-type="float" office:value="0.170210603866575" calcext:value-type="float">
            <text:p>0.1702106039</text:p>
          </table:table-cell>
          <table:table-cell office:value-type="float" office:value="0.215689075068115" calcext:value-type="float">
            <text:p>0.2156890751</text:p>
          </table:table-cell>
          <table:table-cell office:value-type="float" office:value="0.0783182140924861" calcext:value-type="float">
            <text:p>0.0783182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.356693140402798" calcext:value-type="float">
            <text:p>0.3566931404</text:p>
          </table:table-cell>
          <table:table-cell office:value-type="float" office:value="0.728115129193396" calcext:value-type="float">
            <text:p>0.7281151292</text:p>
          </table:table-cell>
          <table:table-cell office:value-type="float" office:value="0.386996248592163" calcext:value-type="float">
            <text:p>0.3869962486</text:p>
          </table:table-cell>
          <table:table-cell office:value-type="float" office:value="0.637846652841835" calcext:value-type="float">
            <text:p>0.6378466528</text:p>
          </table:table-cell>
          <table:table-cell office:value-type="float" office:value="0.854753133674436" calcext:value-type="float">
            <text:p>0.8547531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0.0480519256501179" calcext:value-type="float">
            <text:p>0.0480519257</text:p>
          </table:table-cell>
          <table:table-cell office:value-type="float" office:value="0.105873743640718" calcext:value-type="float">
            <text:p>0.1058737436</text:p>
          </table:table-cell>
          <table:table-cell office:value-type="float" office:value="0.082141435696805" calcext:value-type="float">
            <text:p>0.0821414357</text:p>
          </table:table-cell>
          <table:table-cell office:value-type="float" office:value="0.0213338733093357" calcext:value-type="float">
            <text:p>0.0213338733</text:p>
          </table:table-cell>
          <table:table-cell office:value-type="float" office:value="0.0762372953605602" calcext:value-type="float">
            <text:p>0.0762372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328231615210036" calcext:value-type="float">
            <text:p>0.3282316152</text:p>
          </table:table-cell>
          <table:table-cell office:value-type="float" office:value="0.479887828688603" calcext:value-type="float">
            <text:p>0.4798878287</text:p>
          </table:table-cell>
          <table:table-cell office:value-type="float" office:value="0.326872104937801" calcext:value-type="float">
            <text:p>0.3268721049</text:p>
          </table:table-cell>
          <table:table-cell office:value-type="float" office:value="0.40425881965826" calcext:value-type="float">
            <text:p>0.4042588197</text:p>
          </table:table-cell>
          <table:table-cell office:value-type="float" office:value="0.322668519735307" calcext:value-type="float">
            <text:p>0.3226685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0.431112020127596" calcext:value-type="float">
            <text:p>0.4311120201</text:p>
          </table:table-cell>
          <table:table-cell office:value-type="float" office:value="0.382983181983251" calcext:value-type="float">
            <text:p>0.382983182</text:p>
          </table:table-cell>
          <table:table-cell office:value-type="float" office:value="0.36582577547443" calcext:value-type="float">
            <text:p>0.3658257755</text:p>
          </table:table-cell>
          <table:table-cell office:value-type="float" office:value="0.306990821010611" calcext:value-type="float">
            <text:p>0.306990821</text:p>
          </table:table-cell>
          <table:table-cell office:value-type="float" office:value="0.581080791354476" calcext:value-type="float">
            <text:p>0.5810807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270569304429895" calcext:value-type="float">
            <text:p>0.2705693044</text:p>
          </table:table-cell>
          <table:table-cell office:value-type="float" office:value="0.268469482579106" calcext:value-type="float">
            <text:p>0.2684694826</text:p>
          </table:table-cell>
          <table:table-cell office:value-type="float" office:value="0.248117944939833" calcext:value-type="float">
            <text:p>0.2481179449</text:p>
          </table:table-cell>
          <table:table-cell office:value-type="float" office:value="0.28999604057775" calcext:value-type="float">
            <text:p>0.2899960406</text:p>
          </table:table-cell>
          <table:table-cell office:value-type="float" office:value="0.201723000710035" calcext:value-type="float">
            <text:p>0.2017230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G</text:p>
          </table:table-cell>
          <table:table-cell office:value-type="float" office:value="0.373449709347455" calcext:value-type="float">
            <text:p>0.3734497093</text:p>
          </table:table-cell>
          <table:table-cell office:value-type="float" office:value="0.560417702089937" calcext:value-type="float">
            <text:p>0.5604177021</text:p>
          </table:table-cell>
          <table:table-cell office:value-type="float" office:value="0.307395269669487" calcext:value-type="float">
            <text:p>0.3073952697</text:p>
          </table:table-cell>
          <table:table-cell office:value-type="float" office:value="0.477481011948777" calcext:value-type="float">
            <text:p>0.4774810119</text:p>
          </table:table-cell>
          <table:table-cell office:value-type="float" office:value="0.752977290240239" calcext:value-type="float">
            <text:p>0.7529772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H</text:p>
          </table:table-cell>
          <table:table-cell office:value-type="float" office:value="0.068874426765169" calcext:value-type="float">
            <text:p>0.0688744268</text:p>
          </table:table-cell>
          <table:table-cell office:value-type="float" office:value="0.169644845704104" calcext:value-type="float">
            <text:p>0.1696448457</text:p>
          </table:table-cell>
          <table:table-cell office:value-type="float" office:value="0.103311908814538" calcext:value-type="float">
            <text:p>0.1033119088</text:p>
          </table:table-cell>
          <table:table-cell office:value-type="float" office:value="0.127460853246455" calcext:value-type="float">
            <text:p>0.1274608532</text:p>
          </table:table-cell>
          <table:table-cell office:value-type="float" office:value="0.207082942898329" calcext:value-type="float">
            <text:p>0.2070829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0.50663979044432" calcext:value-type="float">
            <text:p>0.5066397904</text:p>
          </table:table-cell>
          <table:table-cell office:value-type="float" office:value="0.341099967853879" calcext:value-type="float">
            <text:p>0.3410999679</text:p>
          </table:table-cell>
          <table:table-cell office:value-type="float" office:value="0.343808483431988" calcext:value-type="float">
            <text:p>0.3438084834</text:p>
          </table:table-cell>
          <table:table-cell office:value-type="float" office:value="0.613258459875143" calcext:value-type="float">
            <text:p>0.6132584599</text:p>
          </table:table-cell>
          <table:table-cell office:value-type="float" office:value="0.216667780693867" calcext:value-type="float">
            <text:p>0.2166677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0.506270160247011" calcext:value-type="float">
            <text:p>0.5062701602</text:p>
          </table:table-cell>
          <table:table-cell office:value-type="float" office:value="0.179052797535391" calcext:value-type="float">
            <text:p>0.1790527975</text:p>
          </table:table-cell>
          <table:table-cell office:value-type="float" office:value="0.364978956549721" calcext:value-type="float">
            <text:p>0.3649789565</text:p>
          </table:table-cell>
          <table:table-cell office:value-type="float" office:value="0.380032217764608" calcext:value-type="float">
            <text:p>0.3800322178</text:p>
          </table:table-cell>
          <table:table-cell office:value-type="float" office:value="0.110982332369385" calcext:value-type="float">
            <text:p>0.1109823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L</text:p>
          </table:table-cell>
          <table:table-cell office:value-type="float" office:value="0.506023740115472" calcext:value-type="float">
            <text:p>0.5060237401</text:p>
          </table:table-cell>
          <table:table-cell office:value-type="float" office:value="0.620129396366062" calcext:value-type="float">
            <text:p>0.6201293964</text:p>
          </table:table-cell>
          <table:table-cell office:value-type="float" office:value="0.580070963425891" calcext:value-type="float">
            <text:p>0.5800709634</text:p>
          </table:table-cell>
          <table:table-cell office:value-type="float" office:value="0.673282577999714" calcext:value-type="float">
            <text:p>0.673282578</text:p>
          </table:table-cell>
          <table:table-cell office:value-type="float" office:value="0.78873125754333" calcext:value-type="float">
            <text:p>0.7887312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0.101155463996787" calcext:value-type="float">
            <text:p>0.101155464</text:p>
          </table:table-cell>
          <table:table-cell office:value-type="float" office:value="0.127624489419757" calcext:value-type="float">
            <text:p>0.1276244894</text:p>
          </table:table-cell>
          <table:table-cell office:value-type="float" office:value="0.112626916986341" calcext:value-type="float">
            <text:p>0.112626917</text:p>
          </table:table-cell>
          <table:table-cell office:value-type="float" office:value="0.183507469567591" calcext:value-type="float">
            <text:p>0.1835074696</text:p>
          </table:table-cell>
          <table:table-cell office:value-type="float" office:value="0.104298169169865" calcext:value-type="float">
            <text:p>0.1042981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0.292007855873793" calcext:value-type="float">
            <text:p>0.2920078559</text:p>
          </table:table-cell>
          <table:table-cell office:value-type="float" office:value="0.222664002817448" calcext:value-type="float">
            <text:p>0.2226640028</text:p>
          </table:table-cell>
          <table:table-cell office:value-type="float" office:value="0.298080261497684" calcext:value-type="float">
            <text:p>0.2980802615</text:p>
          </table:table-cell>
          <table:table-cell office:value-type="float" office:value="0.350020158702322" calcext:value-type="float">
            <text:p>0.3500201587</text:p>
          </table:table-cell>
          <table:table-cell office:value-type="float" office:value="0.10524404132074" calcext:value-type="float">
            <text:p>0.1052440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0.172494092077346" calcext:value-type="float">
            <text:p>0.1724940921</text:p>
          </table:table-cell>
          <table:table-cell office:value-type="float" office:value="0.364688418509583" calcext:value-type="float">
            <text:p>0.3646884185</text:p>
          </table:table-cell>
          <table:table-cell office:value-type="float" office:value="0.312476183217743" calcext:value-type="float">
            <text:p>0.3124761832</text:p>
          </table:table-cell>
          <table:table-cell office:value-type="float" office:value="0.282583423580439" calcext:value-type="float">
            <text:p>0.2825834236</text:p>
          </table:table-cell>
          <table:table-cell office:value-type="float" office:value="0.516193961804421" calcext:value-type="float">
            <text:p>0.5161939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Q</text:p>
          </table:table-cell>
          <table:table-cell office:value-type="float" office:value="0.114585361165666" calcext:value-type="float">
            <text:p>0.1145853612</text:p>
          </table:table-cell>
          <table:table-cell office:value-type="float" office:value="0.271870608022487" calcext:value-type="float">
            <text:p>0.271870608</text:p>
          </table:table-cell>
          <table:table-cell office:value-type="float" office:value="0.196461990532564" calcext:value-type="float">
            <text:p>0.1964619905</text:p>
          </table:table-cell>
          <table:table-cell office:value-type="float" office:value="0.257995230613747" calcext:value-type="float">
            <text:p>0.2579952306</text:p>
          </table:table-cell>
          <table:table-cell office:value-type="float" office:value="0.19409296535964" calcext:value-type="float">
            <text:p>0.1940929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0.171138781353882" calcext:value-type="float">
            <text:p>0.1711387814</text:p>
          </table:table-cell>
          <table:table-cell office:value-type="float" office:value="0.51845220266758" calcext:value-type="float">
            <text:p>0.5184522027</text:p>
          </table:table-cell>
          <table:table-cell office:value-type="float" office:value="0.204083360854948" calcext:value-type="float">
            <text:p>0.2040833609</text:p>
          </table:table-cell>
          <table:table-cell office:value-type="float" office:value="0.258356821686786" calcext:value-type="float">
            <text:p>0.2583568217</text:p>
          </table:table-cell>
          <table:table-cell office:value-type="float" office:value="0.718484485804981" calcext:value-type="float">
            <text:p>0.7184844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</text:p>
          </table:table-cell>
          <table:table-cell office:value-type="float" office:value="0.366426735598591" calcext:value-type="float">
            <text:p>0.3664267356</text:p>
          </table:table-cell>
          <table:table-cell office:value-type="float" office:value="0.517601921306734" calcext:value-type="float">
            <text:p>0.5176019213</text:p>
          </table:table-cell>
          <table:table-cell office:value-type="float" office:value="0.520793638696238" calcext:value-type="float">
            <text:p>0.5207936387</text:p>
          </table:table-cell>
          <table:table-cell office:value-type="float" office:value="0.517798416592691" calcext:value-type="float">
            <text:p>0.5177984166</text:p>
          </table:table-cell>
          <table:table-cell office:value-type="float" office:value="0.391528012319039" calcext:value-type="float">
            <text:p>0.3915280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272540665482207" calcext:value-type="float">
            <text:p>0.2725406655</text:p>
          </table:table-cell>
          <table:table-cell office:value-type="float" office:value="0.436605764578485" calcext:value-type="float">
            <text:p>0.4366057646</text:p>
          </table:table-cell>
          <table:table-cell office:value-type="float" office:value="0.392923981065129" calcext:value-type="float">
            <text:p>0.3929239811</text:p>
          </table:table-cell>
          <table:table-cell office:value-type="float" office:value="0.526115011272602" calcext:value-type="float">
            <text:p>0.5261150113</text:p>
          </table:table-cell>
          <table:table-cell office:value-type="float" office:value="0.25954731820022" calcext:value-type="float">
            <text:p>0.2595473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V</text:p>
          </table:table-cell>
          <table:table-cell office:value-type="float" office:value="0.347082755272775" calcext:value-type="float">
            <text:p>0.3470827553</text:p>
          </table:table-cell>
          <table:table-cell office:value-type="float" office:value="0.534634976954632" calcext:value-type="float">
            <text:p>0.534634977</text:p>
          </table:table-cell>
          <table:table-cell office:value-type="float" office:value="0.410707178484025" calcext:value-type="float">
            <text:p>0.4107071785</text:p>
          </table:table-cell>
          <table:table-cell office:value-type="float" office:value="0.49284863255296" calcext:value-type="float">
            <text:p>0.4928486326</text:p>
          </table:table-cell>
          <table:table-cell office:value-type="float" office:value="0.61172704904284" calcext:value-type="float">
            <text:p>0.6117270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W</text:p>
          </table:table-cell>
          <table:table-cell office:value-type="float" office:value="0.0325274573631567" calcext:value-type="float">
            <text:p>0.0325274574</text:p>
          </table:table-cell>
          <table:table-cell office:value-type="float" office:value="0.104145752488033" calcext:value-type="float">
            <text:p>0.1041457525</text:p>
          </table:table-cell>
          <table:table-cell office:value-type="float" office:value="0.0609709625790717" calcext:value-type="float">
            <text:p>0.0609709626</text:p>
          </table:table-cell>
          <table:table-cell office:value-type="float" office:value="0.0696062815601208" calcext:value-type="float">
            <text:p>0.0696062816</text:p>
          </table:table-cell>
          <table:table-cell office:value-type="float" office:value="0.0722646323268833" calcext:value-type="float">
            <text:p>0.0722646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0.217712186214765" calcext:value-type="float">
            <text:p>0.2177121862</text:p>
          </table:table-cell>
          <table:table-cell office:value-type="float" office:value="0.111907998459619" calcext:value-type="float">
            <text:p>0.1119079985</text:p>
          </table:table-cell>
          <table:table-cell office:value-type="float" office:value="0.200696085156111" calcext:value-type="float">
            <text:p>0.2006960852</text:p>
          </table:table-cell>
          <table:table-cell office:value-type="float" office:value="0.207914866997764" calcext:value-type="float">
            <text:p>0.207914867</text:p>
          </table:table-cell>
          <table:table-cell office:value-type="float" office:value="0.166347382267293" calcext:value-type="float">
            <text:p>0.1663473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0.0342523982839302" calcext:value-type="float">
            <text:p>0.0342523983</text:p>
          </table:table-cell>
          <table:table-cell office:value-type="float" office:value="0.102856616231268" calcext:value-type="float">
            <text:p>0.1028566162</text:p>
          </table:table-cell>
          <table:table-cell office:value-type="float" office:value="0.0533495922566878" calcext:value-type="float">
            <text:p>0.0533495923</text:p>
          </table:table-cell>
          <table:table-cell office:value-type="float" office:value="0.0656287797566854" calcext:value-type="float">
            <text:p>0.0656287798</text:p>
          </table:table-cell>
          <table:table-cell office:value-type="float" office:value="0.121260809742231" calcext:value-type="float">
            <text:p>0.121260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0.00566766302539852" calcext:value-type="float">
            <text:p>0.005667663</text:p>
          </table:table-cell>
          <table:table-cell office:value-type="float" office:value="0.0300067035085352" calcext:value-type="float">
            <text:p>0.0300067035</text:p>
          </table:table-cell>
          <table:table-cell office:value-type="float" office:value="0.0220172920424426" calcext:value-type="float">
            <text:p>0.022017292</text:p>
          </table:table-cell>
          <table:table-cell office:value-type="float" office:value="0.00271193304779692" calcext:value-type="float">
            <text:p>0.002711933</text:p>
          </table:table-cell>
          <table:table-cell office:value-type="float" office:value="0.0167104079987994" calcext:value-type="float">
            <text:p>0.016710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</text:p>
          </table:table-cell>
          <table:table-cell office:value-type="float" office:value="0.0343756083496997" calcext:value-type="float">
            <text:p>0.0343756083</text:p>
          </table:table-cell>
          <table:table-cell office:value-type="float" office:value="0.069201931400397" calcext:value-type="float">
            <text:p>0.0692019314</text:p>
          </table:table-cell>
          <table:table-cell office:value-type="float" office:value="0.0533495922566878" calcext:value-type="float">
            <text:p>0.0533495923</text:p>
          </table:table-cell>
          <table:table-cell office:value-type="float" office:value="0.045741270739508" calcext:value-type="float">
            <text:p>0.0457412707</text:p>
          </table:table-cell>
          <table:table-cell office:value-type="float" office:value="0.0372043046011005" calcext:value-type="float">
            <text:p>0.0372043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0.0492840263078132" calcext:value-type="float">
            <text:p>0.0492840263</text:p>
          </table:table-cell>
          <table:table-cell office:value-type="float" office:value="0.0585322717433401" calcext:value-type="float">
            <text:p>0.0585322717</text:p>
          </table:table-cell>
          <table:table-cell office:value-type="float" office:value="0.0702859707508743" calcext:value-type="float">
            <text:p>0.0702859708</text:p>
          </table:table-cell>
          <table:table-cell office:value-type="float" office:value="0.0444757019838694" calcext:value-type="float">
            <text:p>0.044475702</text:p>
          </table:table-cell>
          <table:table-cell office:value-type="float" office:value="0.0674091552857228" calcext:value-type="float">
            <text:p>0.0674091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</text:p>
          </table:table-cell>
          <table:table-cell office:value-type="float" office:value="0.026120533943141" calcext:value-type="float">
            <text:p>0.0261205339</text:p>
          </table:table-cell>
          <table:table-cell office:value-type="float" office:value="0.0678030814196517" calcext:value-type="float">
            <text:p>0.0678030814</text:p>
          </table:table-cell>
          <table:table-cell office:value-type="float" office:value="0.0601241436543624" calcext:value-type="float">
            <text:p>0.0601241437</text:p>
          </table:table-cell>
          <table:table-cell office:value-type="float" office:value="0.0565890029306957" calcext:value-type="float">
            <text:p>0.0565890029</text:p>
          </table:table-cell>
          <table:table-cell office:value-type="float" office:value="0.0303309669714057" calcext:value-type="float">
            <text:p>0.030330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G</text:p>
          </table:table-cell>
          <table:table-cell office:value-type="float" office:value="0.0416450022301022" calcext:value-type="float">
            <text:p>0.0416450022</text:p>
          </table:table-cell>
          <table:table-cell office:value-type="float" office:value="0.0757573264082031" calcext:value-type="float">
            <text:p>0.0757573264</text:p>
          </table:table-cell>
          <table:table-cell office:value-type="float" office:value="0.0567368679555251" calcext:value-type="float">
            <text:p>0.056736868</text:p>
          </table:table-cell>
          <table:table-cell office:value-type="float" office:value="0.0582161627593738" calcext:value-type="float">
            <text:p>0.0582161628</text:p>
          </table:table-cell>
          <table:table-cell office:value-type="float" office:value="0.0930738196461429" calcext:value-type="float">
            <text:p>0.0930738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0.0103496455246408" calcext:value-type="float">
            <text:p>0.0103496455</text:p>
          </table:table-cell>
          <table:table-cell office:value-type="float" office:value="0.0467380464154881" calcext:value-type="float">
            <text:p>0.0467380464</text:p>
          </table:table-cell>
          <table:table-cell office:value-type="float" office:value="0.0237109298918612" calcext:value-type="float">
            <text:p>0.0237109299</text:p>
          </table:table-cell>
          <table:table-cell office:value-type="float" office:value="0.0414021778630329" calcext:value-type="float">
            <text:p>0.0414021779</text:p>
          </table:table-cell>
          <table:table-cell office:value-type="float" office:value="0.0169626405723662" calcext:value-type="float">
            <text:p>0.0169626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0.0570462604512938" calcext:value-type="float">
            <text:p>0.0570462605</text:p>
          </table:table-cell>
          <table:table-cell office:value-type="float" office:value="0.0987697800130121" calcext:value-type="float">
            <text:p>0.09876978</text:p>
          </table:table-cell>
          <table:table-cell office:value-type="float" office:value="0.0601241436543624" calcext:value-type="float">
            <text:p>0.0601241437</text:p>
          </table:table-cell>
          <table:table-cell office:value-type="float" office:value="0.0665327574392843" calcext:value-type="float">
            <text:p>0.0665327574</text:p>
          </table:table-cell>
          <table:table-cell office:value-type="float" office:value="0.0382762930387593" calcext:value-type="float">
            <text:p>0.038276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0.055690949727829" calcext:value-type="float">
            <text:p>0.0556909497</text:p>
          </table:table-cell>
          <table:table-cell office:value-type="float" office:value="0.0648408108721912" calcext:value-type="float">
            <text:p>0.0648408109</text:p>
          </table:table-cell>
          <table:table-cell office:value-type="float" office:value="0.0846818924709329" calcext:value-type="float">
            <text:p>0.0846818925</text:p>
          </table:table-cell>
          <table:table-cell office:value-type="float" office:value="0.0291080813796869" calcext:value-type="float">
            <text:p>0.0291080814</text:p>
          </table:table-cell>
          <table:table-cell office:value-type="float" office:value="0.0288806296733966" calcext:value-type="float">
            <text:p>0.0288806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L</text:p>
          </table:table-cell>
          <table:table-cell office:value-type="float" office:value="0.0638228140686181" calcext:value-type="float">
            <text:p>0.0638228141</text:p>
          </table:table-cell>
          <table:table-cell office:value-type="float" office:value="0.163830018333163" calcext:value-type="float">
            <text:p>0.1638300183</text:p>
          </table:table-cell>
          <table:table-cell office:value-type="float" office:value="0.082141435696805" calcext:value-type="float">
            <text:p>0.0821414357</text:p>
          </table:table-cell>
          <table:table-cell office:value-type="float" office:value="0.145721202434954" calcext:value-type="float">
            <text:p>0.1457212024</text:p>
          </table:table-cell>
          <table:table-cell office:value-type="float" office:value="0.0993165758419208" calcext:value-type="float">
            <text:p>0.0993165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M</text:p>
          </table:table-cell>
          <table:table-cell office:value-type="float" office:value="0.0115817461823361" calcext:value-type="float">
            <text:p>0.0115817462</text:p>
          </table:table-cell>
          <table:table-cell office:value-type="float" office:value="0.0479997542412583" calcext:value-type="float">
            <text:p>0.0479997542</text:p>
          </table:table-cell>
          <table:table-cell office:value-type="float" office:value="0.0279450245154079" calcext:value-type="float">
            <text:p>0.0279450245</text:p>
          </table:table-cell>
          <table:table-cell office:value-type="float" office:value="0.0198875090171774" calcext:value-type="float">
            <text:p>0.019887509</text:p>
          </table:table-cell>
          <table:table-cell office:value-type="float" office:value="0.0249079666397198" calcext:value-type="float">
            <text:p>0.0249079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0.0368398096650904" calcext:value-type="float">
            <text:p>0.0368398097</text:p>
          </table:table-cell>
          <table:table-cell office:value-type="float" office:value="0.0649779530271662" calcext:value-type="float">
            <text:p>0.064977953</text:p>
          </table:table-cell>
          <table:table-cell office:value-type="float" office:value="0.0660518761273277" calcext:value-type="float">
            <text:p>0.0660518761</text:p>
          </table:table-cell>
          <table:table-cell office:value-type="float" office:value="0.0379670626691568" calcext:value-type="float">
            <text:p>0.0379670627</text:p>
          </table:table-cell>
          <table:table-cell office:value-type="float" office:value="0.0218181176135267" calcext:value-type="float">
            <text:p>0.0218181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P</text:p>
          </table:table-cell>
          <table:table-cell office:value-type="float" office:value="0.00961038513002358" calcext:value-type="float">
            <text:p>0.0096103851</text:p>
          </table:table-cell>
          <table:table-cell office:value-type="float" office:value="0.0834647155177994" calcext:value-type="float">
            <text:p>0.0834647155</text:p>
          </table:table-cell>
          <table:table-cell office:value-type="float" office:value="0.0355663948377918" calcext:value-type="float">
            <text:p>0.0355663948</text:p>
          </table:table-cell>
          <table:table-cell office:value-type="float" office:value="0.0327239921100828" calcext:value-type="float">
            <text:p>0.0327239921</text:p>
          </table:table-cell>
          <table:table-cell office:value-type="float" office:value="0.0744716673455927" calcext:value-type="float">
            <text:p>0.0744716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Q</text:p>
          </table:table-cell>
          <table:table-cell office:value-type="float" office:value="0.0223010219042855" calcext:value-type="float">
            <text:p>0.0223010219</text:p>
          </table:table-cell>
          <table:table-cell office:value-type="float" office:value="0.081297869469194" calcext:value-type="float">
            <text:p>0.0812978695</text:p>
          </table:table-cell>
          <table:table-cell office:value-type="float" office:value="0.0372600326872105" calcext:value-type="float">
            <text:p>0.0372600327</text:p>
          </table:table-cell>
          <table:table-cell office:value-type="float" office:value="0.0902169727233774" calcext:value-type="float">
            <text:p>0.0902169727</text:p>
          </table:table-cell>
          <table:table-cell office:value-type="float" office:value="0.0266105365112956" calcext:value-type="float">
            <text:p>0.0266105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</text:p>
          </table:table-cell>
          <table:table-cell office:value-type="float" office:value="0.0220546017727464" calcext:value-type="float">
            <text:p>0.0220546018</text:p>
          </table:table-cell>
          <table:table-cell office:value-type="float" office:value="0.121864518910806" calcext:value-type="float">
            <text:p>0.1218645189</text:p>
          </table:table-cell>
          <table:table-cell office:value-type="float" office:value="0.0558900490308157" calcext:value-type="float">
            <text:p>0.055890049</text:p>
          </table:table-cell>
          <table:table-cell office:value-type="float" office:value="0.0605665047341311" calcext:value-type="float">
            <text:p>0.0605665047</text:p>
          </table:table-cell>
          <table:table-cell office:value-type="float" office:value="0.13834956660138" calcext:value-type="float">
            <text:p>0.1383495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0.0299400459819965" calcext:value-type="float">
            <text:p>0.029940046</text:p>
          </table:table-cell>
          <table:table-cell office:value-type="float" office:value="0.119066818949316" calcext:value-type="float">
            <text:p>0.1190668189</text:p>
          </table:table-cell>
          <table:table-cell office:value-type="float" office:value="0.069439151826165" calcext:value-type="float">
            <text:p>0.0694391518</text:p>
          </table:table-cell>
          <table:table-cell office:value-type="float" office:value="0.0683407128044823" calcext:value-type="float">
            <text:p>0.0683407128</text:p>
          </table:table-cell>
          <table:table-cell office:value-type="float" office:value="0.0856329587259228" calcext:value-type="float">
            <text:p>0.0856329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0.0278454748639145" calcext:value-type="float">
            <text:p>0.0278454749</text:p>
          </table:table-cell>
          <table:table-cell office:value-type="float" office:value="0.0961915074994816" calcext:value-type="float">
            <text:p>0.0961915075</text:p>
          </table:table-cell>
          <table:table-cell office:value-type="float" office:value="0.0525027733319784" calcext:value-type="float">
            <text:p>0.0525027733</text:p>
          </table:table-cell>
          <table:table-cell office:value-type="float" office:value="0.0564082073941759" calcext:value-type="float">
            <text:p>0.0564082074</text:p>
          </table:table-cell>
          <table:table-cell office:value-type="float" office:value="0.0542300033168583" calcext:value-type="float">
            <text:p>0.0542300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0.0343756083496997" calcext:value-type="float">
            <text:p>0.0343756083</text:p>
          </table:table-cell>
          <table:table-cell office:value-type="float" office:value="0.092488669315156" calcext:value-type="float">
            <text:p>0.0924886693</text:p>
          </table:table-cell>
          <table:table-cell office:value-type="float" office:value="0.0660518761273277" calcext:value-type="float">
            <text:p>0.0660518761</text:p>
          </table:table-cell>
          <table:table-cell office:value-type="float" office:value="0.0585777538324134" calcext:value-type="float">
            <text:p>0.0585777538</text:p>
          </table:table-cell>
          <table:table-cell office:value-type="float" office:value="0.0790118536697948" calcext:value-type="float">
            <text:p>0.0790118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W</text:p>
          </table:table-cell>
          <table:table-cell office:value-type="float" office:value="0.00726939388040246" calcext:value-type="float">
            <text:p>0.0072693939</text:p>
          </table:table-cell>
          <table:table-cell office:value-type="float" office:value="0.0295404201816201" calcext:value-type="float">
            <text:p>0.0295404202</text:p>
          </table:table-cell>
          <table:table-cell office:value-type="float" office:value="0.00762137032238397" calcext:value-type="float">
            <text:p>0.0076213703</text:p>
          </table:table-cell>
          <table:table-cell office:value-type="float" office:value="0.0182603491884992" calcext:value-type="float">
            <text:p>0.0182603492</text:p>
          </table:table-cell>
          <table:table-cell office:value-type="float" office:value="0.023835978202061" calcext:value-type="float">
            <text:p>0.02383597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0.0280918949954536" calcext:value-type="float">
            <text:p>0.028091895</text:p>
          </table:table-cell>
          <table:table-cell office:value-type="float" office:value="0.0260021525832645" calcext:value-type="float">
            <text:p>0.0260021526</text:p>
          </table:table-cell>
          <table:table-cell office:value-type="float" office:value="0.0338727569883732" calcext:value-type="float">
            <text:p>0.033872757</text:p>
          </table:table-cell>
          <table:table-cell office:value-type="float" office:value="0.0392326314247954" calcext:value-type="float">
            <text:p>0.0392326314</text:p>
          </table:table-cell>
          <table:table-cell office:value-type="float" office:value="0.022385640904052" calcext:value-type="float">
            <text:p>0.0223856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0.180133116155057" calcext:value-type="float">
            <text:p>0.1801331162</text:p>
          </table:table-cell>
          <table:table-cell office:value-type="float" office:value="0.144108976447755" calcext:value-type="float">
            <text:p>0.1441089764</text:p>
          </table:table-cell>
          <table:table-cell office:value-type="float" office:value="0.147346492899423" calcext:value-type="float">
            <text:p>0.1473464929</text:p>
          </table:table-cell>
          <table:table-cell office:value-type="float" office:value="0.259803185978945" calcext:value-type="float">
            <text:p>0.259803186</text:p>
          </table:table-cell>
          <table:table-cell office:value-type="float" office:value="0.205947896317278" calcext:value-type="float">
            <text:p>0.2059478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0.0399200613093287" calcext:value-type="float">
            <text:p>0.0399200613</text:p>
          </table:table-cell>
          <table:table-cell office:value-type="float" office:value="0.023122167328789" calcext:value-type="float">
            <text:p>0.0231221673</text:p>
          </table:table-cell>
          <table:table-cell office:value-type="float" office:value="0.0550432301061064" calcext:value-type="float">
            <text:p>0.0550432301</text:p>
          </table:table-cell>
          <table:table-cell office:value-type="float" office:value="0.0110285277277075" calcext:value-type="float">
            <text:p>0.0110285277</text:p>
          </table:table-cell>
          <table:table-cell office:value-type="float" office:value="0.0187282685873336" calcext:value-type="float">
            <text:p>0.0187282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D</text:p>
          </table:table-cell>
          <table:table-cell office:value-type="float" office:value="0.240998888645207" calcext:value-type="float">
            <text:p>0.2409988886</text:p>
          </table:table-cell>
          <table:table-cell office:value-type="float" office:value="0.119231389535286" calcext:value-type="float">
            <text:p>0.1192313895</text:p>
          </table:table-cell>
          <table:table-cell office:value-type="float" office:value="0.182066068812506" calcext:value-type="float">
            <text:p>0.1820660688</text:p>
          </table:table-cell>
          <table:table-cell office:value-type="float" office:value="0.214423506312476" calcext:value-type="float">
            <text:p>0.2144235063</text:p>
          </table:table-cell>
          <table:table-cell office:value-type="float" office:value="0.0894164473294246" calcext:value-type="float">
            <text:p>0.0894164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0.286956243177243" calcext:value-type="float">
            <text:p>0.2869562432</text:p>
          </table:table-cell>
          <table:table-cell office:value-type="float" office:value="0.108068018120319" calcext:value-type="float">
            <text:p>0.1080680181</text:p>
          </table:table-cell>
          <table:table-cell office:value-type="float" office:value="0.193074714833727" calcext:value-type="float">
            <text:p>0.1930747148</text:p>
          </table:table-cell>
          <table:table-cell office:value-type="float" office:value="0.157653707845261" calcext:value-type="float">
            <text:p>0.1576537078</text:p>
          </table:table-cell>
          <table:table-cell office:value-type="float" office:value="0.12643157750035" calcext:value-type="float">
            <text:p>0.1264315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F</text:p>
          </table:table-cell>
          <table:table-cell office:value-type="float" office:value="0.248391492591379" calcext:value-type="float">
            <text:p>0.2483914926</text:p>
          </table:table-cell>
          <table:table-cell office:value-type="float" office:value="0.0718076323449224" calcext:value-type="float">
            <text:p>0.0718076323</text:p>
          </table:table-cell>
          <table:table-cell office:value-type="float" office:value="0.187993801285471" calcext:value-type="float">
            <text:p>0.1879938013</text:p>
          </table:table-cell>
          <table:table-cell office:value-type="float" office:value="0.183688265104111" calcext:value-type="float">
            <text:p>0.1836882651</text:p>
          </table:table-cell>
          <table:table-cell office:value-type="float" office:value="0.0582657244939269" calcext:value-type="float">
            <text:p>0.0582657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G</text:p>
          </table:table-cell>
          <table:table-cell office:value-type="float" office:value="0.244695190618293" calcext:value-type="float">
            <text:p>0.2446951906</text:p>
          </table:table-cell>
          <table:table-cell office:value-type="float" office:value="0.140378709832434" calcext:value-type="float">
            <text:p>0.1403787098</text:p>
          </table:table-cell>
          <table:table-cell office:value-type="float" office:value="0.158355138920645" calcext:value-type="float">
            <text:p>0.1583551389</text:p>
          </table:table-cell>
          <table:table-cell office:value-type="float" office:value="0.231960673354896" calcext:value-type="float">
            <text:p>0.2319606734</text:p>
          </table:table-cell>
          <table:table-cell office:value-type="float" office:value="0.206578477751195" calcext:value-type="float">
            <text:p>0.2065784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H</text:p>
          </table:table-cell>
          <table:table-cell office:value-type="float" office:value="0.0554445295962899" calcext:value-type="float">
            <text:p>0.0554445296</text:p>
          </table:table-cell>
          <table:table-cell office:value-type="float" office:value="0.0427334954902174" calcext:value-type="float">
            <text:p>0.0427334955</text:p>
          </table:table-cell>
          <table:table-cell office:value-type="float" office:value="0.0728264275250023" calcext:value-type="float">
            <text:p>0.0728264275</text:p>
          </table:table-cell>
          <table:table-cell office:value-type="float" office:value="0.0925673146981347" calcext:value-type="float">
            <text:p>0.0925673147</text:p>
          </table:table-cell>
          <table:table-cell office:value-type="float" office:value="0.0401680373405102" calcext:value-type="float">
            <text:p>0.0401680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</text:p>
          </table:table-cell>
          <table:table-cell office:value-type="float" office:value="0.389343807831725" calcext:value-type="float">
            <text:p>0.3893438078</text:p>
          </table:table-cell>
          <table:table-cell office:value-type="float" office:value="0.0558717139368247" calcext:value-type="float">
            <text:p>0.0558717139</text:p>
          </table:table-cell>
          <table:table-cell office:value-type="float" office:value="0.179525612038378" calcext:value-type="float">
            <text:p>0.179525612</text:p>
          </table:table-cell>
          <table:table-cell office:value-type="float" office:value="0.226175216186263" calcext:value-type="float">
            <text:p>0.2261752162</text:p>
          </table:table-cell>
          <table:table-cell office:value-type="float" office:value="0.0574459686298348" calcext:value-type="float">
            <text:p>0.0574459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K</text:p>
          </table:table-cell>
          <table:table-cell office:value-type="float" office:value="0.397475672172514" calcext:value-type="float">
            <text:p>0.3974756722</text:p>
          </table:table-cell>
          <table:table-cell office:value-type="float" office:value="0.0433094925411125" calcext:value-type="float">
            <text:p>0.0433094925</text:p>
          </table:table-cell>
          <table:table-cell office:value-type="float" office:value="0.207470636553786" calcext:value-type="float">
            <text:p>0.2074706366</text:p>
          </table:table-cell>
          <table:table-cell office:value-type="float" office:value="0.153314614968786" calcext:value-type="float">
            <text:p>0.153314615</text:p>
          </table:table-cell>
          <table:table-cell office:value-type="float" office:value="0.0295742692507053" calcext:value-type="float">
            <text:p>0.0295742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L</text:p>
          </table:table-cell>
          <table:table-cell office:value-type="float" office:value="0.412753720327936" calcext:value-type="float">
            <text:p>0.4127537203</text:p>
          </table:table-cell>
          <table:table-cell office:value-type="float" office:value="0.162129455611473" calcext:value-type="float">
            <text:p>0.1621294556</text:p>
          </table:table-cell>
          <table:table-cell office:value-type="float" office:value="0.326025286013092" calcext:value-type="float">
            <text:p>0.326025286</text:p>
          </table:table-cell>
          <table:table-cell office:value-type="float" office:value="0.358698344455272" calcext:value-type="float">
            <text:p>0.3586983445</text:p>
          </table:table-cell>
          <table:table-cell office:value-type="float" office:value="0.20676765218137" calcext:value-type="float">
            <text:p>0.2067676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</text:p>
          </table:table-cell>
          <table:table-cell office:value-type="float" office:value="0.0724475186724855" calcext:value-type="float">
            <text:p>0.0724475187</text:p>
          </table:table-cell>
          <table:table-cell office:value-type="float" office:value="0.0216684604860537" calcext:value-type="float">
            <text:p>0.0216684605</text:p>
          </table:table-cell>
          <table:table-cell office:value-type="float" office:value="0.0660518761273277" calcext:value-type="float">
            <text:p>0.0660518761</text:p>
          </table:table-cell>
          <table:table-cell office:value-type="float" office:value="0.0737645789000761" calcext:value-type="float">
            <text:p>0.0737645789</text:p>
          </table:table-cell>
          <table:table-cell office:value-type="float" office:value="0.0255385480736368" calcext:value-type="float">
            <text:p>0.0255385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N</text:p>
          </table:table-cell>
          <table:table-cell office:value-type="float" office:value="0.276729807718371" calcext:value-type="float">
            <text:p>0.2767298077</text:p>
          </table:table-cell>
          <table:table-cell office:value-type="float" office:value="0.0535677257332443" calcext:value-type="float">
            <text:p>0.0535677257</text:p>
          </table:table-cell>
          <table:table-cell office:value-type="float" office:value="0.185453344511343" calcext:value-type="float">
            <text:p>0.1854533445</text:p>
          </table:table-cell>
          <table:table-cell office:value-type="float" office:value="0.153676206041825" calcext:value-type="float">
            <text:p>0.153676206</text:p>
          </table:table-cell>
          <table:table-cell office:value-type="float" office:value="0.0344297462918659" calcext:value-type="float">
            <text:p>0.0344297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P</text:p>
          </table:table-cell>
          <table:table-cell office:value-type="float" office:value="0.136393542806873" calcext:value-type="float">
            <text:p>0.1363935428</text:p>
          </table:table-cell>
          <table:table-cell office:value-type="float" office:value="0.0880452634939652" calcext:value-type="float">
            <text:p>0.0880452635</text:p>
          </table:table-cell>
          <table:table-cell office:value-type="float" office:value="0.133797390104074" calcext:value-type="float">
            <text:p>0.1337973901</text:p>
          </table:table-cell>
          <table:table-cell office:value-type="float" office:value="0.121494600541302" calcext:value-type="float">
            <text:p>0.1214946005</text:p>
          </table:table-cell>
          <table:table-cell office:value-type="float" office:value="0.129458368383151" calcext:value-type="float">
            <text:p>0.1294583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Q</text:p>
          </table:table-cell>
          <table:table-cell office:value-type="float" office:value="0.103619665312177" calcext:value-type="float">
            <text:p>0.1036196653</text:p>
          </table:table-cell>
          <table:table-cell office:value-type="float" office:value="0.0874692664430701" calcext:value-type="float">
            <text:p>0.0874692664</text:p>
          </table:table-cell>
          <table:table-cell office:value-type="float" office:value="0.127869657631109" calcext:value-type="float">
            <text:p>0.1278696576</text:p>
          </table:table-cell>
          <table:table-cell office:value-type="float" office:value="0.187484971371027" calcext:value-type="float">
            <text:p>0.1874849714</text:p>
          </table:table-cell>
          <table:table-cell office:value-type="float" office:value="0.0399158047669434" calcext:value-type="float">
            <text:p>0.0399158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0.137872063596108" calcext:value-type="float">
            <text:p>0.1378720636</text:p>
          </table:table-cell>
          <table:table-cell office:value-type="float" office:value="0.151103226351481" calcext:value-type="float">
            <text:p>0.1511032264</text:p>
          </table:table-cell>
          <table:table-cell office:value-type="float" office:value="0.141418760426458" calcext:value-type="float">
            <text:p>0.1414187604</text:p>
          </table:table-cell>
          <table:table-cell office:value-type="float" office:value="0.147167566727113" calcext:value-type="float">
            <text:p>0.1471675667</text:p>
          </table:table-cell>
          <table:table-cell office:value-type="float" office:value="0.186273755579069" calcext:value-type="float">
            <text:p>0.1862737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S</text:p>
          </table:table-cell>
          <table:table-cell office:value-type="float" office:value="0.300262930280352" calcext:value-type="float">
            <text:p>0.3002629303</text:p>
          </table:table-cell>
          <table:table-cell office:value-type="float" office:value="0.113416562164345" calcext:value-type="float">
            <text:p>0.1134165622</text:p>
          </table:table-cell>
          <table:table-cell office:value-type="float" office:value="0.268441599132857" calcext:value-type="float">
            <text:p>0.2684415991</text:p>
          </table:table-cell>
          <table:table-cell office:value-type="float" office:value="0.179710763300676" calcext:value-type="float">
            <text:p>0.1797107633</text:p>
          </table:table-cell>
          <table:table-cell office:value-type="float" office:value="0.105811564611265" calcext:value-type="float">
            <text:p>0.1058115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T</text:p>
          </table:table-cell>
          <table:table-cell office:value-type="float" office:value="0.194055853587015" calcext:value-type="float">
            <text:p>0.1940558536</text:p>
          </table:table-cell>
          <table:table-cell office:value-type="float" office:value="0.0901298242495856" calcext:value-type="float">
            <text:p>0.0901298242</text:p>
          </table:table-cell>
          <table:table-cell office:value-type="float" office:value="0.185453344511343" calcext:value-type="float">
            <text:p>0.1854533445</text:p>
          </table:table-cell>
          <table:table-cell office:value-type="float" office:value="0.190196904418824" calcext:value-type="float">
            <text:p>0.1901969044</text:p>
          </table:table-cell>
          <table:table-cell office:value-type="float" office:value="0.0797685513904951" calcext:value-type="float">
            <text:p>0.0797685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V</text:p>
          </table:table-cell>
          <table:table-cell office:value-type="float" office:value="0.201941297796265" calcext:value-type="float">
            <text:p>0.2019412978</text:p>
          </table:table-cell>
          <table:table-cell office:value-type="float" office:value="0.11454112783514" calcext:value-type="float">
            <text:p>0.1145411278</text:p>
          </table:table-cell>
          <table:table-cell office:value-type="float" office:value="0.168516966017157" calcext:value-type="float">
            <text:p>0.168516966</text:p>
          </table:table-cell>
          <table:table-cell office:value-type="float" office:value="0.21134998219164" calcext:value-type="float">
            <text:p>0.2113499822</text:p>
          </table:table-cell>
          <table:table-cell office:value-type="float" office:value="0.136205589726063" calcext:value-type="float">
            <text:p>0.1362055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W</text:p>
          </table:table-cell>
          <table:table-cell office:value-type="float" office:value="0.0268597943377582" calcext:value-type="float">
            <text:p>0.0268597943</text:p>
          </table:table-cell>
          <table:table-cell office:value-type="float" office:value="0.0281964270628649" calcext:value-type="float">
            <text:p>0.0281964271</text:p>
          </table:table-cell>
          <table:table-cell office:value-type="float" office:value="0.0372600326872105" calcext:value-type="float">
            <text:p>0.0372600327</text:p>
          </table:table-cell>
          <table:table-cell office:value-type="float" office:value="0.039594222497835" calcext:value-type="float">
            <text:p>0.0395942225</text:p>
          </table:table-cell>
          <table:table-cell office:value-type="float" office:value="0.0236468037718859" calcext:value-type="float">
            <text:p>0.023646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0.209210691676667" calcext:value-type="float">
            <text:p>0.2092106917</text:p>
          </table:table-cell>
          <table:table-cell office:value-type="float" office:value="0.046024907209618" calcext:value-type="float">
            <text:p>0.0460249072</text:p>
          </table:table-cell>
          <table:table-cell office:value-type="float" office:value="0.152427406447679" calcext:value-type="float">
            <text:p>0.1524274064</text:p>
          </table:table-cell>
          <table:table-cell office:value-type="float" office:value="0.130534377367292" calcext:value-type="float">
            <text:p>0.1305343774</text:p>
          </table:table-cell>
          <table:table-cell office:value-type="float" office:value="0.0484286541248223" calcext:value-type="float">
            <text:p>0.04842865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18:11.270421378</meta:creation-date>
    <dc:date>2018-05-30T18:34:40.332295571</dc:date>
    <meta:editing-duration>PT55M37S</meta:editing-duration>
    <meta:editing-cycles>6</meta:editing-cycles>
    <meta:generator>LibreOffice/5.1.6.2$Linux_X86_64 LibreOffice_project/10m0$Build-2</meta:generator>
    <meta:document-statistic meta:table-count="1" meta:cell-count="2547" meta:object-count="0"/>
  </office:meta>
</office:document-meta>
</file>